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Roboto1" svg:font-family="Roboto" style:font-family-generic="system" style:font-pitch="variable"/>
  </office:font-face-decls>
  <office:automatic-styles>
    <style:style style:name="Table1" style:family="table">
      <style:table-properties style:width="7.5417in" fo:margin-left="0in" fo:margin-top="0in" fo:margin-bottom="0in" table:align="left"/>
    </style:style>
    <style:style style:name="Table1.A" style:family="table-column">
      <style:table-column-properties style:column-width="1.1771in"/>
    </style:style>
    <style:style style:name="Table1.B" style:family="table-column">
      <style:table-column-properties style:column-width="6.3639in"/>
    </style:style>
    <style:style style:name="Table1.1" style:family="table-row">
      <style:table-row-properties fo:keep-together="always"/>
    </style:style>
    <style:style style:name="Table1.A1" style:family="table-cell">
      <style:table-cell-properties fo:padding-left="0.0813in" fo:padding-right="0.075in" fo:padding-top="0in" fo:padding-bottom="0in" fo:border="1pt solid #000000"/>
    </style:style>
    <style:style style:name="Table2" style:family="table">
      <style:table-properties style:width="7.4792in" fo:margin-left="0in" fo:margin-top="0in" fo:margin-bottom="0in" table:align="left"/>
    </style:style>
    <style:style style:name="Table2.A" style:family="table-column">
      <style:table-column-properties style:column-width="0.5201in"/>
    </style:style>
    <style:style style:name="Table2.B" style:family="table-column">
      <style:table-column-properties style:column-width="6.9583in"/>
    </style:style>
    <style:style style:name="Table2.1" style:family="table-row">
      <style:table-row-properties fo:keep-together="auto"/>
    </style:style>
    <style:style style:name="Table2.A1" style:family="table-cell">
      <style:table-cell-properties fo:padding-left="0.0813in" fo:padding-right="0.075in" fo:padding-top="0in" fo:padding-bottom="0in" fo:border="1pt solid #000000"/>
    </style:style>
    <style:style style:name="Table3" style:family="table">
      <style:table-properties style:width="7.4792in" fo:margin-left="0in" fo:margin-top="0in" fo:margin-bottom="0in" table:align="left"/>
    </style:style>
    <style:style style:name="Table3.A" style:family="table-column">
      <style:table-column-properties style:column-width="0.5201in"/>
    </style:style>
    <style:style style:name="Table3.B" style:family="table-column">
      <style:table-column-properties style:column-width="6.9583in"/>
    </style:style>
    <style:style style:name="Table3.1" style:family="table-row">
      <style:table-row-properties fo:keep-together="auto"/>
    </style:style>
    <style:style style:name="Table3.A1" style:family="table-cell">
      <style:table-cell-properties fo:padding-left="0.0813in" fo:padding-right="0.075in" fo:padding-top="0in" fo:padding-bottom="0in" fo:border="1pt solid #000000"/>
    </style:style>
    <style:style style:name="Table4" style:family="table">
      <style:table-properties style:width="7.4792in" fo:margin-left="0in" fo:margin-top="0in" fo:margin-bottom="0in" table:align="left"/>
    </style:style>
    <style:style style:name="Table4.A" style:family="table-column">
      <style:table-column-properties style:column-width="0.5201in"/>
    </style:style>
    <style:style style:name="Table4.B" style:family="table-column">
      <style:table-column-properties style:column-width="6.9583in"/>
    </style:style>
    <style:style style:name="Table4.1" style:family="table-row">
      <style:table-row-properties fo:keep-together="auto"/>
    </style:style>
    <style:style style:name="Table4.A1" style:family="table-cell">
      <style:table-cell-properties fo:padding-left="0.0813in" fo:padding-right="0.075in" fo:padding-top="0in" fo:padding-bottom="0in" fo:border="1pt solid #000000"/>
    </style:style>
    <style:style style:name="Table5" style:family="table">
      <style:table-properties style:width="7.5in" fo:margin-left="0in" fo:margin-top="0in" fo:margin-bottom="0in" table:align="left"/>
    </style:style>
    <style:style style:name="Table5.A" style:family="table-column">
      <style:table-column-properties style:column-width="1.5514in"/>
    </style:style>
    <style:style style:name="Table5.B" style:family="table-column">
      <style:table-column-properties style:column-width="5.9479in"/>
    </style:style>
    <style:style style:name="Table5.1" style:family="table-row">
      <style:table-row-properties fo:keep-together="auto"/>
    </style:style>
    <style:style style:name="Table5.A1" style:family="table-cell">
      <style:table-cell-properties fo:padding-left="0.0813in" fo:padding-right="0.075in" fo:padding-top="0in" fo:padding-bottom="0in" fo:border="1pt solid #000000"/>
    </style:style>
    <style:style style:name="Table6" style:family="table">
      <style:table-properties style:width="6.4688in" fo:margin-left="0in" fo:margin-top="0in" fo:margin-bottom="0in" table:align="left"/>
    </style:style>
    <style:style style:name="Table6.A" style:family="table-column">
      <style:table-column-properties style:column-width="1.1556in"/>
    </style:style>
    <style:style style:name="Table6.B" style:family="table-column">
      <style:table-column-properties style:column-width="0.5208in"/>
    </style:style>
    <style:style style:name="Table6.C" style:family="table-column">
      <style:table-column-properties style:column-width="4.7924in"/>
    </style:style>
    <style:style style:name="Table6.1" style:family="table-row">
      <style:table-row-properties fo:keep-together="always"/>
    </style:style>
    <style:style style:name="Table6.A1" style:family="table-cell">
      <style:table-cell-properties fo:padding="0.05in" fo:border="1pt solid #000000"/>
    </style:style>
    <style:style style:name="Table7" style:family="table">
      <style:table-properties style:width="6.4688in" fo:margin-left="0in" fo:margin-top="0in" fo:margin-bottom="0in" table:align="left"/>
    </style:style>
    <style:style style:name="Table7.A" style:family="table-column">
      <style:table-column-properties style:column-width="1.0104in"/>
    </style:style>
    <style:style style:name="Table7.B" style:family="table-column">
      <style:table-column-properties style:column-width="0.5201in"/>
    </style:style>
    <style:style style:name="Table7.C" style:family="table-column">
      <style:table-column-properties style:column-width="4.9382in"/>
    </style:style>
    <style:style style:name="Table7.1" style:family="table-row">
      <style:table-row-properties fo:keep-together="always"/>
    </style:style>
    <style:style style:name="Table7.A1" style:family="table-cell">
      <style:table-cell-properties fo:padding="0.05in" fo:border="1pt solid #000000"/>
    </style:style>
    <style:style style:name="Table8" style:family="table">
      <style:table-properties style:width="7.5208in" fo:margin-left="0in" fo:margin-top="0in" fo:margin-bottom="0in" table:align="left"/>
    </style:style>
    <style:style style:name="Table8.A" style:family="table-column">
      <style:table-column-properties style:column-width="0.9896in"/>
    </style:style>
    <style:style style:name="Table8.B" style:family="table-column">
      <style:table-column-properties style:column-width="0.4792in"/>
    </style:style>
    <style:style style:name="Table8.C" style:family="table-column">
      <style:table-column-properties style:column-width="6.0521in"/>
    </style:style>
    <style:style style:name="Table8.1" style:family="table-row">
      <style:table-row-properties fo:keep-together="always"/>
    </style:style>
    <style:style style:name="Table8.A1" style:family="table-cell">
      <style:table-cell-properties fo:padding="0.05in" fo:border="1pt solid #000000"/>
    </style:style>
    <style:style style:name="Table9" style:family="table">
      <style:table-properties style:width="7.5in" fo:margin-left="0in" fo:margin-top="0in" fo:margin-bottom="0in" table:align="left"/>
    </style:style>
    <style:style style:name="Table9.A" style:family="table-column">
      <style:table-column-properties style:column-width="1.3743in"/>
    </style:style>
    <style:style style:name="Table9.B" style:family="table-column">
      <style:table-column-properties style:column-width="6.125in"/>
    </style:style>
    <style:style style:name="Table9.1" style:family="table-row">
      <style:table-row-properties fo:keep-together="always"/>
    </style:style>
    <style:style style:name="Table9.A1" style:family="table-cell">
      <style:table-cell-properties fo:padding="0.05in" fo:border="1pt solid #000000"/>
    </style:style>
    <style:style style:name="Table10" style:family="table">
      <style:table-properties style:width="7.5in" fo:margin-left="0in" fo:margin-top="0in" fo:margin-bottom="0in" table:align="left"/>
    </style:style>
    <style:style style:name="Table10.A" style:family="table-column">
      <style:table-column-properties style:column-width="1.1035in"/>
    </style:style>
    <style:style style:name="Table10.B" style:family="table-column">
      <style:table-column-properties style:column-width="0.4069in"/>
    </style:style>
    <style:style style:name="Table10.C" style:family="table-column">
      <style:table-column-properties style:column-width="5.9896in"/>
    </style:style>
    <style:style style:name="Table10.1" style:family="table-row">
      <style:table-row-properties fo:keep-together="auto"/>
    </style:style>
    <style:style style:name="Table10.A1" style:family="table-cell">
      <style:table-cell-properties fo:padding-left="0.0813in" fo:padding-right="0.075in" fo:padding-top="0in" fo:padding-bottom="0in" fo:border="1pt solid #000000"/>
    </style:style>
    <style:style style:name="Table11" style:family="table">
      <style:table-properties style:width="7.5in" fo:margin-left="0in" fo:margin-top="0in" fo:margin-bottom="0in" table:align="left"/>
    </style:style>
    <style:style style:name="Table11.A" style:family="table-column">
      <style:table-column-properties style:column-width="1.409in"/>
    </style:style>
    <style:style style:name="Table11.B" style:family="table-column">
      <style:table-column-properties style:column-width="6.0903in"/>
    </style:style>
    <style:style style:name="Table11.1" style:family="table-row">
      <style:table-row-properties style:min-row-height="0.3854in" fo:keep-together="auto"/>
    </style:style>
    <style:style style:name="Table11.A1" style:family="table-cell">
      <style:table-cell-properties fo:background-color="#ffffff" fo:padding-left="0.0833in" fo:padding-right="0.0833in" fo:padding-top="0.0278in" fo:padding-bottom="0.0278in" fo:border="0.75pt solid #000000">
        <style:background-image/>
      </style:table-cell-properties>
    </style:style>
    <style:style style:name="Table11.4" style:family="table-row">
      <style:table-row-properties style:min-row-height="0.5521in" fo:keep-together="auto"/>
    </style:style>
    <style:style style:name="Table11.9" style:family="table-row">
      <style:table-row-properties style:min-row-height="0.7188in" fo:keep-together="auto"/>
    </style:style>
    <style:style style:name="Table11.13" style:family="table-row">
      <style:table-row-properties style:min-row-height="0.8854in" fo:keep-together="auto"/>
    </style:style>
    <style:style style:name="Table11.22" style:family="table-row">
      <style:table-row-properties style:min-row-height="0.2188in"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style="italic" style:font-size-asian="10pt" style:font-style-asian="italic" style:font-size-complex="10pt" style:font-style-complex="italic"/>
    </style:style>
    <style:style style:name="P9" style:family="paragraph" style:parent-style-name="Standard">
      <style:paragraph-properties fo:line-height="100%" fo:text-align="center" style:justify-single-word="false" fo:orphans="0" fo:widows="0"/>
    </style:style>
    <style:style style:name="P10" style:family="paragraph" style:parent-style-name="Standard">
      <style:paragraph-properties fo:line-height="100%" fo:orphans="0" fo:widows="0"/>
    </style:style>
    <style:style style:name="P11" style:family="paragraph" style:parent-style-name="Standard">
      <style:paragraph-properties>
        <style:tab-stops>
          <style:tab-stop style:position="-0.5in"/>
          <style:tab-stop style:position="8in" style:type="right"/>
        </style:tab-stops>
      </style:paragraph-properties>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orphans="0" fo:widows="0"/>
    </style:style>
    <style:style style:name="P14" style:family="paragraph" style:parent-style-name="Standard">
      <style:paragraph-properties fo:margin-left="0.4165in" fo:margin-right="0.4165in" fo:margin-top="0.1665in" fo:margin-bottom="0.1665in" loext:contextual-spacing="false" fo:line-height="100%" fo:text-indent="0in" style:auto-text-indent="false"/>
    </style:style>
    <style:style style:name="P15" style:family="paragraph" style:parent-style-name="Standard">
      <style:paragraph-properties fo:margin-left="0.4165in" fo:margin-right="0.4165in" fo:margin-top="0.1665in" fo:margin-bottom="0.1665in" loext:contextual-spacing="false" fo:line-height="100%" fo:text-indent="0in" style:auto-text-indent="false">
        <style:tab-stops>
          <style:tab-stop style:position="-0.5in"/>
          <style:tab-stop style:position="8in" style:type="right"/>
        </style:tab-stops>
      </style:paragraph-properties>
    </style:style>
    <style:style style:name="P16" style:family="paragraph" style:parent-style-name="Standard" style:list-style-name="WWNum8">
      <style:paragraph-properties fo:margin-left="0.9165in" fo:margin-right="0.4165in" fo:margin-top="0.1665in" fo:margin-bottom="0in" loext:contextual-spacing="false" fo:line-height="100%" fo:text-indent="-0.25in" style:auto-text-indent="false">
        <style:tab-stops>
          <style:tab-stop style:position="-0.5in"/>
          <style:tab-stop style:position="8in" style:type="right"/>
        </style:tab-stops>
      </style:paragraph-properties>
    </style:style>
    <style:style style:name="P17" style:family="paragraph" style:parent-style-name="Standard" style:list-style-name="WWNum8">
      <style:paragraph-properties fo:margin-left="0.9165in" fo:margin-right="0.4165in" fo:margin-top="0in" fo:margin-bottom="0in" loext:contextual-spacing="false" fo:line-height="100%" fo:text-indent="-0.25in" style:auto-text-indent="false">
        <style:tab-stops>
          <style:tab-stop style:position="-0.5in"/>
          <style:tab-stop style:position="8in" style:type="right"/>
        </style:tab-stops>
      </style:paragraph-properties>
    </style:style>
    <style:style style:name="P18" style:family="paragraph" style:parent-style-name="Standard" style:list-style-name="WWNum8">
      <style:paragraph-properties fo:margin-left="0.9165in" fo:margin-right="0.4165in" fo:margin-top="0in" fo:margin-bottom="0.1665in" loext:contextual-spacing="false" fo:line-height="100%" fo:text-indent="-0.25in" style:auto-text-indent="false">
        <style:tab-stops>
          <style:tab-stop style:position="-0.5in"/>
          <style:tab-stop style:position="8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12pt" fo:font-weight="bold" style:font-size-asian="12pt" style:font-weight-asian="bold" style:font-size-complex="12pt" style:font-weight-complex="bold"/>
    </style:style>
    <style:style style:name="P20" style:family="paragraph" style:parent-style-name="Standard">
      <style:paragraph-properties fo:margin-top="0.1665in" fo:margin-bottom="0.1665in" loext:contextual-spacing="false" fo:line-height="100%"/>
    </style:style>
    <style:style style:name="P21" style:family="paragraph" style:parent-style-name="Standard">
      <style:paragraph-properties fo:margin-top="0.1665in" fo:margin-bottom="0.1665in" loext:contextual-spacing="false" fo:line-height="100%">
        <style:tab-stops>
          <style:tab-stop style:position="-0.5in"/>
          <style:tab-stop style:position="8in" style:type="right"/>
        </style:tab-stops>
      </style:paragraph-properties>
    </style:style>
    <style:style style:name="P22" style:family="paragraph" style:parent-style-name="Standard">
      <style:paragraph-properties fo:margin-top="0.1665in" fo:margin-bottom="0.1665in" loext:contextual-spacing="false" fo:line-height="100%"/>
      <style:text-properties fo:font-weight="bold" style:font-weight-asian="bold" style:font-weight-complex="bold"/>
    </style:style>
    <style:style style:name="P23"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6">
      <style:paragraph-properties fo:margin-left="0.5in" fo:margin-right="0in" fo:margin-top="0.1665in" fo:margin-bottom="0in" loext:contextual-spacing="false" fo:line-height="100%" fo:text-indent="-0.25in" style:auto-text-indent="false">
        <style:tab-stops>
          <style:tab-stop style:position="-0.5in"/>
          <style:tab-stop style:position="8in" style:type="right"/>
        </style:tab-stops>
      </style:paragraph-properties>
    </style:style>
    <style:style style:name="P28" style:family="paragraph" style:parent-style-name="Standard" style:list-style-name="WWNum22">
      <style:paragraph-properties fo:margin-left="0.5in" fo:margin-right="0in" fo:margin-top="0.1665in" fo:margin-bottom="0in" loext:contextual-spacing="false" fo:line-height="100%" fo:text-indent="-0.25in" style:auto-text-indent="false">
        <style:tab-stops>
          <style:tab-stop style:position="-0.5in"/>
          <style:tab-stop style:position="8in" style:type="right"/>
        </style:tab-stops>
      </style:paragraph-properties>
    </style:style>
    <style:style style:name="P29"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30">
      <style:paragraph-properties fo:margin-left="0.5in" fo:margin-right="0in" fo:margin-top="0.1665in" fo:margin-bottom="0in" loext:contextual-spacing="false" fo:line-height="100%" fo:text-indent="-0.25in" style:auto-text-indent="false"/>
    </style:style>
    <style:style style:name="P31"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32"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33"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34"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36"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38"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40"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42" style:family="paragraph" style:parent-style-name="Standard" style:list-style-name="WWNum6">
      <style:paragraph-properties fo:margin-left="0.5in" fo:margin-right="0in" fo:margin-top="0in" fo:margin-bottom="0in" loext:contextual-spacing="false" fo:line-height="100%" fo:text-indent="-0.25in" style:auto-text-indent="false">
        <style:tab-stops>
          <style:tab-stop style:position="-0.5in"/>
          <style:tab-stop style:position="8in" style:type="right"/>
        </style:tab-stops>
      </style:paragraph-properties>
    </style:style>
    <style:style style:name="P43"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44" style:family="paragraph" style:parent-style-name="Standard" style:list-style-name="WWNum30">
      <style:paragraph-properties fo:margin-left="0.5in" fo:margin-right="0in" fo:margin-top="0in" fo:margin-bottom="0in" loext:contextual-spacing="false" fo:line-height="100%" fo:text-indent="-0.25in" style:auto-text-indent="false"/>
    </style:style>
    <style:style style:name="P45"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46"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50"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51"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52"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53"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54"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55"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56" style:family="paragraph" style:parent-style-name="Standard" style:list-style-name="WWNum6">
      <style:paragraph-properties fo:margin-left="0.5in" fo:margin-right="0in" fo:margin-top="0in" fo:margin-bottom="0.1665in" loext:contextual-spacing="false" fo:line-height="100%" fo:text-indent="-0.25in" style:auto-text-indent="false">
        <style:tab-stops>
          <style:tab-stop style:position="-0.5in"/>
          <style:tab-stop style:position="8in" style:type="right"/>
        </style:tab-stops>
      </style:paragraph-properties>
    </style:style>
    <style:style style:name="P57" style:family="paragraph" style:parent-style-name="Standard" style:list-style-name="WWNum22">
      <style:paragraph-properties fo:margin-left="0.5in" fo:margin-right="0in" fo:margin-top="0in" fo:margin-bottom="0.1665in" loext:contextual-spacing="false" fo:line-height="100%" fo:text-indent="-0.25in" style:auto-text-indent="false">
        <style:tab-stops>
          <style:tab-stop style:position="-0.5in"/>
          <style:tab-stop style:position="8in" style:type="right"/>
        </style:tab-stops>
      </style:paragraph-properties>
    </style:style>
    <style:style style:name="P58"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59"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61"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62"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63"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64"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65"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66" style:family="paragraph" style:parent-style-name="Standard" style:list-style-name="WWNum14">
      <style:paragraph-properties fo:margin-left="0.5in" fo:margin-right="0in" fo:text-indent="-0.25in" style:auto-text-indent="false"/>
    </style:style>
    <style:style style:name="P67" style:family="paragraph" style:parent-style-name="Standard" style:list-style-name="WWNum19">
      <style:paragraph-properties fo:margin-left="0.5in" fo:margin-right="0in" fo:text-indent="-0.25in" style:auto-text-indent="false"/>
    </style:style>
    <style:style style:name="P68" style:family="paragraph" style:parent-style-name="Standard" style:list-style-name="WWNum31">
      <style:paragraph-properties fo:margin-left="0.5in" fo:margin-right="0in" fo:text-indent="-0.25in" style:auto-text-indent="false"/>
    </style:style>
    <style:style style:name="P69" style:family="paragraph" style:parent-style-name="Standard" style:list-style-name="WWNum25">
      <style:paragraph-properties fo:margin-left="0.5in" fo:margin-right="0in" fo:text-indent="-0.25in" style:auto-text-indent="false"/>
    </style:style>
    <style:style style:name="P70" style:family="paragraph" style:parent-style-name="Standard" style:list-style-name="WWNum32">
      <style:paragraph-properties fo:margin-left="0.5in" fo:margin-right="0in" fo:text-indent="-0.25in" style:auto-text-indent="false"/>
    </style:style>
    <style:style style:name="P71" style:family="paragraph" style:parent-style-name="Standard" style:list-style-name="WWNum3">
      <style:paragraph-properties fo:margin-left="0.5in" fo:margin-right="0in" fo:text-indent="-0.25in" style:auto-text-indent="false"/>
    </style:style>
    <style:style style:name="P72" style:family="paragraph" style:parent-style-name="Standard" style:list-style-name="WWNum28">
      <style:paragraph-properties fo:margin-left="0.5in" fo:margin-right="0in" fo:text-indent="-0.25in" style:auto-text-indent="false"/>
    </style:style>
    <style:style style:name="P73" style:family="paragraph" style:parent-style-name="Standard" style:list-style-name="WWNum21">
      <style:paragraph-properties fo:margin-left="0.5in" fo:margin-right="0in" fo:text-indent="-0.25in" style:auto-text-indent="false"/>
    </style:style>
    <style:style style:name="P74" style:family="paragraph" style:parent-style-name="Standard" style:list-style-name="WWNum7">
      <style:paragraph-properties fo:margin-left="0.5in" fo:margin-right="0in" fo:text-indent="-0.25in" style:auto-text-indent="false"/>
    </style:style>
    <style:style style:name="P75" style:family="paragraph" style:parent-style-name="Standard" style:list-style-name="WWNum9">
      <style:paragraph-properties fo:margin-left="0.5in" fo:margin-right="0in" fo:text-indent="-0.25in" style:auto-text-indent="false"/>
    </style:style>
    <style:style style:name="P76" style:family="paragraph" style:parent-style-name="Standard" style:list-style-name="WWNum11">
      <style:paragraph-properties fo:margin-left="0.5in" fo:margin-right="0in" fo:text-indent="-0.25in" style:auto-text-indent="false"/>
    </style:style>
    <style:style style:name="P77" style:family="paragraph" style:parent-style-name="Standard" style:list-style-name="WWNum24">
      <style:paragraph-properties fo:margin-left="0.5in" fo:margin-right="0in" fo:text-indent="-0.25in" style:auto-text-indent="false"/>
    </style:style>
    <style:style style:name="P78" style:family="paragraph" style:parent-style-name="Standard" style:list-style-name="WWNum27">
      <style:paragraph-properties fo:margin-left="0.5in" fo:margin-right="0in" fo:text-indent="-0.25in" style:auto-text-indent="false"/>
    </style:style>
    <style:style style:name="P79" style:family="paragraph" style:parent-style-name="Standard" style:list-style-name="WWNum1">
      <style:paragraph-properties fo:margin-left="0.5in" fo:margin-right="0in" fo:text-indent="-0.25in" style:auto-text-indent="false"/>
    </style:style>
    <style:style style:name="P80" style:family="paragraph" style:parent-style-name="Standard" style:list-style-name="WWNum18">
      <style:paragraph-properties fo:margin-left="0.5in" fo:margin-right="0in" fo:text-indent="-0.25in" style:auto-text-indent="false"/>
    </style:style>
    <style:style style:name="P81" style:family="paragraph" style:parent-style-name="Standard" style:list-style-name="WWNum10">
      <style:paragraph-properties fo:margin-left="0.5in" fo:margin-right="0in" fo:text-indent="-0.25in" style:auto-text-indent="false"/>
    </style:style>
    <style:style style:name="P82" style:family="paragraph" style:parent-style-name="Standard" style:master-page-name="Converted10">
      <style:paragraph-properties fo:text-align="center" style:justify-single-word="false" style:page-number="1"/>
    </style:style>
    <style:style style:name="P83" style:family="paragraph" style:parent-style-name="Standard">
      <style:paragraph-properties fo:margin-top="0in" fo:margin-bottom="0.1665in" loext:contextual-spacing="false" fo:line-height="100%"/>
    </style:style>
    <style:style style:name="P84" style:family="paragraph" style:parent-style-name="Standard">
      <style:paragraph-properties fo:margin-top="0in" fo:margin-bottom="0.1665in" loext:contextual-spacing="false" fo:line-height="100%">
        <style:tab-stops>
          <style:tab-stop style:position="-0.5in"/>
          <style:tab-stop style:position="8in" style:type="right"/>
        </style:tab-stops>
      </style:paragraph-properties>
    </style:style>
    <style:style style:name="P85" style:family="paragraph" style:parent-style-name="Standard">
      <style:paragraph-properties fo:margin-top="0.1665in" fo:margin-bottom="0.028in" loext:contextual-spacing="false" fo:line-height="100%"/>
    </style:style>
    <style:style style:name="P86" style:family="paragraph" style:parent-style-name="Standard" style:master-page-name="Converted26">
      <style:paragraph-properties fo:text-align="center" style:justify-single-word="false" style:page-number="1"/>
    </style:style>
    <style:style style:name="P87" style:family="paragraph" style:parent-style-name="Standard">
      <style:paragraph-properties fo:margin-left="0.5in" fo:margin-right="0in" fo:text-indent="0in" style:auto-text-indent="false">
        <style:tab-stops>
          <style:tab-stop style:position="-0.5in"/>
          <style:tab-stop style:position="8in" style:type="right"/>
        </style:tab-stops>
      </style:paragraph-properties>
    </style:style>
    <style:style style:name="P88" style:family="paragraph" style:parent-style-name="Standard" style:list-style-name="WWNum15">
      <style:paragraph-properties fo:margin-left="1in" fo:margin-right="0in" fo:margin-top="0in" fo:margin-bottom="0in" loext:contextual-spacing="false" fo:line-height="100%" fo:text-indent="-0.25in" style:auto-text-indent="false"/>
    </style:style>
    <style:style style:name="P89" style:family="paragraph" style:parent-style-name="Standard" style:list-style-name="WWNum15">
      <style:paragraph-properties fo:margin-left="1in" fo:margin-right="0in" fo:margin-top="0in" fo:margin-bottom="0in" loext:contextual-spacing="false" fo:line-height="100%" fo:text-indent="-0.25in" style:auto-text-indent="false"/>
    </style:style>
    <style:style style:name="P90" style:family="paragraph" style:parent-style-name="Standard" style:list-style-name="WWNum15">
      <style:paragraph-properties fo:margin-left="1in" fo:margin-right="0in" fo:margin-top="0in" fo:margin-bottom="0.1665in" loext:contextual-spacing="false" fo:line-height="100%" fo:text-indent="-0.25in" style:auto-text-indent="false"/>
    </style:style>
    <style:style style:name="P91" style:family="paragraph" style:parent-style-name="Standard" style:list-style-name="WWNum15">
      <style:paragraph-properties fo:margin-left="1.5in" fo:margin-right="0in" fo:margin-top="0in" fo:margin-bottom="0in" loext:contextual-spacing="false" fo:line-height="100%" fo:text-indent="-0.25in" style:auto-text-indent="false"/>
    </style:style>
    <style:style style:name="P92" style:family="paragraph" style:parent-style-name="Standard" style:list-style-name="WWNum15">
      <style:paragraph-properties fo:margin-left="1.5in" fo:margin-right="0in" fo:margin-top="0in" fo:margin-bottom="0in" loext:contextual-spacing="false" fo:line-height="100%" fo:text-indent="-0.25in" style:auto-text-indent="false"/>
    </style:style>
    <style:style style:name="P93" style:family="paragraph" style:parent-style-name="Standard" style:master-page-name="Converted38">
      <style:paragraph-properties fo:text-align="center" style:justify-single-word="false" style:page-number="1"/>
    </style:style>
    <style:style style:name="P94" style:family="paragraph" style:parent-style-name="Standard" style:master-page-name="Converted42">
      <style:paragraph-properties style:page-number="1"/>
    </style:style>
    <style:style style:name="P95" style:family="paragraph" style:parent-style-name="Standard" style:master-page-name="Converted46">
      <style:paragraph-properties fo:text-align="center" style:justify-single-word="false" style:page-number="1"/>
    </style:style>
    <style:style style:name="P96" style:family="paragraph" style:parent-style-name="Standard" style:master-page-name="Converted50">
      <style:paragraph-properties fo:text-align="center" style:justify-single-word="false" style:page-number="1"/>
    </style:style>
    <style:style style:name="P97" style:family="paragraph" style:parent-style-name="Standard" style:master-page-name="Converted54">
      <style:paragraph-properties fo:text-align="center" style:justify-single-word="false" style:page-number="1"/>
    </style:style>
    <style:style style:name="P98" style:family="paragraph" style:parent-style-name="Standard" style:master-page-name="Converted58">
      <style:paragraph-properties fo:text-align="center" style:justify-single-word="false" style:page-number="1"/>
    </style:style>
    <style:style style:name="P99" style:family="paragraph" style:parent-style-name="Standard" style:master-page-name="Converted62">
      <style:paragraph-properties style:page-number="1"/>
    </style:style>
    <style:style style:name="P100" style:family="paragraph" style:parent-style-name="Standard" style:master-page-name="Converted66">
      <style:paragraph-properties fo:text-align="center" style:justify-single-word="false" style:page-number="1"/>
    </style:style>
    <style:style style:name="P101" style:family="paragraph" style:parent-style-name="Standard" style:master-page-name="Converted74">
      <style:paragraph-properties style:page-number="1"/>
    </style:style>
    <style:style style:name="P102" style:family="paragraph" style:parent-style-name="Standard" style:master-page-name="Converted78">
      <style:paragraph-properties style:page-number="1"/>
    </style:style>
    <style:style style:name="P103" style:family="paragraph" style:parent-style-name="Standard" style:master-page-name="Converted86">
      <style:paragraph-properties fo:text-align="center" style:justify-single-word="false" style:page-number="1"/>
    </style:style>
    <style:style style:name="P104" style:family="paragraph" style:parent-style-name="Standard" style:master-page-name="Converted90">
      <style:paragraph-properties fo:text-align="center" style:justify-single-word="false" style:page-number="1"/>
    </style:style>
    <style:style style:name="P105" style:family="paragraph" style:parent-style-name="Standard" style:master-page-name="Converted94">
      <style:paragraph-properties fo:text-align="center" style:justify-single-word="false" style:page-number="1"/>
    </style:style>
    <style:style style:name="P106" style:family="paragraph" style:parent-style-name="Standard" style:master-page-name="Converted98">
      <style:paragraph-properties fo:text-align="center" style:justify-single-word="false" style:page-number="1"/>
    </style:style>
    <style:style style:name="P107" style:family="paragraph" style:parent-style-name="Standard" style:master-page-name="Converted102">
      <style:paragraph-properties fo:text-align="center" style:justify-single-word="false" style:page-number="1"/>
    </style:style>
    <style:style style:name="P108" style:family="paragraph" style:parent-style-name="Standard" style:master-page-name="Converted106">
      <style:paragraph-properties fo:text-align="center" style:justify-single-word="false" style:page-number="1"/>
    </style:style>
    <style:style style:name="P109" style:family="paragraph" style:parent-style-name="Standard" style:master-page-name="Converted110">
      <style:paragraph-properties style:page-number="1"/>
    </style:style>
    <style:style style:name="P110" style:family="paragraph" style:parent-style-name="Heading_20_1" style:master-page-name="Converted6">
      <style:paragraph-properties fo:margin-top="0.3335in" fo:margin-bottom="0.0835in" loext:contextual-spacing="false" fo:line-height="100%" fo:keep-together="auto" style:page-number="1" fo:keep-with-next="auto"/>
    </style:style>
    <style:style style:name="P111" style:family="paragraph" style:parent-style-name="Heading_20_1" style:master-page-name="Converted22">
      <style:paragraph-properties style:page-number="1"/>
    </style:style>
    <style:style style:name="P112" style:family="paragraph" style:parent-style-name="Heading_20_1" style:master-page-name="Converted30">
      <style:paragraph-properties fo:text-align="center" style:justify-single-word="false" style:page-number="1"/>
    </style:style>
    <style:style style:name="P113" style:family="paragraph" style:parent-style-name="Heading_20_1" style:master-page-name="Converted70">
      <style:paragraph-properties fo:text-align="center" style:justify-single-word="false" style:page-number="1"/>
    </style:style>
    <style:style style:name="P114" style:family="paragraph" style:parent-style-name="Heading_20_3">
      <style:paragraph-properties fo:margin-top="0.1945in" fo:margin-bottom="0.0555in" loext:contextual-spacing="false" fo:line-height="100%" fo:keep-together="auto" fo:keep-with-next="auto"/>
    </style:style>
    <style:style style:name="P115" style:family="paragraph" style:parent-style-name="Heading_20_3" style:master-page-name="Converted14">
      <style:paragraph-properties fo:margin-top="0.1945in" fo:margin-bottom="0.0555in" loext:contextual-spacing="false" fo:line-height="100%" fo:keep-together="auto" style:page-number="1" fo:keep-with-next="auto"/>
    </style:style>
    <style:style style:name="P116" style:family="paragraph" style:parent-style-name="Heading_20_2" style:master-page-name="Converted2">
      <style:paragraph-properties fo:margin-left="0in" fo:margin-right="0.5in" fo:margin-top="0.25in" fo:margin-bottom="0.0555in" loext:contextual-spacing="false" fo:line-height="100%" fo:text-indent="0in" style:auto-text-indent="false" style:page-number="1">
        <style:tab-stops>
          <style:tab-stop style:position="-0.5in"/>
          <style:tab-stop style:position="8in" style:type="right"/>
        </style:tab-stops>
      </style:paragraph-properties>
    </style:style>
    <style:style style:name="P117" style:family="paragraph" style:parent-style-name="Heading_20_2">
      <style:paragraph-properties fo:margin-left="0in" fo:margin-right="0.4165in" fo:margin-top="0.25in" fo:margin-bottom="0.0555in" loext:contextual-spacing="false" fo:line-height="100%" fo:keep-together="auto" fo:text-indent="0in" style:auto-text-indent="false" fo:keep-with-next="auto">
        <style:tab-stops>
          <style:tab-stop style:position="-0.5in"/>
          <style:tab-stop style:position="8in" style:type="right"/>
        </style:tab-stops>
      </style:paragraph-properties>
    </style:style>
    <style:style style:name="P118" style:family="paragraph" style:parent-style-name="Heading_20_2" style:master-page-name="Converted18">
      <style:paragraph-properties fo:margin-top="0.1945in" fo:margin-bottom="0.0835in" loext:contextual-spacing="false" fo:line-height="100%" fo:text-align="center" style:justify-single-word="false" fo:keep-together="auto" style:page-number="1" fo:keep-with-next="auto">
        <style:tab-stops>
          <style:tab-stop style:position="-0.5in"/>
          <style:tab-stop style:position="8in" style:type="right"/>
        </style:tab-stops>
      </style:paragraph-properties>
    </style:style>
    <style:style style:name="P119" style:family="paragraph" style:parent-style-name="Heading_20_2">
      <style:paragraph-properties fo:margin-top="0.1665in" fo:margin-bottom="0.028in" loext:contextual-spacing="false" fo:line-height="100%"/>
    </style:style>
    <style:style style:name="P120" style:family="paragraph" style:parent-style-name="Heading_20_2">
      <style:paragraph-properties fo:margin-top="0.25in" fo:margin-bottom="0.0555in" loext:contextual-spacing="false" fo:line-height="100%" fo:keep-together="auto" fo:keep-with-next="auto"/>
    </style:style>
    <style:style style:name="P121" style:family="paragraph" style:parent-style-name="Heading_20_2" style:master-page-name="Converted34">
      <style:paragraph-properties fo:margin-top="0.25in" fo:margin-bottom="0.0555in" loext:contextual-spacing="false" fo:line-height="100%" fo:keep-together="auto" style:page-number="1" fo:keep-with-next="auto"/>
    </style:style>
    <style:style style:name="P122" style:family="paragraph" style:parent-style-name="Heading_20_2" style:master-page-name="Converted82">
      <style:paragraph-properties fo:margin-top="0.25in" fo:margin-bottom="0.0555in" loext:contextual-spacing="false" fo:line-height="100%" fo:keep-together="auto" style:page-number="1" fo:keep-with-next="auto"/>
    </style:style>
    <style:style style:name="P123" style:family="paragraph" style:parent-style-name="Title"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24" style:family="paragraph" style:parent-style-name="Title" style:master-page-name="Converted4">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25" style:family="paragraph" style:parent-style-name="Title" style:master-page-name="Converted8">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26" style:family="paragraph" style:parent-style-name="Title" style:master-page-name="Converted12">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27" style:family="paragraph" style:parent-style-name="Title" style:master-page-name="Converted16">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28" style:family="paragraph" style:parent-style-name="Title" style:master-page-name="Converted20">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29" style:family="paragraph" style:parent-style-name="Title" style:master-page-name="Converted24">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30" style:family="paragraph" style:parent-style-name="Title" style:master-page-name="Converted28">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31" style:family="paragraph" style:parent-style-name="Title" style:master-page-name="Converted32">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32" style:family="paragraph" style:parent-style-name="Title" style:master-page-name="Converted36">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33" style:family="paragraph" style:parent-style-name="Title" style:master-page-name="Converted40">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34" style:family="paragraph" style:parent-style-name="Title" style:master-page-name="Converted44">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35" style:family="paragraph" style:parent-style-name="Title" style:master-page-name="Converted48">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36" style:family="paragraph" style:parent-style-name="Title" style:master-page-name="Converted52">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37" style:family="paragraph" style:parent-style-name="Title" style:master-page-name="Converted56">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38" style:family="paragraph" style:parent-style-name="Title" style:master-page-name="Converted60">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39" style:family="paragraph" style:parent-style-name="Title" style:master-page-name="Converted64">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40" style:family="paragraph" style:parent-style-name="Title" style:master-page-name="Converted68">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41" style:family="paragraph" style:parent-style-name="Title" style:master-page-name="Converted72">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42" style:family="paragraph" style:parent-style-name="Title" style:master-page-name="Converted76">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43" style:family="paragraph" style:parent-style-name="Title" style:master-page-name="Converted80">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44" style:family="paragraph" style:parent-style-name="Title" style:master-page-name="Converted84">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45" style:family="paragraph" style:parent-style-name="Title" style:master-page-name="Converted88">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46" style:family="paragraph" style:parent-style-name="Title" style:master-page-name="Converted92">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47" style:family="paragraph" style:parent-style-name="Title" style:master-page-name="Converted96">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48" style:family="paragraph" style:parent-style-name="Title" style:master-page-name="Converted100">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49" style:family="paragraph" style:parent-style-name="Title" style:master-page-name="Converted104">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50" style:family="paragraph" style:parent-style-name="Title" style:master-page-name="Converted108">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26pt"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 style:family="text">
      <style:text-properties fo:font-size="17pt" fo:font-weight="bold" style:font-size-asian="17pt" style:font-weight-asian="bold" style:font-size-complex="17pt"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23pt" fo:font-weight="bold" style:font-size-asian="23pt" style:font-weight-asian="bold" style:font-size-complex="23pt" style:font-weight-complex="bold"/>
    </style:style>
    <style:style style:name="T10" style:family="text">
      <style:text-properties fo:color="#000000" fo:font-size="13pt" fo:font-weight="bold" style:font-size-asian="13pt" style:font-weight-asian="bold" style:font-size-complex="13pt" style:font-weight-complex="bold"/>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style:font-size-asian="16pt" style:font-size-complex="16pt"/>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4pt" fo:font-weight="bold" style:font-size-asian="14pt" style:font-weight-asian="bold" style:font-size-complex="14pt" style:font-weight-complex="bold"/>
    </style:style>
    <style:style style:name="T17" style:family="text">
      <style:text-properties style:text-line-through-style="solid" style:text-line-through-type="single"/>
    </style:style>
    <style:style style:name="T18" style:family="text">
      <style:text-properties fo:color="#434343" style:font-name="Roboto" fo:font-size="10pt" style:font-name-asian="Roboto1" style:font-size-asian="10pt" style:font-name-complex="Roboto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text:bookmark text:name="_73h2jii8sdik"/><text:span text:style-name="T1">TTRPG</text:span></text:p>
      <text:p text:style-name="P116"><text:bookmark text:name="_2job7gyqbi98"/><text:span text:style-name="T3">Design Intentions</text:span></text:p>
      <text:p text:style-name="P15">This game aims for simplicity, speed, and a narrative focus. Players must work together to achieve every victory. Advantages are gained through creativity and narrative intent, not number fiddling and trying to break the game's rules. The emphasis is on roleplaying.</text:p>
      <text:p text:style-name="P15">I wanted to create more interesting narratives from combat and to speed it up. My first thought was to make combat happen in parallel. Everyone goes at the same time. There is no initiative. No rolling to hit. No rolling for damage. You only have 1 number you care about.</text:p>
      <text:p text:style-name="P15">My second thought was to make combat messier. You don't just deal damage and take damage. You get wounded, you get stunned, you bleed, you freak out. This should be the default, not some special ability a monster might have. You're not playing poker. You're playing Russian roulette. And every chamber is loaded with a different bad outcome.<text:line-break/><text:line-break/>As the GM, this guide tries to make your job as easy as possible so you can have a stress free and fun experience alongside your players. Combat encounters are easy to design. Creating new characters, items, and quests should be seamless.</text:p>
      <text:p text:style-name="P15">Everything should be simple for a GM to do. The easier it is to run a game, the more it can feel less like a game of rules to be enforced and the more it can feel like a story unfolding.</text:p>
      <text:p text:style-name="P117"><text:bookmark text:name="_r5eazxzgkbvn"/><text:span text:style-name="T3">Player Archetypes &amp; Play Styles</text:span></text:p>
      <text:p text:style-name="P15"><text:span text:style-name="T4">Embrace Every Player Type</text:span></text:p>
      <text:p text:style-name="P15">Players come with different motivations:<text:line-break/></text:p>
      <text:list xml:id="list2816456818" text:style-name="WWNum8">
        <text:list-item>
          <text:p text:style-name="P16"><text:span text:style-name="T6">Storytellers</text:span> thrive on wounds, stress, downtime, and exploration.<text:line-break/></text:p>
        </text:list-item>
        <text:list-item>
          <text:p text:style-name="P17"><text:span text:style-name="T6">Problem-Solvers</text:span> will love environmental creativity and off-the-wall ideas.<text:line-break/></text:p>
        </text:list-item>
        <text:list-item>
          <text:p text:style-name="P18"><text:span text:style-name="T6">Casual Players</text:span> will appreciate straightforward dice rolls, flash cards for abilities, and thematic gear.<text:line-break/></text:p>
        </text:list-item>
      </text:list>
      <text:p text:style-name="P15">Make sure every session offers some hooks for each style, and encourage them to lean into their character’s strengths.<text:bookmark text:name="_9bupdqr52bai"/></text:p>
      <text:p text:style-name="P124"><text:span text:style-name="T1">Player Primer</text:span></text:p>
      <text:p text:style-name="P110"><text:bookmark text:name="_kz3165jqbxrg"/><text:span text:style-name="T9">Player Primer</text:span></text:p>
      <text:p text:style-name="P114"><text:bookmark text:name="_faxbrmnmzi1r"/><text:span text:style-name="T10">Welcome to Employment</text:span></text:p>
      <text:p text:style-name="P20">You’re not a hero. You’re not the chosen one. You’re a disposable hireling in service to a monster. Your employer is grotesque, powerful, and utterly indifferent to your survival. You’ll be sent on strange jobs: some are petty, some are cruel, most are dangerous. Failure means suffering. Success means the chance to grow into something stranger. And maybe someday you’ll get to pay off your debt. Please ignore the pile of corpses who all thought the same.</text:p>
      <text:p text:style-name="P20">You’ll start small with a disturbing “gift” from your employer. The gift makes you dangerous to friends &amp; foes alike.</text:p>
      <text:p text:style-name="P114"><text:bookmark text:name="_78he9khy3dfz"/><text:span text:style-name="T10">What You Do</text:span></text:p>
      <text:p text:style-name="P20">You and your group will carry out jobs, missions, errands, or atrocities. Some are subtle, some are violent, some are downright bizarre. Expect to:</text:p>
      <text:list xml:id="list4268330624" text:style-name="WWNum5">
        <text:list-item>
          <text:p text:style-name="P23">Face combat that can bleed, wound, dismember, and traumatize you.</text:p>
        </text:list-item>
        <text:list-item>
          <text:p text:style-name="P38">Spend your blood, stamina, and sanity to scrape through.</text:p>
        </text:list-item>
        <text:list-item>
          <text:p text:style-name="P52">Make choices that scar you or the people around you.</text:p>
        </text:list-item>
      </text:list>
      <text:p text:style-name="P20">You’ll describe what your character does. The GM will set the stage and tell you when to roll dice or draw cards. There’s no grid, no inch-by-inch measurements—just the chaos of combat and the consequences of choice.</text:p>
      <text:p text:style-name="P114"><text:bookmark text:name="_yalqvqppctft"/><text:span text:style-name="T10">How the Game Feels</text:span></text:p>
      <text:list xml:id="list1149721868" text:style-name="WWNum17">
        <text:list-item>
          <text:p text:style-name="P24"><text:span text:style-name="T6">Fast and sharp.</text:span> Battles are around 2-7 rounds long with each round lasting 2-3 minutes.</text:p>
        </text:list-item>
        <text:list-item>
          <text:p text:style-name="P39"><text:span text:style-name="T6">Diabolical.</text:span> Wounds, dismemberment, and panic are part of your story.</text:p>
        </text:list-item>
        <text:list-item>
          <text:p text:style-name="P39"><text:span text:style-name="T6">Risky.</text:span> Resources deplete quickly. You’ll decide when to push your luck and when to retreat.</text:p>
        </text:list-item>
        <text:list-item>
          <text:p text:style-name="P53"><text:span text:style-name="T6">Collaborative.</text:span> Victory comes from teamwork. Combining abilities, leaning on allies, and making sacrifices. Lone wolves won’t last long.</text:p>
        </text:list-item>
      </text:list>
      <text:p text:style-name="P114"><text:bookmark text:name="_4ho03y1xtlgg"/><text:span text:style-name="T10">Consequences</text:span></text:p>
      <text:p text:style-name="P20">This game works best when players embrace the horror, laugh at the absurdity, and let consequences shape their character.</text:p>
      <text:p text:style-name="P114"><text:bookmark text:name="_5d3rva9q3b9q"/><text:span text:style-name="T10">How to Be a Good Player</text:span></text:p>
      <text:list xml:id="list1546481996" text:style-name="WWNum12">
        <text:list-item>
          <text:p text:style-name="P25"><text:span text:style-name="T6">Be Bold.</text:span> Don’t hoard your tokens or second-guess every risk.</text:p>
        </text:list-item>
        <text:list-item>
          <text:p text:style-name="P40"><text:span text:style-name="T6">Share the Table.</text:span> Give everyone spotlight moments, whether in combat or downtime.</text:p>
        </text:list-item>
        <text:list-item>
          <text:p text:style-name="P40"><text:span text:style-name="T6">Accept Your Fate.</text:span> Wounds, Stress, and Panic keep the stakes high and make victory all the sweeter.</text:p>
        </text:list-item>
        <text:list-item>
          <text:p text:style-name="P54"><text:soft-page-break/><text:span text:style-name="T6">Collaborate.</text:span> You’re all stuck in the same nightmare.<text:bookmark text:name="_vtvmyf5xisoh"/></text:p>
        </text:list-item>
      </text:list>
      <text:p text:style-name="P125"><text:span text:style-name="T1">Stress</text:span></text:p>
      <text:p text:style-name="P82"><text:span text:style-name="T11">Stress</text:span></text:p>
      <text:p text:style-name="P5"/>
      <text:p text:style-name="Standard"><text:span text:style-name="T13">Stress is accumulated as you lose rounds, suffer wounds, dismemberment, or bleed. If you spend or lose all of your Stamina Tokens, you gain Stress. Traumatic moments outside of combat can also stress you out.</text:span></text:p>
      <text:p text:style-name="P6"/>
      <text:p text:style-name="Standard"><text:span text:style-name="T13">Stress accumulates when you:</text:span></text:p>
      <text:p text:style-name="Standard"><text:span text:style-name="T13"><text:tab/>– Flee combat</text:span></text:p>
      <text:p text:style-name="Standard"><text:span text:style-name="T13"><text:tab/>– Suffer wounds, dismemberment, or bleeding</text:span></text:p>
      <text:p text:style-name="Standard"><text:span text:style-name="T13"><text:tab/>– Spend or lose all of your </text:span><text:span text:style-name="T14">Stamina Tokens</text:span></text:p>
      <text:p text:style-name="Standard"><text:span text:style-name="T14"><text:tab/>– </text:span><text:span text:style-name="T13">Endure traumatic moments outside of combat</text:span></text:p>
      <text:p text:style-name="P6"/>
      <text:p text:style-name="Standard"><text:span text:style-name="T13">Some </text:span><text:span text:style-name="T14">Combat Cards</text:span> will cause you to <text:span text:style-name="T6">Panic. </text:span>You’ll roll 2D6, then add your <text:span text:style-name="T6">Stress </text:span>and subtract your <text:span text:style-name="T6">Resolve</text:span>.</text:p>
      <text:p text:style-name="P5"/>
      <text:p text:style-name="P1"><text:span text:style-name="T7">Panic Attack (2D6 + Stress - Resolve)</text:span><text:bookmark text:name="_xvpn0ffp6qrn"/></text:p>
      <table:table table:name="Table1" table:style-name="Table1">
        <table:table-column table:style-name="Table1.A"/>
        <table:table-column table:style-name="Table1.B"/>
        <text:soft-page-break/>
        <table:table-row table:style-name="Table1.1">
          <table:table-cell table:style-name="Table1.A1" office:value-type="string">
            <text:p text:style-name="P9"><text:span text:style-name="T14">Stress Total</text:span></text:p>
          </table:table-cell>
          <table:table-cell table:style-name="Table1.A1" office:value-type="string">
            <text:p text:style-name="P9"><text:span text:style-name="T14">Result</text:span></text:p>
          </table:table-cell>
        </table:table-row>
        <table:table-row table:style-name="Table1.1">
          <table:table-cell table:style-name="Table1.A1" office:value-type="string">
            <text:p text:style-name="P9"><text:span text:style-name="T14">1-5</text:span></text:p>
          </table:table-cell>
          <table:table-cell table:style-name="Table1.A1" office:value-type="string">
            <text:p text:style-name="P10"><text:span text:style-name="T14">Steady Nerves</text:span><text:span text:style-name="T13"> - No effect as you steel yourself and press on.</text:span></text:p>
          </table:table-cell>
        </table:table-row>
        <table:table-row table:style-name="Table1.1">
          <table:table-cell table:style-name="Table1.A1" office:value-type="string">
            <text:p text:style-name="P9"><text:span text:style-name="T14">6-7</text:span></text:p>
          </table:table-cell>
          <table:table-cell table:style-name="Table1.A1" office:value-type="string">
            <text:p text:style-name="P10"><text:span text:style-name="T14">Shaken - </text:span><text:span text:style-name="T13">Ignore the next Positive Card result you take.</text:span></text:p>
          </table:table-cell>
        </table:table-row>
        <table:table-row table:style-name="Table1.1">
          <table:table-cell table:style-name="Table1.A1" office:value-type="string">
            <text:p text:style-name="P9"><text:span text:style-name="T14">8-9</text:span></text:p>
          </table:table-cell>
          <table:table-cell table:style-name="Table1.A1" office:value-type="string">
            <text:p text:style-name="P10"><text:span text:style-name="T14">Jittery - </text:span><text:span text:style-name="T13">Lose 1 Stamina Token.</text:span></text:p>
          </table:table-cell>
        </table:table-row>
        <table:table-row table:style-name="Table1.1">
          <table:table-cell table:style-name="Table1.A1" office:value-type="string">
            <text:p text:style-name="P9"><text:span text:style-name="T14">10-11</text:span></text:p>
          </table:table-cell>
          <table:table-cell table:style-name="Table1.A1" office:value-type="string">
            <text:p text:style-name="P10"><text:span text:style-name="T14">Hesitation - </text:span><text:span text:style-name="T13">You can’t use abilities in your next round of combat.</text:span></text:p>
          </table:table-cell>
        </table:table-row>
        <table:table-row table:style-name="Table1.1">
          <table:table-cell table:style-name="Table1.A1" office:value-type="string">
            <text:p text:style-name="P9"><text:span text:style-name="T14">12-13</text:span></text:p>
          </table:table-cell>
          <table:table-cell table:style-name="Table1.A1" office:value-type="string">
            <text:p text:style-name="P10"><text:span text:style-name="T14">Lash Out - </text:span><text:span text:style-name="T13">You bleed or wound an ally.</text:span></text:p>
          </table:table-cell>
        </table:table-row>
        <table:table-row table:style-name="Table1.1">
          <table:table-cell table:style-name="Table1.A1" office:value-type="string">
            <text:p text:style-name="P9"><text:span text:style-name="T14">14-15</text:span></text:p>
          </table:table-cell>
          <table:table-cell table:style-name="Table1.A1" office:value-type="string">
            <text:p text:style-name="P10"><text:span text:style-name="T14">Despair - </text:span><text:span text:style-name="T13">You cannot reduce your </text:span><text:span text:style-name="T14">Stress</text:span><text:span text:style-name="T13"> for 24 hours.</text:span></text:p>
          </table:table-cell>
        </table:table-row>
        <table:table-row table:style-name="Table1.1">
          <table:table-cell table:style-name="Table1.A1" office:value-type="string">
            <text:p text:style-name="P9"><text:span text:style-name="T14">16-17</text:span></text:p>
          </table:table-cell>
          <table:table-cell table:style-name="Table1.A1" office:value-type="string">
            <text:p text:style-name="P10"><text:span text:style-name="T14">Faint - </text:span><text:span text:style-name="T13">Collapse. You can do nothing until one round passes.</text:span></text:p>
          </table:table-cell>
        </table:table-row>
        <table:table-row table:style-name="Table1.1">
          <table:table-cell table:style-name="Table1.A1" office:value-type="string">
            <text:p text:style-name="P9"><text:span text:style-name="T14">18-19</text:span></text:p>
          </table:table-cell>
          <table:table-cell table:style-name="Table1.A1" office:value-type="string">
            <text:p text:style-name="P10"><text:span text:style-name="T14">Heart Attack - </text:span><text:span text:style-name="T13">Your heart stops and you collapse. You die in 2 rounds unless revived.</text:span></text:p>
          </table:table-cell>
        </table:table-row>
        <table:table-row table:style-name="Table1.1">
          <table:table-cell table:style-name="Table1.A1" office:value-type="string">
            <text:p text:style-name="P9"><text:span text:style-name="T14">20+</text:span></text:p>
          </table:table-cell>
          <table:table-cell table:style-name="Table1.A1" office:value-type="string">
            <text:p text:style-name="P10"><text:span text:style-name="T14">Retirement </text:span><text:span text:style-name="T13">- You’ve seen enough. Your adventuring days are done.</text:span></text:p>
          </table:table-cell>
        </table:table-row>
      </table:table>
      <text:p text:style-name="P126"><text:span text:style-name="T1">Skill Tests</text:span></text:p>
      <text:p text:style-name="P115"><text:bookmark text:name="_92pib95b6bve"/><text:span text:style-name="T10">Skills</text:span></text:p>
      <text:p text:style-name="Standard">Sometimes the GM will ask you to perform a skills check using your Might, Awareness, or Resolve. You simply roll that many dice, and count any 4+ as a success. If the number of successes meets or exceeds a certain value (determined by the GM), you’re good.<text:line-break/><text:line-break/>Example: You want to climb a rope. The GM asks you to perform a Might check (difficulty 2). You have 3 Might and roll 3 dice getting a 1, 2, &amp; 5. You only have 1 success, so you decide to spend a Stamina to reroll one of your failures. You end up getting 2 successes and climb the rope.</text:p>
      <text:p text:style-name="Standard"/>
      <text:p text:style-name="P83"><text:span text:style-name="T6">For the GM: Setting Difficulties</text:span></text:p>
      <text:list xml:id="list1240309192" text:style-name="WWNum2">
        <text:list-item>
          <text:p text:style-name="P26"><text:span text:style-name="T6">Easy (1 Success):</text:span> A task most competent people could do.</text:p>
        </text:list-item>
        <text:list-item>
          <text:p text:style-name="P41"><text:span text:style-name="T6">Standard (2 Successes):</text:span> A challenging task requiring skill and effort.</text:p>
        </text:list-item>
        <text:list-item>
          <text:p text:style-name="P41"><text:span text:style-name="T6">Hard (3 Successes):</text:span> A demanding task that would test an expert.</text:p>
        </text:list-item>
        <text:list-item>
          <text:p text:style-name="P55"><text:span text:style-name="T6">Heroic (4+ Successes):</text:span> A feat that would be legendary.<text:bookmark text:name="_d1k72uw4m7sn"/></text:p>
        </text:list-item>
      </text:list>
      <text:p text:style-name="P127"><text:span text:style-name="T1">Stamina</text:span></text:p>
      <text:p text:style-name="P118"><text:bookmark text:name="_sc0v24qt8mkq"/><text:span text:style-name="T6">Stamina</text:span></text:p>
      <text:p text:style-name="P21">Stamina is a resource you can spend to reroll any d6 roll you make. Each time you roll, you may only reroll with Stamina one time. Any other abilities that would let you reroll can also be used in addition to Stamina.<text:line-break/></text:p>
      <text:p text:style-name="P21"><text:span text:style-name="T7">Recovery</text:span></text:p>
      <text:list xml:id="list2471656451" text:style-name="WWNum6">
        <text:list-item>
          <text:p text:style-name="P27"><text:span text:style-name="T6">Long Rest</text:span>: Fully restore your Stamina<text:line-break/></text:p>
        </text:list-item>
        <text:list-item>
          <text:p text:style-name="P42"><text:span text:style-name="T6">Short Rest:</text:span> Recover half your Stamina, rounded up.<text:line-break/></text:p>
        </text:list-item>
        <text:list-item>
          <text:p text:style-name="P42"><text:span text:style-name="T6">Consumables</text:span>: Food and potions can restore Stamina<text:line-break/></text:p>
        </text:list-item>
        <text:list-item>
          <text:p text:style-name="P56"><text:span text:style-name="T6">Abilities</text:span>: Some abilities can prevent loss of Stamina or restore it</text:p>
        </text:list-item>
      </text:list>
      <text:p text:style-name="P21">If you spend or lose your last Stamina, you gain 1 Stress. If you would lose Stamina when you have none, you gain 1 Stress.<text:bookmark text:name="_ecxhiq2y8ffp"/></text:p>
      <text:p text:style-name="P128"><text:span text:style-name="T1">Magic &amp; Spellcasting</text:span></text:p>
      <text:p text:style-name="P111"><text:bookmark text:name="_m93t0eh8w14n"/><text:span text:style-name="T6">Magic &amp; Spellcasting</text:span></text:p>
      <text:p text:style-name="P20">Magic is a rising tide of energy that you cultivate in combat. While powerful, it requires the most precious resource of all. Time. Every moment you tarry in the heat of battle might be your last. But for those with patience and a high risk tolerance, magic is a potent tool both inside and outside of combat. Will you delay one more round to ensure your spells go off without a hitch, or will you attempt the spell now, risking your own well being?</text:p>
      <text:p text:style-name="P119"><text:bookmark text:name="_l7q05qmwozsh"/><text:span text:style-name="T6">Out-of-Combat Spellcasting</text:span></text:p>
      <text:p text:style-name="P20">To cast a spell outside of combat:</text:p>
      <text:list xml:id="list1544863610" text:style-name="WWNum29">
        <text:list-item>
          <text:p text:style-name="P29">Roll <text:span text:style-name="T6">2d6 </text:span>and add your<text:span text:style-name="T6"> Magic Counters</text:span></text:p>
        </text:list-item>
        <text:list-item>
          <text:p text:style-name="P43">If the result is greater than or equal to the spell’s <text:span text:style-name="T6">Level</text:span>, it succeeds</text:p>
        </text:list-item>
        <text:list-item>
          <text:p text:style-name="P43">If it fails, follow the spell’s specific failure outcome</text:p>
        </text:list-item>
        <text:list-item>
          <text:p text:style-name="P58">Powerful spells typically have a cost (Blood, Gold, Stamina, or Stress)<text:line-break/></text:p>
        </text:list-item>
      </text:list>
      <text:p text:style-name="P119"><text:bookmark text:name="_vn23erefgl6l"/><text:span text:style-name="T6">In-Combat Spellcasting</text:span></text:p>
      <text:p text:style-name="P20">Each round:</text:p>
      <text:list xml:id="list1072950333" text:style-name="WWNum30">
        <text:list-item>
          <text:p text:style-name="P30">You may cast one spell</text:p>
        </text:list-item>
        <text:list-item>
          <text:p text:style-name="P44">You start combat with an amount of <text:span text:style-name="T6">Magic Counters </text:span>equal to your <text:span text:style-name="T6">Prepared</text:span> level.</text:p>
        </text:list-item>
        <text:list-item>
          <text:p text:style-name="P59">You may use <text:span text:style-name="T6">Channeling</text:span> to generate <text:span text:style-name="T6">Magic Counters</text:span> by sacrificing <text:span text:style-name="T6">Power Dice</text:span>.<text:line-break/>With <text:span text:style-name="T6">Channeling </text:span>level 3, you could discard 3 <text:span text:style-name="T6">Power Dice</text:span> to gain 3 <text:span text:style-name="T6">Magic Counters</text:span>.<text:line-break/></text:p>
        </text:list-item>
      </text:list>
      <text:p text:style-name="P20">To cast:</text:p>
      <text:list xml:id="list3022069384" text:style-name="WWNum20">
        <text:list-item>
          <text:p text:style-name="P31">Roll <text:span text:style-name="T6">1d6 + Magic Counters</text:span></text:p>
        </text:list-item>
        <text:list-item>
          <text:p text:style-name="P45">If the result is greater than or equal to the spell’s <text:span text:style-name="T6">Level</text:span>, the spell succeeds</text:p>
        </text:list-item>
        <text:list-item>
          <text:p text:style-name="P60">If not, suffer the spell’s specific consequence<text:line-break/></text:p>
        </text:list-item>
      </text:list>
      <text:p text:style-name="P85">Magic Counter Management</text:p>
      <text:list xml:id="list2331793016" text:style-name="WWNum23">
        <text:list-item>
          <text:p text:style-name="P32"><text:span text:style-name="T6">Channeling X</text:span>: Free Action. Once per round, sacrifice up to X Power Dice to gain that many <text:span text:style-name="T5">Magic Counters</text:span>.</text:p>
        </text:list-item>
        <text:list-item>
          <text:p text:style-name="P46"><text:span text:style-name="T6">Prepared X</text:span>: You always begin combat with at least X Magic Counters.<text:line-break/></text:p>
        </text:list-item>
        <text:list-item>
          <text:p text:style-name="P61">At the end of an encounter, discard your <text:span text:style-name="T6">Channeled</text:span> Magic Counters</text:p>
        </text:list-item>
      </text:list>
      <text:p text:style-name="P14"><text:soft-page-break/><text:span text:style-name="T5">You may spend </text:span><text:span text:style-name="T4">Stamina</text:span><text:span text:style-name="T5"> to reroll any failed dice roll—including spellcasting.</text:span><text:bookmark text:name="_7bmxjhvn652n"/></text:p>
      <text:p text:style-name="P129"><text:span text:style-name="T1">Character Creation</text:span></text:p>
      <text:p text:style-name="P86"><text:span text:style-name="T11">Character Creation</text:span></text:p>
      <text:p text:style-name="Standard"/>
      <text:p text:style-name="Standard">Your typical meatbag minion starts with:<text:line-break/><text:line-break/>3 Blood Tokens</text:p>
      <text:p text:style-name="Standard">6 Stamina Tokens</text:p>
      <text:p text:style-name="Standard">3 Focus Tokens</text:p>
      <text:p text:style-name="Standard">3 Melee Power</text:p>
      <text:p text:style-name="Standard">3 Ranged Power</text:p>
      <text:p text:style-name="Standard">0 Prepared</text:p>
      <text:p text:style-name="Standard">2 Channeling</text:p>
      <text:p text:style-name="Standard">2 + D3 Might</text:p>
      <text:p text:style-name="Standard">2 + D3 Awareness<text:line-break/>2 + D3 Resolve</text:p>
      <text:p text:style-name="Standard">Gold = (16 - Might - Awareness - Resolve) * 50</text:p>
      <text:p text:style-name="Standard"/>
      <text:p text:style-name="Standard">All characters have the following team abilities that they can use together (The whole team must agree to use the ability):<text:line-break/></text:p>
      <text:p text:style-name="Standard">Survive: Roll 1 more Power Dice this round. You cannot apply Positive card effects.<text:line-break/>Regroup: Roll 2 fewer Power Dice this round to roll 2 more next round.<text:line-break/><text:line-break/>You’ll acquire abilities and stats through completing milestones and rolling on the table below. Players should create a wishlist for the GM as to what kind of abilities and items they would like to receive.<text:line-break/><text:line-break/><text:tab/>1 – Increase Power, Prepared Magic, or Channeling<text:line-break/><text:tab/>2 – Increase max Blood Tokens</text:p>
      <text:p text:style-name="Standard"><text:tab/>3 – Increase max Stamina and Focus by 1<text:line-break/><text:tab/>4 – Get a special ability</text:p>
      <text:p text:style-name="Standard"><text:tab/>5 – Get a legendary item</text:p>
      <text:p text:style-name="Standard"><text:tab/>6 – Choose from the above. The GM gets a Doom Point.</text:p>
      <text:p text:style-name="Standard"/>
      <text:p text:style-name="Standard">NOTE: Rolls on this table are for permanent progression and are immune to interference from <text:span text:style-name="T6">Stamina</text:span> and <text:span text:style-name="T6">Drunk Tokens</text:span>.</text:p>
      <text:p text:style-name="Standard"/>
      <text:p text:style-name="Standard"><text:soft-page-break/>Choose a starting “gift” from your employer:<text:line-break/><text:line-break/><text:span text:style-name="T6">Touch</text:span>: You steal the breath and sleep of everything you touch. While touching any creature that breathes, it cannot breathe. After touching any creature that sleeps, it won’t be able to sleep the next night. You recover Stamina for every creature you touch. Your employer feels everything you touch.<text:line-break/><text:line-break/><text:span text:style-name="T6">Sight</text:span>: You have a third eye that can see illusions, invisibility, and lies. You can also see up to 10 feet through walls. When you attempt to sleep and close your third eye, it might hurt. Your employer sees everything you see.<text:line-break/><text:line-break/><text:span text:style-name="T6">Taste</text:span>: When you lick something, you taste its possible future.</text:p>
      <text:p text:style-name="Standard">When you consume part of a once-living thing, you experience flashes of its past – memories, emotions, fears.</text:p>
      <text:p text:style-name="Standard">Your jaw unhinges; your digestion is unnaturally resilient.</text:p>
      <text:p text:style-name="Standard">You can’t always control your cravings.</text:p>
      <text:p text:style-name="Standard"><text:line-break/><text:span text:style-name="T6">Sound</text:span>: You absorb all sounds within arms reach of you. They may be randomly released later, and possibly all at once. Once per day you can release the sounds and speak for 1 minute.</text:p>
      <text:p text:style-name="Standard"/>
      <text:p text:style-name="Standard"><text:span text:style-name="T6">Smell</text:span>: Your ability to smell is greatly enhanced to doglike levels and you can detect the desires of sentient beings. The smell of fear becomes intoxicating.<text:line-break/><text:line-break/><text:span text:style-name="T6">Life</text:span>: You may restore a dead creature to life by touching its corpse, provided it died within the last hour.</text:p>
      <text:p text:style-name="Standard">The resurrected being remains alive only while you maintain physical contact. If contact is broken, it dies immediately.</text:p>
      <text:p text:style-name="Standard">In combat, only one of you may roll Power Dice and use abilities each round.</text:p>
      <text:p text:style-name="Standard">You may only have one such resurrected being at a time.</text:p>
      <text:p text:style-name="Standard"><text:line-break/><text:span text:style-name="T6">Death</text:span>: While you are asleep, any creature that touches you dies. Your lifespan increases in accordance with how long they would have lived (you gain 1 year for every 10 they would have lived). You might sleepwalk at night.<text:line-break/><text:line-break/><text:span text:style-name="T6">Smile</text:span>: You can wear the faces of your victims. Literally. You can easily peel the face off a humanoid creature and wear it as your own. You gain their voice &amp; appearance, and your body shape changes to match theirs. The face rots in 6 hours and you revert to your normal appearance. Some faces become irresistible.<text:line-break/><text:line-break/><text:span text:style-name="T6">Despair</text:span>:</text:p>
      <text:p text:style-name="Standard">Your tears are a slow-acting, undetectable poison.</text:p>
      <text:p text:style-name="Standard">Anyone who was truly happy immediately before or after consuming them will die within hours.</text:p>
      <text:p text:style-name="Standard">The poison remains active in their system for 3 hours once ingested.</text:p>
      <text:p text:style-name="Standard">Crying tears of joy is very dangerous for your health.</text:p>
      <text:p text:style-name="Standard"/>
      <text:p text:style-name="Standard"><text:span text:style-name="T6">Vengeance</text:span>: You may awaken with thoughts of vengeance against someone who has wronged you. You learn their location at all times and all doors that would stand between you and your victim are mysteriously unlocked. Your employer keeps track of every target you fail to kill. </text:p>
      <text:p text:style-name="Standard"/>
      <text:p text:style-name="Standard"><text:span text:style-name="T6">Mercy</text:span>: You can place a cursed mark on a willing recipient. You gain 1 gold every day for each living marked victim. Your employer failed to mention what the mark does.</text:p>
      <text:p text:style-name="Standard"/>
      <text:p text:style-name="Standard"><text:span text:style-name="T6">Curious</text:span>: Each dawn, you receive a vision of a person. A vague description, a location hint, a felt presence.</text:p>
      <text:p text:style-name="Standard"><text:soft-page-break/>If you find them and persuade them to speak your true name three times, you learn one new ritual spell.</text:p>
      <text:p text:style-name="Standard">That person may summon you by speaking your name three times.<text:bookmark text:name="_y4pqjah7xuoi"/></text:p>
      <text:p text:style-name="P130"><text:span text:style-name="T1">Battle Creation</text:span></text:p>
      <text:p text:style-name="P112"><text:bookmark text:name="_odpvztvt3n6u"/><text:span text:style-name="T11">Battle Creation</text:span></text:p>
      <text:p text:style-name="P84">You, the GM, set the stage for battle. The two big decisions you’ll make are how the fight begins and how it ends. Before any dice are rolled, you choose the terms:</text:p>
      <text:list xml:id="list3720121889" text:style-name="WWNum22">
        <text:list-item>
          <text:p text:style-name="P28">How many enemies are there, and what kind?</text:p>
        </text:list-item>
        <text:list-item>
          <text:p text:style-name="P57">What’s the terrain like?</text:p>
        </text:list-item>
      </text:list>
      <text:p text:style-name="P21">Are the players facing a single deadly boss, a swarm of weak cultists, or a clever ambush of mixed types? Enemy composition is your main dial for difficulty and pacing.</text:p>
      <text:p text:style-name="P21">When the fight ends, you also decide what that victory (or defeat) actually means—maybe the villain gets away. Maybe the players take prisoners. Maybe everything explodes.</text:p>
      <text:p text:style-name="P21">Your job is to create <text:span text:style-name="T6">challenging, rewarding, </text:span>and<text:span text:style-name="T6"> memorable</text:span> encounters. If everyone’s having fun, it’s perfectly fine to enjoy putting the players through hell every now and then.</text:p>
      <text:p text:style-name="P21">Before combat begins, announce how many rounds the players must win to complete the encounter. Each round of combat follows these steps:</text:p>
      <text:p text:style-name="P87">1. Declare engagement modifiers (Melee, Ranged, Freeform, High Ground, etc.)</text:p>
      <text:p text:style-name="P87">2. Monsters &amp; players use abilities and roll <text:span text:style-name="T6">Power Dice</text:span></text:p>
      <text:p text:style-name="P87">3. Determine winners and players draw from <text:span text:style-name="T6">Combat Deck</text:span></text:p>
      <text:p text:style-name="P87">4. Determine victory, retreat, or proceed to step 1</text:p>
      <text:p text:style-name="P120"><text:bookmark text:name="_1f8lqp9ly8t"/><text:span text:style-name="T3">GM Guidance</text:span></text:p>
      <text:list xml:id="list2801437032" text:style-name="WWNum16">
        <text:list-item>
          <text:p text:style-name="P33">You have <text:span text:style-name="T6">many tools</text:span> to challenge your players—don’t let rules lawyering be one of them.<text:line-break/></text:p>
        </text:list-item>
        <text:list-item>
          <text:p text:style-name="P47">Combat is more fun when it’s <text:span text:style-name="T6">tense but fast</text:span>. Let players talk, plan, joke, and shout ideas—but don’t get bogged down in red tape.<text:line-break/></text:p>
        </text:list-item>
        <text:list-item>
          <text:p text:style-name="P62">Remember: if the players are winning too easily, you can increase the round count, add new enemy abilities mid-fight, or escalate the scene with new threats or consequences.</text:p>
        </text:list-item>
      </text:list>
      <text:p text:style-name="Standard"><text:span text:style-name="T14">Choke Point</text:span><text:span text:style-name="T13"> - (Only use melee power of strongest on each team)</text:span></text:p>
      <text:p text:style-name="Standard"><text:span text:style-name="T14">Close Quarters</text:span><text:span text:style-name="T13"> - (Only use ranged power of strongest on each team)</text:span></text:p>
      <text:p text:style-name="Standard"><text:span text:style-name="T14">Flanking / High Ground / Ambush / Cover</text:span><text:span text:style-name="T13"> - (+1 power die per member)</text:span></text:p>
      <text:p text:style-name="P87"/>
      <text:p text:style-name="P11">Your typical monster has 2 Blood tokens. You can scale up the number for bigger monsters.<text:line-break/><text:line-break/>You can vary monsters' ranged/melee power however you want, but here’s some power level suggestions for monsters.</text:p>
      <text:p text:style-name="P11"><text:soft-page-break/><text:line-break/>Goblin Menial = 2 Power</text:p>
      <text:p text:style-name="P11">Joe from accounting = 3 Power</text:p>
      <text:p text:style-name="P11">Woodsman = 4 Power</text:p>
      <text:p text:style-name="P11">Bear = 5 power</text:p>
      <text:p text:style-name="P11">Soldier = 6 power</text:p>
      <text:p text:style-name="P11">Knight = 7 power</text:p>
      <text:p text:style-name="P11">Royal guard = 8 power</text:p>
      <text:p text:style-name="P11">Queen in full plate = 9 power</text:p>
      <text:p text:style-name="P11">Big Monster = 10 power</text:p>
      <text:p text:style-name="P11">Evil Wizard = 11 power</text:p>
      <text:p text:style-name="P11">Beholder = 12 power</text:p>
      <text:p text:style-name="P11">Vampire = 13 power</text:p>
      <text:p text:style-name="P11">Lich = 15 power</text:p>
      <text:p text:style-name="P11">Eldritch Horror = 50-100 power<text:bookmark text:name="_1r32do1i0bm6"/></text:p>
      <text:p text:style-name="P131"><text:span text:style-name="T1">Combat Rules</text:span></text:p>
      <text:p text:style-name="P121"><text:bookmark text:name="_q334sek920ks"/><text:span text:style-name="T3">Combat Round Structure</text:span></text:p>
      <text:list xml:id="list4283361149" text:style-name="WWNum15">
        <text:list-item>
          <text:p text:style-name="P34"><text:span text:style-name="T6">Engagement &amp; Terrain<text:line-break/></text:span> Declare the type of combat (Melee-only, Ranged-only, or Free-choice), and apply any terrain modifiers (Choke Point, High Ground, Cover, etc.).<text:line-break/></text:p>
        </text:list-item>
        <text:list-item>
          <text:p text:style-name="P48"><text:span text:style-name="T6">Power &amp; Ability Phase<text:line-break/></text:span>The GM announces what the monsters are going to do. Everyone rolls their Power Dice and may use one of their abilities.<text:line-break/></text:p>
          <text:list>
            <text:list-item>
              <text:p text:style-name="P88">Each roll of 4+ counts as a <text:span text:style-name="T6">success</text:span>.<text:line-break/></text:p>
            </text:list-item>
            <text:list-item>
              <text:p text:style-name="P88">Players can coordinate and strategize freely—prioritize fast, fluid play. If there's ever a rules ambiguity, <text:span text:style-name="T6">rule in the players’ favor</text:span> and move on.<text:line-break/></text:p>
            </text:list-item>
          </text:list>
        </text:list-item>
        <text:list-item>
          <text:p text:style-name="P48"><text:span text:style-name="T6">Win/Loss Determination &amp; Combat Deck<text:line-break/></text:span> Compare total player successes to total enemy successes.<text:line-break/></text:p>
          <text:list>
            <text:list-item>
              <text:p text:style-name="P88">If tied, it counts as a loss for the players.<text:line-break/></text:p>
            </text:list-item>
            <text:list-item>
              <text:p text:style-name="P88">Players draw <text:span text:style-name="T6">2 Combat Cards</text:span> (3 if Unarmored).</text:p>
            </text:list-item>
            <text:list-item>
              <text:p text:style-name="P88"><text:span text:style-name="T6">If they won:</text:span></text:p>
              <text:list>
                <text:list-item>
                  <text:p text:style-name="P91">If their hand contains <text:span text:style-name="T6">any Positive cards</text:span>, they choose one to apply.</text:p>
                </text:list-item>
                <text:list-item>
                  <text:p text:style-name="P91">If their hand contains <text:span text:style-name="T6">no Positive cards</text:span>, they choose one Negative card to apply.</text:p>
                </text:list-item>
              </text:list>
            </text:list-item>
            <text:list-item>
              <text:p text:style-name="P88"><text:span text:style-name="T6">If they lost:</text:span></text:p>
              <text:list>
                <text:list-item>
                  <text:p text:style-name="P91">If their hand contains <text:span text:style-name="T6">any Negative cards</text:span>, they choose one to apply.</text:p>
                </text:list-item>
                <text:list-item>
                  <text:p text:style-name="P91">If their hand contains <text:span text:style-name="T6">no Negative cards</text:span>, they choose one Positive card to apply.</text:p>
                </text:list-item>
              </text:list>
            </text:list-item>
            <text:list-item>
              <text:p text:style-name="P88"><text:span text:style-name="T6">A card must always be applied.</text:span><text:line-break/></text:p>
            </text:list-item>
          </text:list>
        </text:list-item>
        <text:list-item>
          <text:p text:style-name="P48"><text:span text:style-name="T6">Cleanup &amp; Next Round<text:line-break/></text:span></text:p>
          <text:list>
            <text:list-item>
              <text:p text:style-name="P88">Check for deaths, fainting, or player retreat.<text:line-break/></text:p>
            </text:list-item>
            <text:list-item>
              <text:p text:style-name="P88">If players choose to retreat, they roll on the <text:span text:style-name="T6">Retreat Table</text:span>.<text:line-break/></text:p>
            </text:list-item>
            <text:list-item>
              <text:p text:style-name="P88">If the players have won the required number of rounds, the combat ends.<text:line-break/></text:p>
              <text:list>
                <text:list-item>
                  <text:p text:style-name="P91">You may narrate the enemy retreat, surrender, or player victory.<text:line-break/></text:p>
                </text:list-item>
              </text:list>
            </text:list-item>
            <text:list-item>
              <text:p text:style-name="P90">Otherwise, <text:span text:style-name="T6">start the next round at Step 1.</text:span><text:bookmark text:name="_xuibqrspaxrw"/></text:p>
            </text:list-item>
          </text:list>
        </text:list-item>
      </text:list>
      <text:p text:style-name="P132"><text:span text:style-name="T1">Combat Tables</text:span></text:p>
      <text:p text:style-name="P93"><text:span text:style-name="T11">Combat Tables</text:span></text:p>
      <text:p text:style-name="P2"/>
      <text:p text:style-name="P1"><text:span text:style-name="T7">Wounded</text:span></text:p>
      <table:table table:name="Table2" table:style-name="Table2">
        <table:table-column table:style-name="Table2.A"/>
        <table:table-column table:style-name="Table2.B"/>
        <table:table-row table:style-name="Table2.1">
          <table:table-cell table:style-name="Table2.A1" office:value-type="string">
            <text:p text:style-name="P9"><text:span text:style-name="T14">D6🎲</text:span></text:p>
          </table:table-cell>
          <table:table-cell table:style-name="Table2.A1" office:value-type="string">
            <text:p text:style-name="P9"><text:span text:style-name="T14">Where are you wounded?</text:span></text:p>
          </table:table-cell>
        </table:table-row>
        <table:table-row table:style-name="Table2.1">
          <table:table-cell table:style-name="Table2.A1" office:value-type="string">
            <text:p text:style-name="P9"><text:span text:style-name="T14">1</text:span></text:p>
          </table:table-cell>
          <table:table-cell table:style-name="Table2.A1" office:value-type="string">
            <text:p text:style-name="P10"><text:span text:style-name="T14">Eyes - </text:span><text:span text:style-name="T13">You are blinded next round (Don’t roll on either win table)</text:span></text:p>
          </table:table-cell>
        </table:table-row>
        <table:table-row table:style-name="Table2.1">
          <table:table-cell table:style-name="Table2.A1" office:value-type="string">
            <text:p text:style-name="P9"><text:span text:style-name="T14">2</text:span></text:p>
          </table:table-cell>
          <table:table-cell table:style-name="Table2.A1" office:value-type="string">
            <text:p text:style-name="P10"><text:span text:style-name="T14">Arms - </text:span><text:span text:style-name="T13">Roll power with disadvantage</text:span></text:p>
          </table:table-cell>
        </table:table-row>
        <table:table-row table:style-name="Table2.1">
          <table:table-cell table:style-name="Table2.A1" office:value-type="string">
            <text:p text:style-name="P9"><text:span text:style-name="T14">3</text:span></text:p>
          </table:table-cell>
          <table:table-cell table:style-name="Table2.A1" office:value-type="string">
            <text:p text:style-name="P10"><text:span text:style-name="T14">Head - </text:span><text:span text:style-name="T13">Roll spells with disadvantage</text:span></text:p>
          </table:table-cell>
        </table:table-row>
        <table:table-row table:style-name="Table2.1">
          <table:table-cell table:style-name="Table2.A1" office:value-type="string">
            <text:p text:style-name="P9"><text:span text:style-name="T14">4</text:span></text:p>
          </table:table-cell>
          <table:table-cell table:style-name="Table2.A1" office:value-type="string">
            <text:p text:style-name="P10"><text:span text:style-name="T14">Legs - </text:span><text:span text:style-name="T13">If you flee battle, roll on the loss table twice</text:span></text:p>
          </table:table-cell>
        </table:table-row>
        <table:table-row table:style-name="Table2.1">
          <table:table-cell table:style-name="Table2.A1" office:value-type="string">
            <text:p text:style-name="P9"><text:span text:style-name="T14">5</text:span></text:p>
          </table:table-cell>
          <table:table-cell table:style-name="Table2.A1" office:value-type="string">
            <text:p text:style-name="P10"><text:span text:style-name="T14">Ears - </text:span><text:span text:style-name="T13">You are deafened</text:span></text:p>
          </table:table-cell>
        </table:table-row>
        <table:table-row table:style-name="Table2.1">
          <table:table-cell table:style-name="Table2.A1" office:value-type="string">
            <text:p text:style-name="P9"><text:span text:style-name="T14">6</text:span></text:p>
          </table:table-cell>
          <table:table-cell table:style-name="Table2.A1" office:value-type="string">
            <text:p text:style-name="P10"><text:span text:style-name="T14">Chest - </text:span><text:span text:style-name="T13">You cannot speak clearly. Your max Stamina is 1 until you’re healed.</text:span></text:p>
          </table:table-cell>
        </table:table-row>
      </table:table>
      <text:p text:style-name="P6"/>
      <text:p text:style-name="P1"><text:span text:style-name="T7">Dismembered</text:span></text:p>
      <table:table table:name="Table3" table:style-name="Table3">
        <table:table-column table:style-name="Table3.A"/>
        <table:table-column table:style-name="Table3.B"/>
        <table:table-row table:style-name="Table3.1">
          <table:table-cell table:style-name="Table3.A1" office:value-type="string">
            <text:p text:style-name="P9"><text:span text:style-name="T14">D6🎲</text:span></text:p>
          </table:table-cell>
          <table:table-cell table:style-name="Table3.A1" office:value-type="string">
            <text:p text:style-name="P9"><text:span text:style-name="T14">Where are you dismembered?</text:span></text:p>
          </table:table-cell>
        </table:table-row>
        <table:table-row table:style-name="Table3.1">
          <table:table-cell table:style-name="Table3.A1" office:value-type="string">
            <text:p text:style-name="P9"><text:span text:style-name="T14">1</text:span></text:p>
          </table:table-cell>
          <table:table-cell table:style-name="Table3.A1" office:value-type="string">
            <text:p text:style-name="Standard"><text:span text:style-name="T13">Leg / Equivalent</text:span></text:p>
          </table:table-cell>
        </table:table-row>
        <table:table-row table:style-name="Table3.1">
          <table:table-cell table:style-name="Table3.A1" office:value-type="string">
            <text:p text:style-name="P9"><text:span text:style-name="T14">2</text:span></text:p>
          </table:table-cell>
          <table:table-cell table:style-name="Table3.A1" office:value-type="string">
            <text:p text:style-name="P10"><text:span text:style-name="T13">Arm / Equivalent</text:span></text:p>
          </table:table-cell>
        </table:table-row>
        <table:table-row table:style-name="Table3.1">
          <table:table-cell table:style-name="Table3.A1" office:value-type="string">
            <text:p text:style-name="P9"><text:span text:style-name="T14">3</text:span></text:p>
          </table:table-cell>
          <table:table-cell table:style-name="Table3.A1" office:value-type="string">
            <text:p text:style-name="P10"><text:span text:style-name="T13">Hand / Equivalent</text:span></text:p>
          </table:table-cell>
        </table:table-row>
        <table:table-row table:style-name="Table3.1">
          <table:table-cell table:style-name="Table3.A1" office:value-type="string">
            <text:p text:style-name="P9"><text:span text:style-name="T14">4</text:span></text:p>
          </table:table-cell>
          <table:table-cell table:style-name="Table3.A1" office:value-type="string">
            <text:p text:style-name="P10"><text:span text:style-name="T13">Foot / Equivalent</text:span></text:p>
          </table:table-cell>
        </table:table-row>
        <table:table-row table:style-name="Table3.1">
          <table:table-cell table:style-name="Table3.A1" office:value-type="string">
            <text:p text:style-name="P9"><text:span text:style-name="T14">5</text:span></text:p>
          </table:table-cell>
          <table:table-cell table:style-name="Table3.A1" office:value-type="string">
            <text:p text:style-name="P10"><text:span text:style-name="T13">Eye / Equivalent</text:span></text:p>
          </table:table-cell>
        </table:table-row>
        <table:table-row table:style-name="Table3.1">
          <table:table-cell table:style-name="Table3.A1" office:value-type="string">
            <text:p text:style-name="P9"><text:span text:style-name="T14">6</text:span></text:p>
          </table:table-cell>
          <table:table-cell table:style-name="Table3.A1" office:value-type="string">
            <text:p text:style-name="P10"><text:span text:style-name="T13">Ear / Nose / Equivalent</text:span></text:p>
          </table:table-cell>
        </table:table-row>
      </table:table>
      <text:p text:style-name="P6"/>
      <text:p text:style-name="P1"><text:span text:style-name="T7">Retreat</text:span></text:p>
      <table:table table:name="Table4" table:style-name="Table4">
        <table:table-column table:style-name="Table4.A"/>
        <table:table-column table:style-name="Table4.B"/>
        <text:soft-page-break/>
        <table:table-row table:style-name="Table4.1">
          <table:table-cell table:style-name="Table4.A1" office:value-type="string">
            <text:p text:style-name="P9"><text:span text:style-name="T14">D6🎲</text:span></text:p>
          </table:table-cell>
          <table:table-cell table:style-name="Table4.A1" office:value-type="string">
            <text:p text:style-name="P9"><text:span text:style-name="T14">What happens to you?</text:span></text:p>
          </table:table-cell>
        </table:table-row>
        <table:table-row table:style-name="Table4.1">
          <table:table-cell table:style-name="Table4.A1" office:value-type="string">
            <text:p text:style-name="P9"><text:span text:style-name="T14">1</text:span></text:p>
          </table:table-cell>
          <table:table-cell table:style-name="Table4.A1" office:value-type="string">
            <text:p text:style-name="Standard"><text:span text:style-name="T13">You die</text:span></text:p>
          </table:table-cell>
        </table:table-row>
        <table:table-row table:style-name="Table4.1">
          <table:table-cell table:style-name="Table4.A1" office:value-type="string">
            <text:p text:style-name="P9"><text:span text:style-name="T14">2</text:span></text:p>
          </table:table-cell>
          <table:table-cell table:style-name="Table4.A1" office:value-type="string">
            <text:p text:style-name="P10"><text:span text:style-name="T13">You’re dismembered &amp; gain stress</text:span></text:p>
          </table:table-cell>
        </table:table-row>
        <table:table-row table:style-name="Table4.1">
          <table:table-cell table:style-name="Table4.A1" office:value-type="string">
            <text:p text:style-name="P9"><text:span text:style-name="T14">3</text:span></text:p>
          </table:table-cell>
          <table:table-cell table:style-name="Table4.A1" office:value-type="string">
            <text:p text:style-name="P10"><text:span text:style-name="T13">You’re wounded &amp; gain stress</text:span></text:p>
          </table:table-cell>
        </table:table-row>
        <table:table-row table:style-name="Table4.1">
          <table:table-cell table:style-name="Table4.A1" office:value-type="string">
            <text:p text:style-name="P9"><text:span text:style-name="T14">4</text:span></text:p>
          </table:table-cell>
          <table:table-cell table:style-name="Table4.A1" office:value-type="string">
            <text:p text:style-name="P10"><text:span text:style-name="T13">You bleed &amp; gain stress</text:span></text:p>
          </table:table-cell>
        </table:table-row>
        <table:table-row table:style-name="Table4.1">
          <table:table-cell table:style-name="Table4.A1" office:value-type="string">
            <text:p text:style-name="P9"><text:span text:style-name="T14">5</text:span></text:p>
          </table:table-cell>
          <table:table-cell table:style-name="Table4.A1" office:value-type="string">
            <text:p text:style-name="P10"><text:span text:style-name="T13">You lose Stamina &amp; gain stress</text:span></text:p>
          </table:table-cell>
        </table:table-row>
        <table:table-row table:style-name="Table4.1">
          <table:table-cell table:style-name="Table4.A1" office:value-type="string">
            <text:p text:style-name="P9"><text:span text:style-name="T14">6</text:span></text:p>
          </table:table-cell>
          <table:table-cell table:style-name="Table4.A1" office:value-type="string">
            <text:p text:style-name="P10"><text:span text:style-name="T13">You make a clean getaway</text:span></text:p>
          </table:table-cell>
        </table:table-row>
      </table:table>
      <text:p text:style-name="P6"/>
      <text:p text:style-name="Standard"><text:span text:style-name="T14">NOTE: </text:span><text:span text:style-name="T13">You may spend Stamina to reroll on these tables.</text:span><text:bookmark text:name="_whh1pbytl1qp"/></text:p>
      <text:p text:style-name="P133"><text:span text:style-name="T1">Hope &amp; Doom</text:span></text:p>
      <text:p text:style-name="P94">The GM gains Doom Points (DP) when the following occurs:<text:line-break/><text:line-break/></text:p>
      <text:list xml:id="list3286129366" text:style-name="WWNum14">
        <text:list-item>
          <text:p text:style-name="P66">The players flee from a battle.</text:p>
        </text:list-item>
        <text:list-item>
          <text:p text:style-name="P66">The players fail to complete a job.</text:p>
        </text:list-item>
        <text:list-item>
          <text:p text:style-name="P66">A player selects the highest-reward milestone option.</text:p>
        </text:list-item>
        <text:list-item>
          <text:p text:style-name="P66">A player takes a selfish action that hurts their allies.</text:p>
        </text:list-item>
      </text:list>
      <text:p text:style-name="Standard"><text:line-break/>The GM can spend DPs to dramatically impact the narrative and difficulty:<text:line-break/></text:p>
      <text:p text:style-name="Standard"><text:span text:style-name="T6">1 DP:</text:span> Send in reinforcements</text:p>
      <text:p text:style-name="Standard"><text:span text:style-name="T6">2 DP:</text:span> Players are attacked in the night</text:p>
      <text:p text:style-name="Standard"><text:span text:style-name="T6">3 DP:</text:span> A villain accelerates their evil plans</text:p>
      <text:p text:style-name="Standard"><text:span text:style-name="T6">4 DP:</text:span> Your employer demands significant tribute</text:p>
      <text:p text:style-name="Standard"><text:span text:style-name="T6">5 DP:</text:span> The players are betrayed by a former ally<text:line-break/></text:p>
      <text:p text:style-name="Standard"><text:line-break/>Players collectively gain Hope Points (HP) when the following occurs:<text:line-break/></text:p>
      <text:list xml:id="list3294545485" text:style-name="WWNum19">
        <text:list-item>
          <text:p text:style-name="P67">The GM offers the players Hope Points in exchange for more Doom Points.</text:p>
        </text:list-item>
        <text:list-item>
          <text:p text:style-name="P67">A player lets the GM pick a milestone reward for them.</text:p>
        </text:list-item>
        <text:list-item>
          <text:p text:style-name="P67">A player chooses to increase their character’s <text:span text:style-name="T5">minimum </text:span>Stress by 1 (Once per character).</text:p>
        </text:list-item>
        <text:list-item>
          <text:p text:style-name="P67">A player character is dismembered for the first time.</text:p>
        </text:list-item>
        <text:list-item>
          <text:p text:style-name="P67">A player character panics for the first time.</text:p>
        </text:list-item>
        <text:list-item>
          <text:p text:style-name="P67">A player character drops to 0 Blood for the first time.</text:p>
        </text:list-item>
        <text:list-item>
          <text:p text:style-name="P67">A player character loses a loved one or friend (not a coworker).</text:p>
        </text:list-item>
        <text:list-item>
          <text:p text:style-name="P67">A player character pays off half their debt.</text:p>
        </text:list-item>
        <text:list-item>
          <text:p text:style-name="P67">A player character uses magic for the first time.</text:p>
        </text:list-item>
        <text:list-item>
          <text:p text:style-name="P67"><text:soft-page-break/>A player character kills for the first time.</text:p>
        </text:list-item>
        <text:list-item>
          <text:p text:style-name="P67">A player character retires or dies.</text:p>
        </text:list-item>
      </text:list>
      <text:p text:style-name="Standard"/>
      <text:p text:style-name="Standard">The players can collectively agree to spend points to impact their survival and the narrative:</text:p>
      <text:p text:style-name="Standard"><text:line-break/><text:span text:style-name="T6">1 HP: </text:span>Convert a Wound, Stun, or Bleed into Stress.<text:line-break/><text:span text:style-name="T6">3 HP: </text:span>A player character returns from the brink of death with 1 Blood Token.</text:p>
      <text:p text:style-name="Standard"><text:span text:style-name="T6">5 HP: </text:span>Find a map, key, or note that helps you with your current job.<text:line-break/><text:span text:style-name="T6">8 HP: </text:span>Counter a spell, ritual, or supernatural event.<text:line-break/><text:span text:style-name="T6">10 HP: </text:span>A player character learns a terrible secret about their employer. Their <text:span text:style-name="T5">minimum</text:span> Stress is increased by</text:p>
      <text:p text:style-name="Standard">one. Set their Stress equal to their <text:span text:style-name="T5">minimum </text:span>Stress.</text:p>
      <text:p text:style-name="Standard"/>
      <text:p text:style-name="Standard"><text:span text:style-name="T6">NOTE: </text:span>Minimum Stress can never be reduced.<text:bookmark text:name="_evv8n6xurov1"/></text:p>
      <text:p text:style-name="P134"><text:span text:style-name="T1">Conditions</text:span></text:p>
      <text:p text:style-name="P95"><text:span text:style-name="T11">Conditions</text:span></text:p>
      <text:p text:style-name="Standard"><text:bookmark text:name="_kr6vd8k1k1xv"/></text:p>
      <table:table table:name="Table5" table:style-name="Table5">
        <table:table-column table:style-name="Table5.A"/>
        <table:table-column table:style-name="Table5.B"/>
        <table:table-row table:style-name="Table5.1">
          <table:table-cell table:style-name="Table5.A1" office:value-type="string">
            <text:p text:style-name="P10"><text:span text:style-name="T7">Name</text:span></text:p>
          </table:table-cell>
          <table:table-cell table:style-name="Table5.A1" office:value-type="string">
            <text:p text:style-name="P10"><text:span text:style-name="T7">Description</text:span></text:p>
          </table:table-cell>
        </table:table-row>
        <table:table-row table:style-name="Table5.1">
          <table:table-cell table:style-name="Table5.A1" office:value-type="string">
            <text:p text:style-name="P10"><text:span text:style-name="T14">Nausea</text:span></text:p>
          </table:table-cell>
          <table:table-cell table:style-name="Table5.A1" office:value-type="string">
            <text:p text:style-name="P10"><text:span text:style-name="T13">Your max </text:span><text:span text:style-name="T14">Stamina</text:span><text:span text:style-name="T13"> is reduced by 1.</text:span></text:p>
          </table:table-cell>
        </table:table-row>
        <table:table-row table:style-name="Table5.1">
          <table:table-cell table:style-name="Table5.A1" office:value-type="string">
            <text:p text:style-name="P10"><text:span text:style-name="T14">Wounded</text:span></text:p>
          </table:table-cell>
          <table:table-cell table:style-name="Table5.A1" office:value-type="string">
            <text:p text:style-name="P10"><text:span text:style-name="T13">Roll one fewer </text:span><text:span text:style-name="T14">Power Dice </text:span><text:span text:style-name="T13">until your wound is healed.</text:span></text:p>
          </table:table-cell>
        </table:table-row>
        <table:table-row table:style-name="Table5.1">
          <table:table-cell table:style-name="Table5.A1" office:value-type="string">
            <text:p text:style-name="P10"><text:span text:style-name="T14">Dismembered</text:span></text:p>
          </table:table-cell>
          <table:table-cell table:style-name="Table5.A1" office:value-type="string">
            <text:p text:style-name="P10"><text:span text:style-name="T13">Roll one fewer </text:span><text:span text:style-name="T14">Power Dice</text:span><text:span text:style-name="T13"> until you regain your limb.</text:span></text:p>
          </table:table-cell>
        </table:table-row>
        <table:table-row table:style-name="Table5.1">
          <table:table-cell table:style-name="Table5.A1" office:value-type="string">
            <text:p text:style-name="P10"><text:span text:style-name="T14">Stunned</text:span></text:p>
          </table:table-cell>
          <table:table-cell table:style-name="Table5.A1" office:value-type="string">
            <text:p text:style-name="P10"><text:span text:style-name="T13">You can’t use special abilities in the next round.</text:span></text:p>
          </table:table-cell>
        </table:table-row>
        <table:table-row table:style-name="Table5.1">
          <table:table-cell table:style-name="Table5.A1" office:value-type="string">
            <text:p text:style-name="P10"><text:span text:style-name="T14">Comatose</text:span></text:p>
          </table:table-cell>
          <table:table-cell table:style-name="Table5.A1" office:value-type="string">
            <text:p text:style-name="P10"><text:span text:style-name="T13">You can do nothing until magic or medicine restores your consciousness.</text:span></text:p>
          </table:table-cell>
        </table:table-row>
        <table:table-row table:style-name="Table5.1">
          <table:table-cell table:style-name="Table5.A1" office:value-type="string">
            <text:p text:style-name="P10"><text:span text:style-name="T14">Exhausted</text:span></text:p>
          </table:table-cell>
          <table:table-cell table:style-name="Table5.A1" office:value-type="string">
            <text:p text:style-name="P10"><text:span text:style-name="T13">When you roll </text:span><text:span text:style-name="T14">Dice</text:span><text:span text:style-name="T13">, reroll 6’s.</text:span></text:p>
          </table:table-cell>
        </table:table-row>
        <table:table-row table:style-name="Table5.1">
          <table:table-cell table:style-name="Table5.A1" office:value-type="string">
            <text:p text:style-name="P10"><text:span text:style-name="T14">Festering</text:span></text:p>
          </table:table-cell>
          <table:table-cell table:style-name="Table5.A1" office:value-type="string">
            <text:p text:style-name="P10"><text:span text:style-name="T13">Your max </text:span><text:span text:style-name="T14">Blood</text:span><text:span text:style-name="T13"> is reduced by 1.</text:span></text:p>
          </table:table-cell>
        </table:table-row>
        <table:table-row table:style-name="Table5.1">
          <table:table-cell table:style-name="Table5.A1" office:value-type="string">
            <text:p text:style-name="P10"><text:span text:style-name="T14">Absent Minded</text:span></text:p>
          </table:table-cell>
          <table:table-cell table:style-name="Table5.A1" office:value-type="string">
            <text:p text:style-name="P10"><text:span text:style-name="T13">Your </text:span><text:span text:style-name="T14">Awareness </text:span><text:span text:style-name="T13">is 1 until this status is removed.</text:span></text:p>
          </table:table-cell>
        </table:table-row>
        <table:table-row table:style-name="Table5.1">
          <table:table-cell table:style-name="Table5.A1" office:value-type="string">
            <text:p text:style-name="P10"><text:span text:style-name="T14">Weakened</text:span></text:p>
          </table:table-cell>
          <table:table-cell table:style-name="Table5.A1" office:value-type="string">
            <text:p text:style-name="P10"><text:span text:style-name="T13">Your </text:span><text:span text:style-name="T14">Might </text:span><text:span text:style-name="T13">is 1 until this status is removed.</text:span></text:p>
          </table:table-cell>
        </table:table-row>
        <table:table-row table:style-name="Table5.1">
          <table:table-cell table:style-name="Table5.A1" office:value-type="string">
            <text:p text:style-name="P10"><text:span text:style-name="T14">Disillusioned</text:span></text:p>
          </table:table-cell>
          <table:table-cell table:style-name="Table5.A1" office:value-type="string">
            <text:p text:style-name="P10"><text:span text:style-name="T13">Your </text:span><text:span text:style-name="T14">Resolve </text:span><text:span text:style-name="T13">is 1 until this status is removed.</text:span></text:p>
          </table:table-cell>
        </table:table-row>
        <table:table-row table:style-name="Table5.1">
          <table:table-cell table:style-name="Table5.A1" office:value-type="string">
            <text:p text:style-name="P10"><text:span text:style-name="T14">Power Overwhelming</text:span></text:p>
          </table:table-cell>
          <table:table-cell table:style-name="Table5.A1" office:value-type="string">
            <text:p text:style-name="P10"><text:span text:style-name="T13">You have the irresistible urge to cast one of your most powerful spells.</text:span></text:p>
          </table:table-cell>
        </table:table-row>
        <table:table-row table:style-name="Table5.1">
          <table:table-cell table:style-name="Table5.A1" office:value-type="string">
            <text:p text:style-name="P10"><text:span text:style-name="T14">Bloodthirsty</text:span></text:p>
          </table:table-cell>
          <table:table-cell table:style-name="Table5.A1" office:value-type="string">
            <text:p text:style-name="P10"><text:span text:style-name="T13">You have the irresistible urge to kill something.</text:span></text:p>
          </table:table-cell>
        </table:table-row>
        <table:table-row table:style-name="Table5.1">
          <table:table-cell table:style-name="Table5.A1" office:value-type="string">
            <text:p text:style-name="P10"><text:span text:style-name="T14">Lethargic</text:span></text:p>
          </table:table-cell>
          <table:table-cell table:style-name="Table5.A1" office:value-type="string">
            <text:p text:style-name="P10"><text:span text:style-name="T13">You have the irresistible urge to do nothing.</text:span></text:p>
          </table:table-cell>
        </table:table-row>
      </table:table>
      <text:p text:style-name="P135"><text:span text:style-name="T1">Rest &amp; Relaxation</text:span></text:p>
      <text:p text:style-name="P96"><text:span text:style-name="T11">Rest &amp; Relaxation</text:span></text:p>
      <text:p text:style-name="P5"/>
      <text:p text:style-name="Standard"><text:span text:style-name="T8">While evil never rests, pathetic mortals must. When you’re not working, you may spend your free time consuming sustenance, recharging your cerebrum, or doing a pointless activity.</text:span></text:p>
      <text:p text:style-name="P3"/>
      <text:p text:style-name="Standard"><text:span text:style-name="T16">Rest &amp; Eat </text:span><text:span text:style-name="T8">(Up to 3 Times per day)</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text:span text:style-name="T14">Name</text:span></text:p>
          </table:table-cell>
          <table:table-cell table:style-name="Table6.A1" office:value-type="string">
            <text:p text:style-name="P10"><text:span text:style-name="T14">Gold</text:span></text:p>
          </table:table-cell>
          <table:table-cell table:style-name="Table6.A1" office:value-type="string">
            <text:p text:style-name="P10"><text:span text:style-name="T14">Effect</text:span></text:p>
          </table:table-cell>
        </table:table-row>
        <table:table-row table:style-name="Table6.1">
          <table:table-cell table:style-name="Table6.A1" office:value-type="string">
            <text:p text:style-name="P10"><text:span text:style-name="T13">Ration</text:span></text:p>
          </table:table-cell>
          <table:table-cell table:style-name="Table6.A1" office:value-type="string">
            <text:p text:style-name="P10"><text:span text:style-name="T13">1</text:span></text:p>
          </table:table-cell>
          <table:table-cell table:style-name="Table6.A1" office:value-type="string">
            <text:p text:style-name="P10"><text:span text:style-name="T13">Remove a </text:span><text:span text:style-name="T14">Wound</text:span><text:span text:style-name="T13"> or gain a </text:span><text:span text:style-name="T14">Blood Token</text:span><text:span text:style-name="T13">.</text:span></text:p>
          </table:table-cell>
        </table:table-row>
        <table:table-row table:style-name="Table6.1">
          <table:table-cell table:style-name="Table6.A1" office:value-type="string">
            <text:p text:style-name="P10"><text:span text:style-name="T13">Good Meal</text:span></text:p>
          </table:table-cell>
          <table:table-cell table:style-name="Table6.A1" office:value-type="string">
            <text:p text:style-name="P10"><text:span text:style-name="T13">5</text:span></text:p>
          </table:table-cell>
          <table:table-cell table:style-name="Table6.A1" office:value-type="string">
            <text:p text:style-name="P10"><text:span text:style-name="T13">Remove a </text:span><text:span text:style-name="T14">Wound</text:span><text:span text:style-name="T13"> or gain a </text:span><text:span text:style-name="T14">Blood Token</text:span><text:span text:style-name="T13">. Repeat.</text:span></text:p>
          </table:table-cell>
        </table:table-row>
        <table:table-row table:style-name="Table6.1">
          <table:table-cell table:style-name="Table6.A1" office:value-type="string">
            <text:p text:style-name="P10"><text:span text:style-name="T13">Lavish Feast</text:span></text:p>
          </table:table-cell>
          <table:table-cell table:style-name="Table6.A1" office:value-type="string">
            <text:p text:style-name="P10"><text:span text:style-name="T13">25</text:span></text:p>
          </table:table-cell>
          <table:table-cell table:style-name="Table6.A1" office:value-type="string">
            <text:p text:style-name="P10"><text:span text:style-name="T13">Remove a </text:span><text:span text:style-name="T14">Wound</text:span><text:span text:style-name="T13"> or gain a </text:span><text:span text:style-name="T14">Blood Token</text:span><text:span text:style-name="T13">. Repeat 2x</text:span></text:p>
          </table:table-cell>
        </table:table-row>
      </table:table>
      <text:p text:style-name="P6"/>
      <text:p text:style-name="Standard"><text:span text:style-name="T16">Drink </text:span><text:span text:style-name="T8">(No Limit)</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text:span text:style-name="T14">Name</text:span></text:p>
          </table:table-cell>
          <table:table-cell table:style-name="Table7.A1" office:value-type="string">
            <text:p text:style-name="P10"><text:span text:style-name="T14">Gold</text:span></text:p>
          </table:table-cell>
          <table:table-cell table:style-name="Table7.A1" office:value-type="string">
            <text:p text:style-name="P10"><text:span text:style-name="T14">Effect</text:span></text:p>
          </table:table-cell>
        </table:table-row>
        <table:table-row table:style-name="Table7.1">
          <table:table-cell table:style-name="Table7.A1" office:value-type="string">
            <text:p text:style-name="P10"><text:span text:style-name="T13">Cheap Beer</text:span></text:p>
          </table:table-cell>
          <table:table-cell table:style-name="Table7.A1" office:value-type="string">
            <text:p text:style-name="P10"><text:span text:style-name="T13">1</text:span></text:p>
          </table:table-cell>
          <table:table-cell table:style-name="Table7.A1" office:value-type="string">
            <text:p text:style-name="P10"><text:span text:style-name="T13">On a 6+, reduce </text:span><text:span text:style-name="T14">Stress</text:span><text:span text:style-name="T13">. Roll for every 30 minutes spent drinking. Get a </text:span><text:span text:style-name="T14">Drunk</text:span><text:span text:style-name="T13"> token for every 30 minutes spent drinking.</text:span></text:p>
          </table:table-cell>
        </table:table-row>
        <table:table-row table:style-name="Table7.1">
          <table:table-cell table:style-name="Table7.A1" office:value-type="string">
            <text:p text:style-name="P10"><text:span text:style-name="T13">Fine Wine</text:span></text:p>
          </table:table-cell>
          <table:table-cell table:style-name="Table7.A1" office:value-type="string">
            <text:p text:style-name="P10"><text:span text:style-name="T13">5</text:span></text:p>
          </table:table-cell>
          <table:table-cell table:style-name="Table7.A1" office:value-type="string">
            <text:p text:style-name="P10"><text:span text:style-name="T13">On a 5+, reduce </text:span><text:span text:style-name="T14">Stress</text:span><text:span text:style-name="T13">. Roll for every 30 minutes spent drinking. Get a </text:span><text:span text:style-name="T14">Drunk</text:span><text:span text:style-name="T13"> token for every 30 minutes spent drinking.</text:span></text:p>
          </table:table-cell>
        </table:table-row>
        <table:table-row table:style-name="Table7.1">
          <table:table-cell table:style-name="Table7.A1" office:value-type="string">
            <text:p text:style-name="P10"><text:span text:style-name="T13">Top Shelf</text:span></text:p>
          </table:table-cell>
          <table:table-cell table:style-name="Table7.A1" office:value-type="string">
            <text:p text:style-name="P10"><text:span text:style-name="T13">25</text:span></text:p>
          </table:table-cell>
          <table:table-cell table:style-name="Table7.A1" office:value-type="string">
            <text:p text:style-name="P10"><text:span text:style-name="T13">On a 4+, reduce </text:span><text:span text:style-name="T14">Stress</text:span><text:span text:style-name="T13">. Roll for every 30 minutes spent drinking. Get a </text:span><text:span text:style-name="T14">Drunk</text:span><text:span text:style-name="T13"> token for every 30 minutes spent drinking.</text:span></text:p>
          </table:table-cell>
        </table:table-row>
      </table:table>
      <text:p text:style-name="P6"/>
      <text:p text:style-name="Standard"><text:span text:style-name="T16">Sleep </text:span><text:span text:style-name="T8">(Once per day)</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text:span text:style-name="T14">Name</text:span></text:p>
          </table:table-cell>
          <table:table-cell table:style-name="Table8.A1" office:value-type="string">
            <text:p text:style-name="P10"><text:span text:style-name="T14">Gold</text:span></text:p>
          </table:table-cell>
          <table:table-cell table:style-name="Table8.A1" office:value-type="string">
            <text:p text:style-name="P10"><text:span text:style-name="T14">Effect</text:span></text:p>
          </table:table-cell>
        </table:table-row>
        <table:table-row table:style-name="Table8.1">
          <table:table-cell table:style-name="Table8.A1" office:value-type="string">
            <text:p text:style-name="P10"><text:span text:style-name="T13">Camp</text:span></text:p>
          </table:table-cell>
          <table:table-cell table:style-name="Table8.A1" office:value-type="string">
            <text:p text:style-name="P10"><text:span text:style-name="T13">1</text:span></text:p>
          </table:table-cell>
          <table:table-cell table:style-name="Table8.A1" office:value-type="string">
            <text:p text:style-name="P10"><text:span text:style-name="T13">On a 5+, gain a </text:span><text:span text:style-name="T14">Stamina Token</text:span><text:span text:style-name="T13">, gain a </text:span><text:span text:style-name="T14">Blood Token</text:span><text:span text:style-name="T13">, or remove a </text:span><text:span text:style-name="T14">Wound</text:span><text:span text:style-name="T13">. Roll for every hour spent resting.</text:span></text:p>
          </table:table-cell>
        </table:table-row>
        <table:table-row table:style-name="Table8.1">
          <table:table-cell table:style-name="Table8.A1" office:value-type="string">
            <text:p text:style-name="P10"><text:span text:style-name="T13">Soft Bed</text:span></text:p>
          </table:table-cell>
          <table:table-cell table:style-name="Table8.A1" office:value-type="string">
            <text:p text:style-name="P10"><text:span text:style-name="T13">5</text:span></text:p>
          </table:table-cell>
          <table:table-cell table:style-name="Table8.A1" office:value-type="string">
            <text:p text:style-name="P10"><text:span text:style-name="T13">On a 4+, gain a </text:span><text:span text:style-name="T14">Stamina Token</text:span><text:span text:style-name="T13">, gain a </text:span><text:span text:style-name="T14">Blood Token</text:span><text:span text:style-name="T13">, or remove a </text:span><text:span text:style-name="T14">Wound</text:span><text:span text:style-name="T13">. Roll for every hour spent resting.</text:span></text:p>
          </table:table-cell>
        </table:table-row>
        <table:table-row table:style-name="Table8.1">
          <table:table-cell table:style-name="Table8.A1" office:value-type="string">
            <text:p text:style-name="P10"><text:span text:style-name="T13">Luxury Spa</text:span></text:p>
          </table:table-cell>
          <table:table-cell table:style-name="Table8.A1" office:value-type="string">
            <text:p text:style-name="P10"><text:span text:style-name="T13">25</text:span></text:p>
          </table:table-cell>
          <table:table-cell table:style-name="Table8.A1" office:value-type="string">
            <text:p text:style-name="P10"><text:span text:style-name="T13">On a 3+, gain a </text:span><text:span text:style-name="T14">Stamina Token</text:span><text:span text:style-name="T13">, gain a </text:span><text:span text:style-name="T14">Blood Token</text:span><text:span text:style-name="T13">, or remove a </text:span><text:span text:style-name="T14">Wound</text:span><text:span text:style-name="T13">. Roll for every hour spent resting.</text:span></text:p>
          </table:table-cell>
        </table:table-row>
      </table:table>
      <text:p text:style-name="Standard"><text:soft-page-break/></text:p>
      <text:p text:style-name="Standard"><text:span text:style-name="T16">Downtime </text:span><text:span text:style-name="T8">(Once per day)</text:span></text:p>
      <table:table table:name="Table9" table:style-name="Table9">
        <table:table-column table:style-name="Table9.A"/>
        <table:table-column table:style-name="Table9.B"/>
        <table:table-row table:style-name="Table9.1">
          <table:table-cell table:style-name="Table9.A1" office:value-type="string">
            <text:p text:style-name="P10"><text:span text:style-name="T14">Name</text:span></text:p>
          </table:table-cell>
          <table:table-cell table:style-name="Table9.A1" office:value-type="string">
            <text:p text:style-name="P10"><text:span text:style-name="T14">Effect</text:span></text:p>
          </table:table-cell>
        </table:table-row>
        <table:table-row table:style-name="Table9.1">
          <table:table-cell table:style-name="Table9.A1" office:value-type="string">
            <text:p text:style-name="P10"><text:span text:style-name="T13">Read Non-Fiction</text:span></text:p>
          </table:table-cell>
          <table:table-cell table:style-name="Table9.A1" office:value-type="string">
            <text:p text:style-name="P10"><text:span text:style-name="T13">You get advantage on a sensible idea</text:span></text:p>
          </table:table-cell>
        </table:table-row>
        <table:table-row table:style-name="Table9.1">
          <table:table-cell table:style-name="Table9.A1" office:value-type="string">
            <text:p text:style-name="P10"><text:span text:style-name="T13">Read Fiction</text:span></text:p>
          </table:table-cell>
          <table:table-cell table:style-name="Table9.A1" office:value-type="string">
            <text:p text:style-name="P10"><text:span text:style-name="T13">You get advantage on a crazy idea</text:span></text:p>
          </table:table-cell>
        </table:table-row>
        <table:table-row table:style-name="Table9.1">
          <table:table-cell table:style-name="Table9.A1" office:value-type="string">
            <text:p text:style-name="P10"><text:span text:style-name="T13">Journaling</text:span></text:p>
          </table:table-cell>
          <table:table-cell table:style-name="Table9.A1" office:value-type="string">
            <text:p text:style-name="P10"><text:span text:style-name="T13">Receive a hint from the GM</text:span></text:p>
          </table:table-cell>
        </table:table-row>
        <table:table-row table:style-name="Table9.1">
          <table:table-cell table:style-name="Table9.A1" office:value-type="string">
            <text:p text:style-name="P10"><text:span text:style-name="T13">Practicing</text:span></text:p>
          </table:table-cell>
          <table:table-cell table:style-name="Table9.A1" office:value-type="string">
            <text:p text:style-name="P10"><text:span text:style-name="T13">Advantage on a </text:span><text:span text:style-name="T14">Power Roll</text:span></text:p>
          </table:table-cell>
        </table:table-row>
        <table:table-row table:style-name="Table9.1">
          <table:table-cell table:style-name="Table9.A1" office:value-type="string">
            <text:p text:style-name="P10"><text:span text:style-name="T13">Workout</text:span></text:p>
          </table:table-cell>
          <table:table-cell table:style-name="Table9.A1" office:value-type="string">
            <text:p text:style-name="P10"><text:span text:style-name="T13">Advantage on a </text:span><text:span text:style-name="T14">Might</text:span><text:span text:style-name="T13"> check</text:span></text:p>
          </table:table-cell>
        </table:table-row>
        <table:table-row table:style-name="Table9.1">
          <table:table-cell table:style-name="Table9.A1" office:value-type="string">
            <text:p text:style-name="P10"><text:span text:style-name="T13">Exploring</text:span></text:p>
          </table:table-cell>
          <table:table-cell table:style-name="Table9.A1" office:value-type="string">
            <text:p text:style-name="P10"><text:span text:style-name="T13">Advantage on an </text:span><text:span text:style-name="T14">Awareness</text:span><text:span text:style-name="T13"> check</text:span></text:p>
          </table:table-cell>
        </table:table-row>
        <table:table-row table:style-name="Table9.1">
          <table:table-cell table:style-name="Table9.A1" office:value-type="string">
            <text:p text:style-name="P10"><text:span text:style-name="T13">Meditating</text:span></text:p>
          </table:table-cell>
          <table:table-cell table:style-name="Table9.A1" office:value-type="string">
            <text:p text:style-name="P10"><text:span text:style-name="T13">Advantage on a </text:span><text:span text:style-name="T14">Resolve </text:span><text:span text:style-name="T13">check</text:span></text:p>
          </table:table-cell>
        </table:table-row>
        <table:table-row table:style-name="Table9.1">
          <table:table-cell table:style-name="Table9.A1" office:value-type="string">
            <text:p text:style-name="P10"><text:span text:style-name="T13">Relax</text:span></text:p>
          </table:table-cell>
          <table:table-cell table:style-name="Table9.A1" office:value-type="string">
            <text:p text:style-name="P10"><text:span text:style-name="T13">Reduce </text:span><text:span text:style-name="T14">Stress </text:span><text:span text:style-name="T13">by one</text:span></text:p>
          </table:table-cell>
        </table:table-row>
      </table:table>
      <text:p text:style-name="Standard"/>
      <text:p text:style-name="P12"/>
      <text:p text:style-name="Standard"><text:span text:style-name="T16">Drunk Tokens</text:span></text:p>
      <text:list xml:id="list2598316116" text:style-name="WWNum31">
        <text:list-item>
          <text:p text:style-name="P68"><text:span text:style-name="T13">Gain </text:span><text:span text:style-name="T14">Drunk Tokens </text:span><text:span text:style-name="T13">by drinking alcohol <text:s/>(e.g., Cheap Beer, Fine Wine, Top Shelf).</text:span></text:p>
        </text:list-item>
        <text:list-item>
          <text:p text:style-name="P68"><text:span text:style-name="T13">Lose 1 </text:span><text:span text:style-name="T14">Drunk Token </text:span><text:span text:style-name="T13">every hour you don’t drink.</text:span></text:p>
        </text:list-item>
        <text:list-item>
          <text:p text:style-name="P68"><text:span text:style-name="T13">The </text:span><text:span text:style-name="T14">GM </text:span><text:span text:style-name="T13">can spend players' </text:span><text:span text:style-name="T14">Drunk Tokens </text:span><text:span text:style-name="T13">to force rerolls (any dice).</text:span><text:bookmark text:name="_j7kdixdeydka"/></text:p>
        </text:list-item>
      </text:list>
      <text:p text:style-name="P136"><text:span text:style-name="T1">Healthcare</text:span></text:p>
      <text:p text:style-name="P97"><text:span text:style-name="T11">Healthcare</text:span></text:p>
      <text:p text:style-name="P6"/>
      <text:p text:style-name="Standard"><text:span text:style-name="T13">Since you are probably a squishy meatbag, you’re going to sustain flesh damage. Here are some items you can purchase to help mend your weak and pathetic form.</text:span></text:p>
      <text:p text:style-name="Standard"><text:bookmark text:name="_ic9q0z4nw9hb"/></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0"><text:span text:style-name="T7">Name</text:span></text:p>
          </table:table-cell>
          <table:table-cell table:style-name="Table10.A1" office:value-type="string">
            <text:p text:style-name="P10"><text:span text:style-name="T7">GP</text:span></text:p>
          </table:table-cell>
          <table:table-cell table:style-name="Table10.A1" office:value-type="string">
            <text:p text:style-name="P10"><text:span text:style-name="T7">Description</text:span></text:p>
          </table:table-cell>
        </table:table-row>
        <table:table-row table:style-name="Table10.1">
          <table:table-cell table:style-name="Table10.A1" office:value-type="string">
            <text:p text:style-name="P10"><text:span text:style-name="T13">Bandages</text:span></text:p>
          </table:table-cell>
          <table:table-cell table:style-name="Table10.A1" office:value-type="string">
            <text:p text:style-name="P10"><text:span text:style-name="T13">2</text:span></text:p>
          </table:table-cell>
          <table:table-cell table:style-name="Table10.A1" office:value-type="string">
            <text:p text:style-name="P10"><text:span text:style-name="T13">Gain a Blood Token. It takes a minute to apply.</text:span></text:p>
          </table:table-cell>
        </table:table-row>
        <table:table-row table:style-name="Table10.1">
          <table:table-cell table:style-name="Table10.A1" office:value-type="string">
            <text:p text:style-name="P10"><text:span text:style-name="T13">First Aid</text:span></text:p>
          </table:table-cell>
          <table:table-cell table:style-name="Table10.A1" office:value-type="string">
            <text:p text:style-name="P10"><text:span text:style-name="T13">10</text:span></text:p>
          </table:table-cell>
          <table:table-cell table:style-name="Table10.A1" office:value-type="string">
            <text:p text:style-name="P10"><text:span text:style-name="T13">Remove a </text:span><text:span text:style-name="T14">wound</text:span><text:span text:style-name="T13">. It takes 10 minutes to apply.</text:span></text:p>
          </table:table-cell>
        </table:table-row>
        <table:table-row table:style-name="Table10.1">
          <table:table-cell table:style-name="Table10.A1" office:value-type="string">
            <text:p text:style-name="P10"><text:span text:style-name="T13">Healing Potion</text:span></text:p>
          </table:table-cell>
          <table:table-cell table:style-name="Table10.A1" office:value-type="string">
            <text:p text:style-name="P10"><text:span text:style-name="T13">25</text:span></text:p>
          </table:table-cell>
          <table:table-cell table:style-name="Table10.A1" office:value-type="string">
            <text:p text:style-name="P10"><text:span text:style-name="T13">Gain a </text:span><text:span text:style-name="T14">Blood Token</text:span><text:span text:style-name="T13">. It takes an action to drink (or apply).</text:span></text:p>
          </table:table-cell>
        </table:table-row>
        <table:table-row table:style-name="Table10.1">
          <table:table-cell table:style-name="Table10.A1" office:value-type="string">
            <text:p text:style-name="P10"><text:span text:style-name="T13">Energy Drink</text:span></text:p>
          </table:table-cell>
          <table:table-cell table:style-name="Table10.A1" office:value-type="string">
            <text:p text:style-name="P10"><text:span text:style-name="T13">10</text:span></text:p>
          </table:table-cell>
          <table:table-cell table:style-name="Table10.A1" office:value-type="string">
            <text:p text:style-name="P10"><text:span text:style-name="T13">Gain a Stamina Token. It takes an action to drink (or apply).</text:span></text:p>
          </table:table-cell>
        </table:table-row>
        <table:table-row table:style-name="Table10.1">
          <table:table-cell table:style-name="Table10.A1" office:value-type="string">
            <text:p text:style-name="P10"><text:span text:style-name="T13">Lizard Lotion</text:span></text:p>
          </table:table-cell>
          <table:table-cell table:style-name="Table10.A1" office:value-type="string">
            <text:p text:style-name="P10"><text:span text:style-name="T13">50</text:span></text:p>
          </table:table-cell>
          <table:table-cell table:style-name="Table10.A1" office:value-type="string">
            <text:p text:style-name="P10"><text:span text:style-name="T13">Regrow a recently lost limb. It takes a minute to apply. Regrow hands and feet in 12 hours, legs and arms in 24 hours, and fingers or toes in 2 hours.</text:span></text:p>
          </table:table-cell>
        </table:table-row>
      </table:table>
      <text:p text:style-name="P137"><text:span text:style-name="T1">Wargear &amp; Items</text:span></text:p>
      <text:p text:style-name="P98"><text:span text:style-name="T11">Wargear</text:span></text:p>
      <text:p text:style-name="P7"/>
      <text:p text:style-name="Standard"><text:span text:style-name="T14">Small Shield</text:span><text:span text:style-name="T13"> - You may reroll wounds and dismemberment. On a 4+ you may ignore a </text:span><text:span text:style-name="T14">Wound </text:span><text:span text:style-name="T13">or </text:span><text:span text:style-name="T14">Dismemberment</text:span><text:span text:style-name="T13">.</text:span></text:p>
      <text:p text:style-name="Standard"><text:span text:style-name="T14">Large Shield</text:span><text:span text:style-name="T13"> - Once per combat, you may spend a </text:span><text:span text:style-name="T14">Stamina Token</text:span><text:span text:style-name="T13"> to ignore a </text:span><text:span text:style-name="T14">Wound</text:span><text:span text:style-name="T13"> or </text:span><text:span text:style-name="T14">Dismemberment</text:span><text:span text:style-name="T13">.</text:span></text:p>
      <text:p text:style-name="P6"/>
      <text:p text:style-name="Standard"><text:span text:style-name="T14">Unarmored - </text:span><text:span text:style-name="T13">When you draw Combat cards, draw an additional one.</text:span></text:p>
      <text:p text:style-name="Standard"><text:span text:style-name="T14">Light Armor - </text:span><text:span text:style-name="T13">Once per combat, you may ignore a Combat cards' effects.</text:span></text:p>
      <text:p text:style-name="Standard"><text:span text:style-name="T14">Heavy Armor - </text:span><text:span text:style-name="T13">Every round of combat, you may ignore one negative effect from a Combat card.</text:span></text:p>
      <text:p text:style-name="P6"/>
      <text:p text:style-name="Standard"><text:span text:style-name="T6">Weapon Modifiers:</text:span></text:p>
      <text:list xml:id="list544178622" text:style-name="WWNum25">
        <text:list-item>
          <text:p text:style-name="P69"><text:span text:style-name="T14">Lacerate</text:span><text:span text:style-name="T13"> - When you wound an enemy, on a roll of 4+ you may bleed them as well.</text:span></text:p>
        </text:list-item>
        <text:list-item>
          <text:p text:style-name="P69"><text:span text:style-name="T14">Cleave</text:span><text:span text:style-name="T13"> - When you wound an enemy, on a roll of 5+ you may wound another enemy as well.</text:span></text:p>
        </text:list-item>
        <text:list-item>
          <text:p text:style-name="P69"><text:span text:style-name="T14">Bludgeon</text:span><text:span text:style-name="T13"> - When you wound an enemy, on a roll of 4+ you may stun them as well.</text:span></text:p>
        </text:list-item>
      </text:list>
      <text:p text:style-name="Heading_20_2"><text:bookmark text:name="_gnd0lwgsjouv"/>Item Creation</text:p>
      <text:p text:style-name="Standard"><text:span text:style-name="T13">To create relics on the fly, roll on the vibe table and the function table. Then fill in the blanks with your imagination. Any overpowered items can have “quirks” popup later. Any underpowered items can have their potential unlocked later as well.</text:span></text:p>
      <text:p text:style-name="P6"/>
      <text:p text:style-name="Standard"><text:span text:style-name="T14">Relic Vibe</text:span></text:p>
      <text:list xml:id="list2463040420" text:style-name="WWNum32">
        <text:list-item>
          <text:p text:style-name="P70"><text:span text:style-name="T13">Fancy</text:span></text:p>
        </text:list-item>
        <text:list-item>
          <text:p text:style-name="P70"><text:span text:style-name="T13">Useful</text:span></text:p>
        </text:list-item>
        <text:list-item>
          <text:p text:style-name="P70"><text:span text:style-name="T13">Niche</text:span></text:p>
        </text:list-item>
        <text:list-item>
          <text:p text:style-name="P70"><text:span text:style-name="T13">Diabolical</text:span></text:p>
        </text:list-item>
        <text:list-item>
          <text:p text:style-name="P70"><text:soft-page-break/><text:span text:style-name="T13">Cursed</text:span></text:p>
        </text:list-item>
        <text:list-item>
          <text:p text:style-name="P70"><text:span text:style-name="T13">Useless… for now</text:span></text:p>
        </text:list-item>
      </text:list>
      <text:p text:style-name="P6"/>
      <text:p text:style-name="Standard"><text:span text:style-name="T14">Relic Function</text:span></text:p>
      <text:list xml:id="list1242906193" text:style-name="WWNum3">
        <text:list-item>
          <text:p text:style-name="P71"><text:span text:style-name="T13">Weapon / Shield / Staff / Wand / Quivver / Scabbard</text:span></text:p>
        </text:list-item>
        <text:list-item>
          <text:p text:style-name="P71"><text:span text:style-name="T13">Armor / Boots / Helmet / Gloves / Belt</text:span></text:p>
        </text:list-item>
        <text:list-item>
          <text:p text:style-name="P71"><text:span text:style-name="T13">Trinket / Wristwatch / Deck of Cards / Compass / Lucky Dice</text:span></text:p>
        </text:list-item>
        <text:list-item>
          <text:p text:style-name="P71"><text:span text:style-name="T13">Jewelry / Necklace / Tiara / Ring / Bracelet</text:span></text:p>
        </text:list-item>
        <text:list-item>
          <text:p text:style-name="P71"><text:span text:style-name="T13">Clothing / Cape / Coat / Hat / Scarf</text:span></text:p>
        </text:list-item>
        <text:list-item>
          <text:p text:style-name="P71"><text:span text:style-name="T13">Tool / Knife / Hammer / Rope / Tape / Torch</text:span></text:p>
        </text:list-item>
      </text:list>
      <text:p text:style-name="P6"/>
      <text:p text:style-name="Standard"><text:span text:style-name="T14">A Few Potential Item Bonuses</text:span></text:p>
      <text:p text:style-name="Standard"><text:span text:style-name="T13">+1 to all power dice rolls</text:span></text:p>
      <text:p text:style-name="Standard"><text:span text:style-name="T13">Reroll 1s</text:span></text:p>
      <text:p text:style-name="Standard"><text:span text:style-name="T13">Double power dice, can’t roll next round.</text:span></text:p>
      <text:p text:style-name="Standard"><text:span text:style-name="T13">4+ ignore a negative effect<text:line-break/>4+ double a positive effect</text:span></text:p>
      <text:p text:style-name="Standard"/>
      <text:p text:style-name="Standard"><text:span text:style-name="T7">Conditionals</text:span></text:p>
      <text:p text:style-name="Standard"><text:span text:style-name="T13">When you get status</text:span></text:p>
      <text:p text:style-name="Standard"><text:span text:style-name="T13">When you apply status</text:span></text:p>
      <text:p text:style-name="Standard"><text:span text:style-name="T13">When you remove status</text:span></text:p>
      <text:p text:style-name="Standard"><text:soft-page-break/><text:span text:style-name="T13">When you roll doubles</text:span></text:p>
      <text:p text:style-name="Standard"><text:span text:style-name="T13">When you roll 1s</text:span></text:p>
      <text:p text:style-name="Standard"><text:span text:style-name="T13">When you roll 6s</text:span></text:p>
      <text:p text:style-name="Standard"><text:span text:style-name="T13">When you begin combat</text:span></text:p>
      <text:p text:style-name="Standard"><text:span text:style-name="T13">When you win a battle</text:span></text:p>
      <text:p text:style-name="Standard"><text:span text:style-name="T13">When you lose / flee battle</text:span></text:p>
      <text:p text:style-name="Standard"><text:span text:style-name="T13">When an enemy casts spell</text:span></text:p>
      <text:p text:style-name="Standard"><text:span text:style-name="T13">When an ally falls unconscious</text:span></text:p>
      <text:p text:style-name="Standard"><text:span text:style-name="T13">When an ally dies</text:span></text:p>
      <text:p text:style-name="Standard"><text:span text:style-name="T13">When you die</text:span></text:p>
      <text:p text:style-name="Standard"><text:span text:style-name="T13">When enemy dies</text:span></text:p>
      <text:p text:style-name="Standard"><text:span text:style-name="T13">When enemy gets status</text:span></text:p>
      <text:p text:style-name="Standard"><text:span text:style-name="T13">When enemy removes status</text:span></text:p>
      <text:p text:style-name="Standard"><text:span text:style-name="T13">When you roll the lowest power</text:span></text:p>
      <text:p text:style-name="Standard"><text:span text:style-name="T13">When you roll the most power</text:span></text:p>
      <text:p text:style-name="Standard"><text:span text:style-name="T13">When you win round</text:span></text:p>
      <text:p text:style-name="Standard"><text:span text:style-name="T13">When you lose round</text:span></text:p>
      <text:p text:style-name="Standard"><text:span text:style-name="T13">When you drink</text:span></text:p>
      <text:p text:style-name="Standard"><text:span text:style-name="T13">When you sleep</text:span></text:p>
      <text:p text:style-name="Standard"><text:span text:style-name="T13">When you eat</text:span></text:p>
      <text:p text:style-name="P6"/>
      <text:p text:style-name="Standard"><text:soft-page-break/><text:span text:style-name="T7">Tattoos, Birthmarks, Quirks, &amp; Sigils</text:span></text:p>
      <text:p text:style-name="Standard"><text:span text:style-name="T14">Unblinking Eye</text:span><text:span text:style-name="T13"> You can see the invisible.</text:span></text:p>
      <text:p text:style-name="Standard"><text:span text:style-name="T14">Storm Scar</text:span><text:span text:style-name="T13"> You may treat the worst of weather as a clear sunny day.</text:span></text:p>
      <text:p text:style-name="Standard"><text:span text:style-name="T14">Hound </text:span><text:span text:style-name="T13">You can follow any creature's trail that is less than 10 minutes old.</text:span></text:p>
      <text:p text:style-name="Standard"><text:span text:style-name="T14">Eagle</text:span><text:span text:style-name="T13"> Once per day, you may reroll a ranged power die.</text:span></text:p>
      <text:p text:style-name="Standard"><text:span text:style-name="T14">Abstract </text:span><text:span text:style-name="T13">You can quickly calculate distances, angles, and time accurately.</text:span></text:p>
      <text:p text:style-name="Standard"><text:span text:style-name="T14">Maze</text:span><text:span text:style-name="T13"> You are never lost and always know where you are (unless teleported to another plane).</text:span></text:p>
      <text:p text:style-name="Standard"><text:span text:style-name="T14">Dragon </text:span><text:span text:style-name="T13">You have a good sense for when a venture will be profitable.</text:span><text:bookmark text:name="_7gn36sg0nyek"/></text:p>
      <text:p text:style-name="P138"><text:span text:style-name="T1">Abilities</text:span></text:p>
      <text:p text:style-name="P99"><text:span text:style-name="T15">Channeling X (1/2/3…)</text:span></text:p>
      <text:p text:style-name="Standard"><text:span text:style-name="T13">Free Action: You may sacrifice X power dice each round before power dice are rolled. You get a magic token for each power dice sacrificed. You may cast spells of a level less than or equal to the number of magic tokens you have. At the end of combat, discard your magic tokens.<text:line-break/><text:line-break/></text:span><text:span text:style-name="T15">Prepared X</text:span><text:span text:style-name="T13"> (1/2/3…)</text:span></text:p>
      <text:p text:style-name="Standard"><text:span text:style-name="T13">You start fights with X magic tokens.<text:line-break/><text:line-break/></text:span><text:span text:style-name="T15">Overpower</text:span><text:span text:style-name="T13"><text:line-break/>After you have cast a spell, when enemies roll power dice, you may force them to reroll X power dice where X is the casted spell's level. You may only use this once per sleep.<text:line-break/><text:line-break/></text:span><text:span text:style-name="T15">Monkey See</text:span></text:p>
      <text:p text:style-name="Standard"><text:span text:style-name="T13">When you see/hear a ritual being cast, you can remember that spell for 1 hour (you must write it down to keep it).</text:span><text:span text:style-name="T15"><text:line-break/><text:line-break/>Tough As Nails</text:span></text:p>
      <text:p text:style-name="Standard"><text:span text:style-name="T13">After combat, remove a bleed or wound.</text:span></text:p>
      <text:p text:style-name="P6"/>
      <text:p text:style-name="Standard"><text:span text:style-name="T15">Tactician</text:span></text:p>
      <text:p text:style-name="Standard"><text:span text:style-name="T13">You roll an extra Power dice when fighting on high ground, choke points, and close quarters.</text:span></text:p>
      <text:p text:style-name="P6"/>
      <text:p text:style-name="Standard"><text:span text:style-name="T15">Onslaught</text:span></text:p>
      <text:p text:style-name="Standard"><text:span text:style-name="T13">When rolling Power dice, 6’s count as two successes.</text:span></text:p>
      <text:p text:style-name="P6"/>
      <text:p text:style-name="Standard"><text:span text:style-name="T15">Power Through</text:span></text:p>
      <text:p text:style-name="Standard"><text:span text:style-name="T13">Once per sleep, ignore a stun.</text:span></text:p>
      <text:p text:style-name="P6"/>
      <text:p text:style-name="Standard"><text:span text:style-name="T15">Get Down!</text:span></text:p>
      <text:p text:style-name="Standard"><text:span text:style-name="T13">If an ally would take a wound, bleed, be stunned, or be dismembered, you may choose to suffer instead.</text:span></text:p>
      <text:p text:style-name="P6"/>
      <text:p text:style-name="Standard"><text:span text:style-name="T15">Inspiring Violence</text:span></text:p>
      <text:p text:style-name="Standard"><text:span text:style-name="T13">When you kill an enemy, you may restore an ally's stamina.</text:span></text:p>
      <text:p text:style-name="P6"/>
      <text:p text:style-name="Standard"><text:soft-page-break/><text:span text:style-name="T15">Two Birds with One Stone</text:span></text:p>
      <text:p text:style-name="Standard"><text:span text:style-name="T13">Once per sleep, when you kill an enemy, kill another.</text:span></text:p>
      <text:p text:style-name="P6"/>
      <text:p text:style-name="Standard"><text:span text:style-name="T15">Feel No Pain</text:span></text:p>
      <text:p text:style-name="Standard"><text:span text:style-name="T13">Once per sleep, ignore a wound.</text:span></text:p>
      <text:p text:style-name="P6"/>
      <text:p text:style-name="Standard"><text:span text:style-name="T15">True Grit</text:span></text:p>
      <text:p text:style-name="Standard"><text:span text:style-name="T13">Once per sleep, ignore a Panic Attack.</text:span></text:p>
      <text:p text:style-name="P6"/>
      <text:p text:style-name="Standard"><text:span text:style-name="T15">Just a Flesh Wound</text:span></text:p>
      <text:p text:style-name="Standard"><text:span text:style-name="T13">Once per sleep, turn a dismemberment into a wound.</text:span></text:p>
      <text:p text:style-name="P6"/>
      <text:p text:style-name="Standard"><text:span text:style-name="T15">I am Death</text:span></text:p>
      <text:p text:style-name="Standard"><text:span text:style-name="T13">Once per sleep, if you would die, kill an enemy instead.</text:span></text:p>
      <text:p text:style-name="P6"/>
      <text:p text:style-name="Standard"><text:span text:style-name="T15">Everything’s a Weapon</text:span></text:p>
      <text:p text:style-name="Standard"><text:span text:style-name="T13">Improvise a weapon out of almost anything solid.</text:span></text:p>
      <text:p text:style-name="P6"/>
      <text:p text:style-name="Standard"><text:span text:style-name="T15">Victory or Death</text:span></text:p>
      <text:p text:style-name="Standard"><text:span text:style-name="T13">Once per sleep, you may choose to roll up to 3 more power die. For each additional die you roll, if you lose the round, you get an additional bleed.</text:span><text:bookmark text:name="_89az4uuo7fli"/></text:p>
      <text:p text:style-name="P139"><text:span text:style-name="T1">Boss Creation</text:span></text:p>
      <text:p text:style-name="P100"><text:span text:style-name="T11">Boss Creation</text:span></text:p>
      <text:p text:style-name="Standard"/>
      <text:p text:style-name="Standard">You as a GM will be roleplaying as an employer of horrific nature. You will send your minions (the players) to perform evil deeds through coercion, promises, fear, and sometimes violence. While the employer shouldn’t care about the players' well-being in a personal sense, they should care about them as tools. The employer can sound charming and supportive of the players, while never mourning the loss of any of them. For example, you may inflict punishment on a player while stating that it’s only “fair” because Bob from accounting (who still has his index fingers) never made that mistake. You can of course have the employer enjoy being cruel, and more cruel than is necessary.</text:p>
      <text:p text:style-name="Standard"/>
      <text:p text:style-name="Standard">You can use the following tables to roll out what “qualities” your job creator has.</text:p>
      <text:p text:style-name="Standard"/>
      <text:p text:style-name="Standard">Form / Body (Roll once or twice and combine)</text:p>
      <text:list xml:id="list3907663327" text:style-name="WWNum28">
        <text:list-item>
          <text:p text:style-name="P72">Human in shape only</text:p>
        </text:list-item>
        <text:list-item>
          <text:p text:style-name="P72">Clockwork precision hiding organic horror – Their movements are perfect, but their insides leak.</text:p>
        </text:list-item>
        <text:list-item>
          <text:p text:style-name="P72">A feeling made manifest – Regret, hunger, sorrow, desire. You don’t see them, you feel them.</text:p>
        </text:list-item>
        <text:list-item>
          <text:p text:style-name="P72">A voice penetrating your soul – You hear them in your bones</text:p>
        </text:list-item>
        <text:list-item>
          <text:p text:style-name="P72">Beautiful and terrifying – They are perfect and they know it.</text:p>
        </text:list-item>
        <text:list-item>
          <text:p text:style-name="P72">Repulsive and well dressed – They reek, rot, and drip, but their cuffs are clean</text:p>
        </text:list-item>
        <text:list-item>
          <text:p text:style-name="P72">Larger than you can comprehend – Turning your head doesn’t seem to help</text:p>
        </text:list-item>
        <text:list-item>
          <text:p text:style-name="P72">A mirror with people trapped inside it – They speak in unison.</text:p>
        </text:list-item>
        <text:list-item>
          <text:p text:style-name="P72">A swarm pretending to be one thing – Rats, crows, snakes, insects</text:p>
        </text:list-item>
        <text:list-item>
          <text:p text:style-name="P72">Mummified something – Was that a tentacle you saw?</text:p>
        </text:list-item>
        <text:list-item>
          <text:p text:style-name="P72">A sentient dungeon – The walls are breathing</text:p>
        </text:list-item>
        <text:list-item>
          <text:p text:style-name="P72">An abomination of flesh – Its misery is matched only by its glee</text:p>
        </text:list-item>
      </text:list>
      <text:p text:style-name="Standard"><text:line-break/></text:p>
      <text:p text:style-name="Standard">Wants / Needs (Roll twice, no duplicates)</text:p>
      <text:list xml:id="list1812798624" text:style-name="WWNum21">
        <text:list-item>
          <text:p text:style-name="P73"><text:soft-page-break/>Knowledge</text:p>
        </text:list-item>
        <text:list-item>
          <text:p text:style-name="P73">Power</text:p>
        </text:list-item>
        <text:list-item>
          <text:p text:style-name="P73">Recognition</text:p>
        </text:list-item>
        <text:list-item>
          <text:p text:style-name="P73">Legacy</text:p>
        </text:list-item>
        <text:list-item>
          <text:p text:style-name="P73">Worship</text:p>
        </text:list-item>
        <text:list-item>
          <text:p text:style-name="P73">Transcendence</text:p>
        </text:list-item>
        <text:list-item>
          <text:p text:style-name="P73">Aesthetic / Beauty</text:p>
        </text:list-item>
        <text:list-item>
          <text:p text:style-name="P73">Chaos</text:p>
        </text:list-item>
        <text:list-item>
          <text:p text:style-name="P73">Companionship</text:p>
        </text:list-item>
        <text:list-item>
          <text:p text:style-name="P73">Revenge</text:p>
        </text:list-item>
        <text:list-item>
          <text:p text:style-name="P73">Souls</text:p>
        </text:list-item>
        <text:list-item>
          <text:p text:style-name="P73">Blood</text:p>
        </text:list-item>
        <text:list-item>
          <text:p text:style-name="P73">Control</text:p>
        </text:list-item>
        <text:list-item>
          <text:p text:style-name="P73">Sanity</text:p>
        </text:list-item>
        <text:list-item>
          <text:p text:style-name="P73">Identity</text:p>
        </text:list-item>
        <text:list-item>
          <text:p text:style-name="P73">Purpose</text:p>
        </text:list-item>
        <text:list-item>
          <text:p text:style-name="P73">Prophecy Fulfillment</text:p>
        </text:list-item>
        <text:list-item>
          <text:p text:style-name="P73">Balance</text:p>
        </text:list-item>
        <text:list-item>
          <text:p text:style-name="P73">Expansion</text:p>
        </text:list-item>
        <text:list-item>
          <text:p text:style-name="P73">Material</text:p>
        </text:list-item>
      </text:list>
      <text:p text:style-name="Standard"/>
      <text:p text:style-name="Standard"><text:soft-page-break/>Hates (Roll one to three times, no duplicates)</text:p>
      <text:list xml:id="list1486177060" text:style-name="WWNum7">
        <text:list-item>
          <text:p text:style-name="P74">Light</text:p>
        </text:list-item>
        <text:list-item>
          <text:p text:style-name="P74">Darkness</text:p>
        </text:list-item>
        <text:list-item>
          <text:p text:style-name="P74">Mirrors</text:p>
        </text:list-item>
        <text:list-item>
          <text:p text:style-name="P74">Music</text:p>
        </text:list-item>
        <text:list-item>
          <text:p text:style-name="P74">Laughter</text:p>
        </text:list-item>
        <text:list-item>
          <text:p text:style-name="P74">Questions</text:p>
        </text:list-item>
        <text:list-item>
          <text:p text:style-name="P74">Answers</text:p>
        </text:list-item>
        <text:list-item>
          <text:p text:style-name="P74">Nature</text:p>
        </text:list-item>
        <text:list-item>
          <text:p text:style-name="P74">Machines</text:p>
        </text:list-item>
        <text:list-item>
          <text:p text:style-name="P74">Order</text:p>
        </text:list-item>
        <text:list-item>
          <text:p text:style-name="P74">Chaos</text:p>
        </text:list-item>
        <text:list-item>
          <text:p text:style-name="P74">Beauty</text:p>
        </text:list-item>
        <text:list-item>
          <text:p text:style-name="P74">Ugliness</text:p>
        </text:list-item>
        <text:list-item>
          <text:p text:style-name="P74">Cleanliness</text:p>
        </text:list-item>
        <text:list-item>
          <text:p text:style-name="P74">Filth</text:p>
        </text:list-item>
        <text:list-item>
          <text:p text:style-name="P74">Gods</text:p>
        </text:list-item>
        <text:list-item>
          <text:p text:style-name="P74">Ignorance</text:p>
        </text:list-item>
        <text:list-item>
          <text:p text:style-name="P74">Knowledge</text:p>
        </text:list-item>
        <text:list-item>
          <text:p text:style-name="P74">Odors</text:p>
        </text:list-item>
        <text:list-item>
          <text:p text:style-name="P74">Sensations</text:p>
        </text:list-item>
      </text:list>
      <text:p text:style-name="Standard"><text:soft-page-break/></text:p>
      <text:p text:style-name="Standard">Moment to moment temperament:<text:line-break/></text:p>
      <text:list xml:id="list869061483" text:style-name="WWNum9">
        <text:list-item>
          <text:p text:style-name="P75">Amused — rewards recklessness.</text:p>
        </text:list-item>
        <text:list-item>
          <text:p text:style-name="P75">Hungry — demands more.</text:p>
        </text:list-item>
        <text:list-item>
          <text:p text:style-name="P75">Indifferent — ignores prayers.</text:p>
        </text:list-item>
        <text:list-item>
          <text:p text:style-name="P75">Curious — grants a hint or vision.</text:p>
        </text:list-item>
        <text:list-item>
          <text:p text:style-name="P75">Displeased — adds Stress to all.</text:p>
        </text:list-item>
        <text:list-item>
          <text:p text:style-name="P75">Ecstatic — twists reality in your favor.<text:bookmark text:name="_1bfileeuabjd"/></text:p>
        </text:list-item>
      </text:list>
      <text:p text:style-name="P140"><text:span text:style-name="T1">Job Creation</text:span></text:p>
      <text:p text:style-name="P113"><text:bookmark text:name="_qlh1x7ok8kfa"/><text:span text:style-name="T11">Job Creation</text:span></text:p>
      <text:p text:style-name="Standard">As a just and benevolent job creator, it is your duty to create tasks for your <text:span text:style-name="T17">slaves</text:span> employees to perform. This section is to help you design and create jobs for your minions.<text:line-break/><text:line-break/><text:span text:style-name="T6">Make a Subtle Change</text:span></text:p>
      <text:list xml:id="list980817553" text:style-name="WWNum11">
        <text:list-item>
          <text:p text:style-name="P76">Rotate all portraits in a castle 3 degrees <text:span text:style-name="T5">clockwise</text:span></text:p>
        </text:list-item>
        <text:list-item>
          <text:p text:style-name="P76">Wrinkle a lords clothing</text:p>
        </text:list-item>
        <text:list-item>
          <text:p text:style-name="P76">Spoil only the left side of a feast</text:p>
        </text:list-item>
        <text:list-item>
          <text:p text:style-name="P76">Unsync all clocks by 3 minutes</text:p>
        </text:list-item>
      </text:list>
      <text:p text:style-name="Standard"/>
      <text:p text:style-name="Standard"><text:span text:style-name="T6">Plant / Swap / Steal</text:span></text:p>
      <text:list xml:id="list4019991097" text:style-name="WWNum24">
        <text:list-item>
          <text:p text:style-name="P77">Plant a cursed locket on a mayor</text:p>
        </text:list-item>
        <text:list-item>
          <text:p text:style-name="P77">Swap a brewery’s vats with <text:span text:style-name="T5">seawater</text:span></text:p>
        </text:list-item>
        <text:list-item>
          <text:p text:style-name="P77">Steal a saint’s fingernail from a reliquary</text:p>
        </text:list-item>
        <text:list-item>
          <text:p text:style-name="P77">Replace the queen’s favorite tea with boiled silence</text:p>
        </text:list-item>
      </text:list>
      <text:p text:style-name="Standard"/>
      <text:p text:style-name="Standard"><text:span text:style-name="T6">Perform a Strange Ritual</text:span></text:p>
      <text:list xml:id="list633429381" text:style-name="WWNum27">
        <text:list-item>
          <text:p text:style-name="P78">Write diagrams on the walls in invisible ink</text:p>
        </text:list-item>
        <text:list-item>
          <text:p text:style-name="P78">Throw salt on somebodies shadow after they sneeze from pepper</text:p>
        </text:list-item>
        <text:list-item>
          <text:p text:style-name="P78">Desecrate the gravestones of everyone with the letter A in their name</text:p>
        </text:list-item>
        <text:list-item>
          <text:p text:style-name="P78">Bury a live crow under the crossroads at noon</text:p>
        </text:list-item>
      </text:list>
      <text:p text:style-name="Standard"/>
      <text:p text:style-name="Standard"><text:span text:style-name="T6">Torture </text:span></text:p>
      <text:list xml:id="list1340583903" text:style-name="WWNum1">
        <text:list-item>
          <text:p text:style-name="P79">Teach children a lullaby that summons something</text:p>
        </text:list-item>
        <text:list-item>
          <text:p text:style-name="P79"><text:soft-page-break/>Bake a birthday cake with sand in it</text:p>
        </text:list-item>
        <text:list-item>
          <text:p text:style-name="P79">Remove one page from every book in a library</text:p>
        </text:list-item>
        <text:list-item>
          <text:p text:style-name="P79">Engage in terrible smalltalk with a target until they run away</text:p>
        </text:list-item>
      </text:list>
      <text:p text:style-name="Standard"/>
      <text:p text:style-name="Standard"><text:span text:style-name="T6">Manipulate / Blackmail</text:span></text:p>
      <text:list xml:id="list241539626" text:style-name="WWNum18">
        <text:list-item>
          <text:p text:style-name="P80">Convince a priest to speak blasphemies</text:p>
        </text:list-item>
        <text:list-item>
          <text:p text:style-name="P80">Blackmail a knight with a doppelganger’s love letters</text:p>
        </text:list-item>
        <text:list-item>
          <text:p text:style-name="P80">Gaslight a scholar into doubting their own name</text:p>
        </text:list-item>
        <text:list-item>
          <text:p text:style-name="P80">Coerce a Lord to object to marriage.</text:p>
        </text:list-item>
      </text:list>
      <text:p text:style-name="Standard"/>
      <text:p text:style-name="Standard"><text:span text:style-name="T6">Murder / Death / Kill</text:span></text:p>
      <text:list xml:id="list913723361" text:style-name="WWNum10">
        <text:list-item>
          <text:p text:style-name="P81">Murder a bard who sings off key</text:p>
        </text:list-item>
        <text:list-item>
          <text:p text:style-name="P81">Dig up the deceased and swap their bodies</text:p>
        </text:list-item>
        <text:list-item>
          <text:p text:style-name="P81">Kill every cow with an odd number of spots</text:p>
        </text:list-item>
        <text:list-item>
          <text:p text:style-name="P81">Rewrite a final testament and will<text:bookmark text:name="_of2v2dv8h85q"/></text:p>
        </text:list-item>
      </text:list>
      <text:p text:style-name="P141"><text:span text:style-name="T1">Explorer</text:span></text:p>
      <text:p text:style-name="P101"><text:span text:style-name="T13">This is only an archetype, not an actual class. The following ideas are here to make sure I’m covering different archetypes. These abilities can be used/obtained by any character.</text:span></text:p>
      <text:p text:style-name="Standard"/>
      <text:p text:style-name="Standard">Good for exploiting the environment<text:line-break/>Can make potions and things from stuff the party finds<text:line-break/>Can carry more stuff and knows what different stuff is<text:line-break/>Expert on stuff<text:bookmark text:name="_g3js2r4r2wkk"/></text:p>
      <text:p text:style-name="P142"><text:span text:style-name="T1">Combat Deck</text:span></text:p>
      <text:p text:style-name="P102">21 Negative cards</text:p>
      <text:p text:style-name="Standard">22 Positive cards</text:p>
      <text:p text:style-name="Standard">Every negative card has 2 effects to make armor choices interesting</text:p>
      <text:p text:style-name="Standard"><text:bookmark text:name="_trpri2iwegs1"/></text:p>
      <table:table table:name="Table11" table:style-name="Table11">
        <table:table-column table:style-name="Table11.A"/>
        <table:table-column table:style-name="Table11.B"/>
        <table:table-row table:style-name="Table11.1">
          <table:table-cell table:style-name="Table11.A1" office:value-type="string">
            <text:p text:style-name="P13"><text:span text:style-name="T18">Negative</text:span></text:p>
          </table:table-cell>
          <table:table-cell table:style-name="Table11.A1" office:value-type="string">
            <text:p text:style-name="P13"><text:span text:style-name="T18">- Lose a &lt;b&gt;Blood Token&lt;/b&gt;</text:span></text:p>
            <text:p text:style-name="P13"><text:span text:style-name="T18">&lt;/br&gt;&lt;/br&gt;- Lose a &lt;b&gt;Blood Token&lt;/b&gt;</text:span></text:p>
          </table:table-cell>
        </table:table-row>
        <table:table-row table:style-name="Table11.1">
          <table:table-cell table:style-name="Table11.A1" office:value-type="string">
            <text:p text:style-name="P13"><text:span text:style-name="T18">Negative</text:span></text:p>
          </table:table-cell>
          <table:table-cell table:style-name="Table11.A1" office:value-type="string">
            <text:p text:style-name="P13"><text:span text:style-name="T18">- Lose a &lt;b&gt;Stamina Token&lt;/b&gt;</text:span></text:p>
            <text:p text:style-name="P13"><text:span text:style-name="T18">&lt;/br&gt;&lt;/br&gt;- Lose a &lt;b&gt;Blood Token&lt;/b&gt;</text:span></text:p>
          </table:table-cell>
        </table:table-row>
        <table:table-row table:style-name="Table11.1">
          <table:table-cell table:style-name="Table11.A1" office:value-type="string">
            <text:p text:style-name="P13"><text:span text:style-name="T18">Negative</text:span></text:p>
          </table:table-cell>
          <table:table-cell table:style-name="Table11.A1" office:value-type="string">
            <text:p text:style-name="P13"><text:span text:style-name="T18">- Lose a &lt;b&gt;Stamina Token&lt;/b&gt;</text:span></text:p>
            <text:p text:style-name="P13"><text:span text:style-name="T18">&lt;/br&gt;&lt;/br&gt;- Lose a &lt;b&gt;Stamina Token&lt;/b&gt;</text:span></text:p>
          </table:table-cell>
        </table:table-row>
        <table:table-row table:style-name="Table11.4">
          <table:table-cell table:style-name="Table11.A1" office:value-type="string">
            <text:p text:style-name="P13"><text:span text:style-name="T18">Negative</text:span></text:p>
          </table:table-cell>
          <table:table-cell table:style-name="Table11.A1" office:value-type="string">
            <text:p text:style-name="P13"><text:span text:style-name="T18">- Lose a &lt;b&gt;Stamina Token&lt;/b&gt;</text:span></text:p>
            <text:p text:style-name="P13"><text:span text:style-name="T18">&lt;/br&gt;&lt;/br&gt;- You &lt;b&gt;Panic!&lt;/b&gt; You gain &lt;b&gt;Stress&lt;/b&gt;</text:span></text:p>
            <text:p text:style-name="P13"><text:span text:style-name="T18">&lt;/br&gt;&lt;i&gt;(Roll on the Panic table)&lt;/i&gt;</text:span></text:p>
          </table:table-cell>
        </table:table-row>
        <table:table-row table:style-name="Table11.4">
          <table:table-cell table:style-name="Table11.A1" office:value-type="string">
            <text:p text:style-name="P13"><text:span text:style-name="T18">Negative</text:span></text:p>
          </table:table-cell>
          <table:table-cell table:style-name="Table11.A1" office:value-type="string">
            <text:p text:style-name="P13"><text:span text:style-name="T18">- Lose a &lt;b&gt;Stamina Token&lt;/b&gt;</text:span></text:p>
            <text:p text:style-name="P13"><text:span text:style-name="T18">&lt;/br&gt;&lt;/br&gt;- You are &lt;b&gt;Stunned&lt;/b&gt;</text:span></text:p>
            <text:p text:style-name="P13"><text:span text:style-name="T18">&lt;/br&gt;&lt;i&gt;(Can't use abilities next round)&lt;/i&gt;</text:span></text:p>
          </table:table-cell>
        </table:table-row>
        <table:table-row table:style-name="Table11.4">
          <table:table-cell table:style-name="Table11.A1" office:value-type="string">
            <text:p text:style-name="P13"><text:span text:style-name="T18">Negative</text:span></text:p>
          </table:table-cell>
          <table:table-cell table:style-name="Table11.A1" office:value-type="string">
            <text:p text:style-name="P13"><text:span text:style-name="T18">- Lose a &lt;b&gt;Stamina Token&lt;/b&gt;</text:span></text:p>
            <text:p text:style-name="P13"><text:span text:style-name="T18">&lt;/br&gt;&lt;/br&gt;- You have been &lt;b&gt;Dismembered&lt;/b&gt;</text:span></text:p>
            <text:p text:style-name="P13"><text:span text:style-name="T18">&lt;/br&gt;&lt;i&gt;(Roll on the Dismember table)&lt;/i&gt;</text:span></text:p>
          </table:table-cell>
        </table:table-row>
        <table:table-row table:style-name="Table11.4">
          <table:table-cell table:style-name="Table11.A1" office:value-type="string">
            <text:p text:style-name="P13"><text:span text:style-name="T18">Negative</text:span></text:p>
          </table:table-cell>
          <table:table-cell table:style-name="Table11.A1" office:value-type="string">
            <text:p text:style-name="P13"><text:span text:style-name="T18">- Lose a &lt;b&gt;Stamina Token&lt;/b&gt;</text:span></text:p>
            <text:p text:style-name="P13"><text:span text:style-name="T18">&lt;/br&gt;&lt;/br&gt;- You have been &lt;b&gt;Wounded&lt;/b&gt;</text:span></text:p>
            <text:p text:style-name="P13"><text:span text:style-name="T18">&lt;/br&gt;&lt;i&gt;(Roll on the Wound table)&lt;/i&gt;</text:span></text:p>
          </table:table-cell>
        </table:table-row>
        <table:table-row table:style-name="Table11.4">
          <table:table-cell table:style-name="Table11.A1" office:value-type="string">
            <text:p text:style-name="P13"><text:span text:style-name="T18">Negative</text:span></text:p>
          </table:table-cell>
          <table:table-cell table:style-name="Table11.A1" office:value-type="string">
            <text:p text:style-name="P13"><text:span text:style-name="T18">- You &lt;b&gt;Panic!&lt;/b&gt; You gain &lt;b&gt;Stress&lt;/b&gt;</text:span></text:p>
            <text:p text:style-name="P13"><text:span text:style-name="T18">&lt;/br&gt;&lt;i&gt;(Roll on the Panic table)&lt;/i&gt;</text:span></text:p>
            <text:p text:style-name="P13"><text:span text:style-name="T18">&lt;/br&gt;&lt;/br&gt;- Lose a &lt;b&gt;Blood Token&lt;/b&gt;</text:span></text:p>
          </table:table-cell>
        </table:table-row>
        <table:table-row table:style-name="Table11.9">
          <table:table-cell table:style-name="Table11.A1" office:value-type="string">
            <text:p text:style-name="P13"><text:span text:style-name="T18">Negative</text:span></text:p>
          </table:table-cell>
          <table:table-cell table:style-name="Table11.A1" office:value-type="string">
            <text:p text:style-name="P13"><text:span text:style-name="T18">- You &lt;b&gt;Panic!&lt;/b&gt; You gain &lt;b&gt;Stress&lt;/b&gt;</text:span></text:p>
            <text:p text:style-name="P13"><text:span text:style-name="T18">&lt;/br&gt;&lt;i&gt;(Roll on the Panic table)&lt;/i&gt;</text:span></text:p>
            <text:p text:style-name="P13"><text:span text:style-name="T18">&lt;/br&gt;&lt;/br&gt;- You &lt;b&gt;Panic!&lt;/b&gt; You gain &lt;b&gt;Stress&lt;/b&gt;</text:span></text:p>
            <text:p text:style-name="P13"><text:span text:style-name="T18">&lt;/br&gt;&lt;i&gt;(Roll on the Panic table)&lt;/i&gt;</text:span></text:p>
          </table:table-cell>
        </table:table-row>
        <table:table-row table:style-name="Table11.9">
          <table:table-cell table:style-name="Table11.A1" office:value-type="string">
            <text:p text:style-name="P13"><text:span text:style-name="T18">Negative</text:span></text:p>
          </table:table-cell>
          <table:table-cell table:style-name="Table11.A1" office:value-type="string">
            <text:p text:style-name="P13"><text:span text:style-name="T18">- You &lt;b&gt;Panic!&lt;/b&gt; You gain &lt;b&gt;Stress&lt;/b&gt;</text:span></text:p>
            <text:p text:style-name="P13"><text:span text:style-name="T18">&lt;/br&gt;&lt;i&gt;(Roll on the Panic table)&lt;/i&gt;</text:span></text:p>
            <text:p text:style-name="P13"><text:span text:style-name="T18">&lt;/br&gt;&lt;/br&gt;- You have been &lt;b&gt;Dismembered&lt;/b&gt;</text:span></text:p>
            <text:p text:style-name="P13"><text:span text:style-name="T18">&lt;/br&gt;&lt;i&gt;(Roll on the Dismember table)&lt;/i&gt;</text:span></text:p>
          </table:table-cell>
        </table:table-row>
        <text:soft-page-break/>
        <table:table-row table:style-name="Table11.4">
          <table:table-cell table:style-name="Table11.A1" office:value-type="string">
            <text:p text:style-name="P13"><text:span text:style-name="T18">Negative</text:span></text:p>
          </table:table-cell>
          <table:table-cell table:style-name="Table11.A1" office:value-type="string">
            <text:p text:style-name="P13"><text:span text:style-name="T18">- You are &lt;b&gt;Stunned&lt;/b&gt;</text:span></text:p>
            <text:p text:style-name="P13"><text:span text:style-name="T18">&lt;/br&gt;&lt;i&gt;(Can't use abilities next round)&lt;/i&gt;</text:span></text:p>
            <text:p text:style-name="P13"><text:span text:style-name="T18">&lt;/br&gt;&lt;/br&gt;- Lose a &lt;b&gt;Blood Token&lt;/b&gt;</text:span></text:p>
          </table:table-cell>
        </table:table-row>
        <table:table-row table:style-name="Table11.9">
          <table:table-cell table:style-name="Table11.A1" office:value-type="string">
            <text:p text:style-name="P13"><text:span text:style-name="T18">Negative</text:span></text:p>
          </table:table-cell>
          <table:table-cell table:style-name="Table11.A1" office:value-type="string">
            <text:p text:style-name="P13"><text:span text:style-name="T18">- You are &lt;b&gt;Stunned&lt;/b&gt;</text:span></text:p>
            <text:p text:style-name="P13"><text:span text:style-name="T18">&lt;/br&gt;&lt;i&gt;(Can't use abilities next round)&lt;/i&gt;</text:span></text:p>
            <text:p text:style-name="P13"><text:span text:style-name="T18">&lt;/br&gt;&lt;/br&gt;- You &lt;b&gt;Panic!&lt;/b&gt; You gain &lt;b&gt;Stress&lt;/b&gt;</text:span></text:p>
            <text:p text:style-name="P13"><text:span text:style-name="T18">&lt;/br&gt;&lt;i&gt;(Roll on the Panic table)&lt;/i&gt;</text:span></text:p>
          </table:table-cell>
        </table:table-row>
        <table:table-row table:style-name="Table11.13">
          <table:table-cell table:style-name="Table11.A1" office:value-type="string">
            <text:p text:style-name="P13"><text:span text:style-name="T18">Negative</text:span></text:p>
          </table:table-cell>
          <table:table-cell table:style-name="Table11.A1" office:value-type="string">
            <text:p text:style-name="P13"><text:span text:style-name="T18">- You are &lt;b&gt;Stunned&lt;/b&gt;</text:span></text:p>
            <text:p text:style-name="P13"><text:span text:style-name="T18">&lt;/br&gt;&lt;i&gt;(Can't use abilities next round)&lt;/i&gt;</text:span></text:p>
            <text:p text:style-name="P13"><text:span text:style-name="T18">&lt;/br&gt;&lt;/br&gt;- You are &lt;b&gt;Stunned&lt;/b&gt;</text:span></text:p>
            <text:p text:style-name="P13"><text:span text:style-name="T18">&lt;/br&gt;&lt;i&gt;(Can't use abilities next round)&lt;/i&gt;</text:span></text:p>
            <text:p text:style-name="P13"><text:span text:style-name="T18">&lt;/br&gt;&lt;/br&gt;&lt;i&gt;These stack&lt;/i&gt;</text:span></text:p>
          </table:table-cell>
        </table:table-row>
        <table:table-row table:style-name="Table11.9">
          <table:table-cell table:style-name="Table11.A1" office:value-type="string">
            <text:p text:style-name="P13"><text:span text:style-name="T18">Negative</text:span></text:p>
          </table:table-cell>
          <table:table-cell table:style-name="Table11.A1" office:value-type="string">
            <text:p text:style-name="P13"><text:span text:style-name="T18">- You are &lt;b&gt;Stunned&lt;/b&gt;</text:span></text:p>
            <text:p text:style-name="P13"><text:span text:style-name="T18">&lt;/br&gt;&lt;i&gt;(Can't use abilities next round)&lt;/i&gt;</text:span></text:p>
            <text:p text:style-name="P13"><text:span text:style-name="T18">&lt;/br&gt;&lt;/br&gt;- You have been &lt;b&gt;Dismembered&lt;/b&gt;</text:span></text:p>
            <text:p text:style-name="P13"><text:span text:style-name="T18">&lt;/br&gt;&lt;i&gt;(Roll on the Dismember table)&lt;/i&gt;</text:span></text:p>
          </table:table-cell>
        </table:table-row>
        <table:table-row table:style-name="Table11.9">
          <table:table-cell table:style-name="Table11.A1" office:value-type="string">
            <text:p text:style-name="P13"><text:span text:style-name="T18">Negative</text:span></text:p>
          </table:table-cell>
          <table:table-cell table:style-name="Table11.A1" office:value-type="string">
            <text:p text:style-name="P13"><text:span text:style-name="T18">- You are &lt;b&gt;Stunned&lt;/b&gt;</text:span></text:p>
            <text:p text:style-name="P13"><text:span text:style-name="T18">&lt;/br&gt;&lt;i&gt;(Can't use abilities next round)&lt;/i&gt;</text:span></text:p>
            <text:p text:style-name="P13"><text:span text:style-name="T18">&lt;/br&gt;&lt;/br&gt;- You have been &lt;b&gt;Wounded&lt;/b&gt;</text:span></text:p>
            <text:p text:style-name="P13"><text:span text:style-name="T18">&lt;/br&gt;&lt;i&gt;(Roll on the Wound table)&lt;/i&gt;</text:span></text:p>
          </table:table-cell>
        </table:table-row>
        <table:table-row table:style-name="Table11.4">
          <table:table-cell table:style-name="Table11.A1" office:value-type="string">
            <text:p text:style-name="P13"><text:span text:style-name="T18">Negative</text:span></text:p>
          </table:table-cell>
          <table:table-cell table:style-name="Table11.A1" office:value-type="string">
            <text:p text:style-name="P13"><text:span text:style-name="T18">- You have been &lt;b&gt;Dismembered&lt;/b&gt;</text:span></text:p>
            <text:p text:style-name="P13"><text:span text:style-name="T18">&lt;/br&gt;&lt;i&gt;(Roll on the Dismember table)&lt;/i&gt;</text:span></text:p>
            <text:p text:style-name="P13"><text:span text:style-name="T18">&lt;/br&gt;&lt;/br&gt;- Lose a &lt;b&gt;Blood Token&lt;/b&gt;</text:span></text:p>
          </table:table-cell>
        </table:table-row>
        <table:table-row table:style-name="Table11.9">
          <table:table-cell table:style-name="Table11.A1" office:value-type="string">
            <text:p text:style-name="P13"><text:span text:style-name="T18">Negative</text:span></text:p>
          </table:table-cell>
          <table:table-cell table:style-name="Table11.A1" office:value-type="string">
            <text:p text:style-name="P13"><text:span text:style-name="T18">- You have been &lt;b&gt;Dismembered&lt;/b&gt;</text:span></text:p>
            <text:p text:style-name="P13"><text:span text:style-name="T18">&lt;/br&gt;&lt;i&gt;(Roll on the Dismember table)&lt;/i&gt;</text:span></text:p>
            <text:p text:style-name="P13"><text:span text:style-name="T18">&lt;/br&gt;&lt;/br&gt;- You have been &lt;b&gt;Dismembered&lt;/b&gt;</text:span></text:p>
            <text:p text:style-name="P13"><text:span text:style-name="T18">&lt;/br&gt;&lt;i&gt;(Roll on the Dismember table)&lt;/i&gt;</text:span></text:p>
          </table:table-cell>
        </table:table-row>
        <table:table-row table:style-name="Table11.4">
          <table:table-cell table:style-name="Table11.A1" office:value-type="string">
            <text:p text:style-name="P13"><text:span text:style-name="T18">Negative</text:span></text:p>
          </table:table-cell>
          <table:table-cell table:style-name="Table11.A1" office:value-type="string">
            <text:p text:style-name="P13"><text:span text:style-name="T18">- You have been &lt;b&gt;Wounded&lt;/b&gt;</text:span></text:p>
            <text:p text:style-name="P13"><text:span text:style-name="T18">&lt;/br&gt;&lt;i&gt;(Roll on the Wound table)&lt;/i&gt;</text:span></text:p>
            <text:p text:style-name="P13"><text:span text:style-name="T18">&lt;/br&gt;&lt;/br&gt;- Lose a &lt;b&gt;Blood Token&lt;/b&gt;</text:span></text:p>
          </table:table-cell>
        </table:table-row>
        <table:table-row table:style-name="Table11.9">
          <table:table-cell table:style-name="Table11.A1" office:value-type="string">
            <text:p text:style-name="P13"><text:span text:style-name="T18">Negative</text:span></text:p>
          </table:table-cell>
          <table:table-cell table:style-name="Table11.A1" office:value-type="string">
            <text:p text:style-name="P13"><text:span text:style-name="T18">- You have been &lt;b&gt;Wounded&lt;/b&gt;</text:span></text:p>
            <text:p text:style-name="P13"><text:span text:style-name="T18">&lt;/br&gt;&lt;i&gt;(Roll on the Wound table)&lt;/i&gt;</text:span></text:p>
            <text:p text:style-name="P13"><text:span text:style-name="T18">&lt;/br&gt;&lt;/br&gt;- You &lt;b&gt;Panic!&lt;/b&gt; You gain &lt;b&gt;Stress&lt;/b&gt;</text:span></text:p>
            <text:p text:style-name="P13"><text:span text:style-name="T18">&lt;/br&gt;&lt;i&gt;(Roll on the Panic table)&lt;/i&gt;</text:span></text:p>
          </table:table-cell>
        </table:table-row>
        <table:table-row table:style-name="Table11.9">
          <table:table-cell table:style-name="Table11.A1" office:value-type="string">
            <text:p text:style-name="P13"><text:span text:style-name="T18">Negative</text:span></text:p>
          </table:table-cell>
          <table:table-cell table:style-name="Table11.A1" office:value-type="string">
            <text:p text:style-name="P13"><text:span text:style-name="T18">- You have been &lt;b&gt;Wounded&lt;/b&gt;</text:span></text:p>
            <text:p text:style-name="P13"><text:span text:style-name="T18">&lt;/br&gt;&lt;i&gt;(Roll on the Wound table)&lt;/i&gt;</text:span></text:p>
            <text:p text:style-name="P13"><text:span text:style-name="T18">&lt;/br&gt;&lt;/br&gt;- You have been &lt;b&gt;Dismembered&lt;/b&gt;</text:span></text:p>
            <text:p text:style-name="P13"><text:span text:style-name="T18">&lt;/br&gt;&lt;i&gt;(Roll on the Dismember table)&lt;/i&gt;</text:span></text:p>
          </table:table-cell>
        </table:table-row>
        <text:soft-page-break/>
        <table:table-row table:style-name="Table11.9">
          <table:table-cell table:style-name="Table11.A1" office:value-type="string">
            <text:p text:style-name="P13"><text:span text:style-name="T18">Negative</text:span></text:p>
          </table:table-cell>
          <table:table-cell table:style-name="Table11.A1" office:value-type="string">
            <text:p text:style-name="P13"><text:span text:style-name="T18">- You have been &lt;b&gt;Wounded&lt;/b&gt;</text:span></text:p>
            <text:p text:style-name="P13"><text:span text:style-name="T18">&lt;/br&gt;&lt;i&gt;(Roll on the Wound table)&lt;/i&gt;</text:span></text:p>
            <text:p text:style-name="P13"><text:span text:style-name="T18">&lt;/br&gt;&lt;/br&gt;- You have been &lt;b&gt;Wounded&lt;/b&gt;</text:span></text:p>
            <text:p text:style-name="P13"><text:span text:style-name="T18">&lt;/br&gt;&lt;i&gt;(Roll on the Wound table)&lt;/i&gt;</text:span></text:p>
          </table:table-cell>
        </table:table-row>
        <table:table-row table:style-name="Table11.22">
          <table:table-cell table:style-name="Table11.A1" office:value-type="string">
            <text:p text:style-name="P13"><text:span text:style-name="T18">Positive</text:span></text:p>
          </table:table-cell>
          <table:table-cell table:style-name="Table11.A1" office:value-type="string">
            <text:p text:style-name="P13"><text:span text:style-name="T18">- You deliver a killing a blow</text:span></text:p>
          </table:table-cell>
        </table:table-row>
        <table:table-row table:style-name="Table11.22">
          <table:table-cell table:style-name="Table11.A1" office:value-type="string">
            <text:p text:style-name="P13"><text:span text:style-name="T18">Positive</text:span></text:p>
          </table:table-cell>
          <table:table-cell table:style-name="Table11.A1" office:value-type="string">
            <text:p text:style-name="P13"><text:span text:style-name="T18">- You wound an enemy</text:span></text:p>
          </table:table-cell>
        </table:table-row>
        <table:table-row table:style-name="Table11.22">
          <table:table-cell table:style-name="Table11.A1" office:value-type="string">
            <text:p text:style-name="P13"><text:span text:style-name="T18">Positive</text:span></text:p>
          </table:table-cell>
          <table:table-cell table:style-name="Table11.A1" office:value-type="string">
            <text:p text:style-name="P13"><text:span text:style-name="T18">- You stun an enemy</text:span></text:p>
          </table:table-cell>
        </table:table-row>
        <table:table-row table:style-name="Table11.22">
          <table:table-cell table:style-name="Table11.A1" office:value-type="string">
            <text:p text:style-name="P13"><text:span text:style-name="T18">Positive</text:span></text:p>
          </table:table-cell>
          <table:table-cell table:style-name="Table11.A1" office:value-type="string">
            <text:p text:style-name="P13"><text:span text:style-name="T18">- You bleed an enemy</text:span></text:p>
          </table:table-cell>
        </table:table-row>
        <table:table-row table:style-name="Table11.22">
          <table:table-cell table:style-name="Table11.A1" office:value-type="string">
            <text:p text:style-name="P13"><text:span text:style-name="T18">Positive</text:span></text:p>
          </table:table-cell>
          <table:table-cell table:style-name="Table11.A1" office:value-type="string">
            <text:p text:style-name="P13"><text:span text:style-name="T18">- An enemies will falters (Resolve check, difficulty 2)</text:span></text:p>
          </table:table-cell>
        </table:table-row>
        <table:table-row table:style-name="Table11.22">
          <table:table-cell table:style-name="Table11.A1" office:value-type="string">
            <text:p text:style-name="P13"><text:span text:style-name="T18">Positive</text:span></text:p>
          </table:table-cell>
          <table:table-cell table:style-name="Table11.A1" office:value-type="string">
            <text:p text:style-name="P13"><text:span text:style-name="T18">- You gain a &lt;b&gt;Stamina Token&lt;/b&gt;</text:span></text:p>
          </table:table-cell>
        </table:table-row>
        <table:table-row table:style-name="Table11.22">
          <table:table-cell table:style-name="Table11.A1" office:value-type="string">
            <text:p text:style-name="P13"><text:span text:style-name="T18">Positive</text:span></text:p>
          </table:table-cell>
          <table:table-cell table:style-name="Table11.A1" office:value-type="string">
            <text:p text:style-name="P13"><text:span text:style-name="T18">- Reduce your &lt;b&gt;Stress&lt;/b&gt;</text:span></text:p>
          </table:table-cell>
        </table:table-row>
        <table:table-row table:style-name="Table11.1">
          <table:table-cell table:style-name="Table11.A1" office:value-type="string">
            <text:p text:style-name="P13"><text:span text:style-name="T18">Positive</text:span></text:p>
          </table:table-cell>
          <table:table-cell table:style-name="Table11.A1" office:value-type="string">
            <text:p text:style-name="P13"><text:span text:style-name="T18">- You wound an enemy</text:span></text:p>
            <text:p text:style-name="P13"><text:span text:style-name="T18">&lt;/br&gt;&lt;/br&gt;- You stun an enemy</text:span></text:p>
          </table:table-cell>
        </table:table-row>
        <table:table-row table:style-name="Table11.1">
          <table:table-cell table:style-name="Table11.A1" office:value-type="string">
            <text:p text:style-name="P13"><text:span text:style-name="T18">Positive</text:span></text:p>
          </table:table-cell>
          <table:table-cell table:style-name="Table11.A1" office:value-type="string">
            <text:p text:style-name="P13"><text:span text:style-name="T18">- You wound an enemy</text:span></text:p>
            <text:p text:style-name="P13"><text:span text:style-name="T18">&lt;/br&gt;&lt;/br&gt;- You bleed an enemy</text:span></text:p>
          </table:table-cell>
        </table:table-row>
        <text:soft-page-break/>
        <table:table-row table:style-name="Table11.1">
          <table:table-cell table:style-name="Table11.A1" office:value-type="string">
            <text:p text:style-name="P13"><text:span text:style-name="T18">Positive</text:span></text:p>
          </table:table-cell>
          <table:table-cell table:style-name="Table11.A1" office:value-type="string">
            <text:p text:style-name="P13"><text:span text:style-name="T18">- You wound an enemy</text:span></text:p>
            <text:p text:style-name="P13"><text:span text:style-name="T18">&lt;/br&gt;&lt;/br&gt;- An enemies will falters (Resolve check, difficulty 2)</text:span></text:p>
          </table:table-cell>
        </table:table-row>
        <table:table-row table:style-name="Table11.1">
          <table:table-cell table:style-name="Table11.A1" office:value-type="string">
            <text:p text:style-name="P13"><text:span text:style-name="T18">Positive</text:span></text:p>
          </table:table-cell>
          <table:table-cell table:style-name="Table11.A1" office:value-type="string">
            <text:p text:style-name="P13"><text:span text:style-name="T18">- You wound an enemy</text:span></text:p>
            <text:p text:style-name="P13"><text:span text:style-name="T18">&lt;/br&gt;&lt;/br&gt;- You gain a &lt;b&gt;Stamina Token&lt;/b&gt;</text:span></text:p>
          </table:table-cell>
        </table:table-row>
        <table:table-row table:style-name="Table11.1">
          <table:table-cell table:style-name="Table11.A1" office:value-type="string">
            <text:p text:style-name="P13"><text:span text:style-name="T18">Positive</text:span></text:p>
          </table:table-cell>
          <table:table-cell table:style-name="Table11.A1" office:value-type="string">
            <text:p text:style-name="P13"><text:span text:style-name="T18">- You wound an enemy</text:span></text:p>
            <text:p text:style-name="P13"><text:span text:style-name="T18">&lt;/br&gt;&lt;/br&gt;- Reduce your &lt;b&gt;Stress&lt;/b&gt;</text:span></text:p>
          </table:table-cell>
        </table:table-row>
        <table:table-row table:style-name="Table11.1">
          <table:table-cell table:style-name="Table11.A1" office:value-type="string">
            <text:p text:style-name="P13"><text:span text:style-name="T18">Positive</text:span></text:p>
          </table:table-cell>
          <table:table-cell table:style-name="Table11.A1" office:value-type="string">
            <text:p text:style-name="P13"><text:span text:style-name="T18">- You stun an enemy</text:span></text:p>
            <text:p text:style-name="P13"><text:span text:style-name="T18">&lt;/br&gt;&lt;/br&gt;- You bleed an enemy</text:span></text:p>
          </table:table-cell>
        </table:table-row>
        <table:table-row table:style-name="Table11.1">
          <table:table-cell table:style-name="Table11.A1" office:value-type="string">
            <text:p text:style-name="P13"><text:span text:style-name="T18">Positive</text:span></text:p>
          </table:table-cell>
          <table:table-cell table:style-name="Table11.A1" office:value-type="string">
            <text:p text:style-name="P13"><text:span text:style-name="T18">- You stun an enemy</text:span></text:p>
            <text:p text:style-name="P13"><text:span text:style-name="T18">&lt;/br&gt;&lt;/br&gt;- An enemies will falters (Resolve check, difficulty 2)</text:span></text:p>
          </table:table-cell>
        </table:table-row>
        <table:table-row table:style-name="Table11.1">
          <table:table-cell table:style-name="Table11.A1" office:value-type="string">
            <text:p text:style-name="P13"><text:span text:style-name="T18">Positive</text:span></text:p>
          </table:table-cell>
          <table:table-cell table:style-name="Table11.A1" office:value-type="string">
            <text:p text:style-name="P13"><text:span text:style-name="T18">- You stun an enemy</text:span></text:p>
            <text:p text:style-name="P13"><text:span text:style-name="T18">&lt;/br&gt;&lt;/br&gt;- You gain a &lt;b&gt;Stamina Token&lt;/b&gt;</text:span></text:p>
          </table:table-cell>
        </table:table-row>
        <table:table-row table:style-name="Table11.1">
          <table:table-cell table:style-name="Table11.A1" office:value-type="string">
            <text:p text:style-name="P13"><text:span text:style-name="T18">Positive</text:span></text:p>
          </table:table-cell>
          <table:table-cell table:style-name="Table11.A1" office:value-type="string">
            <text:p text:style-name="P13"><text:span text:style-name="T18">- You stun an enemy</text:span></text:p>
            <text:p text:style-name="P13"><text:span text:style-name="T18">&lt;/br&gt;&lt;/br&gt;- Reduce your &lt;b&gt;Stress&lt;/b&gt;</text:span></text:p>
          </table:table-cell>
        </table:table-row>
        <table:table-row table:style-name="Table11.1">
          <table:table-cell table:style-name="Table11.A1" office:value-type="string">
            <text:p text:style-name="P13"><text:span text:style-name="T18">Positive</text:span></text:p>
          </table:table-cell>
          <table:table-cell table:style-name="Table11.A1" office:value-type="string">
            <text:p text:style-name="P13"><text:span text:style-name="T18">- You bleed an enemy</text:span></text:p>
            <text:p text:style-name="P13"><text:span text:style-name="T18">&lt;/br&gt;&lt;/br&gt;- An enemies will falters (Resolve check, difficulty 2)</text:span></text:p>
          </table:table-cell>
        </table:table-row>
        <table:table-row table:style-name="Table11.1">
          <table:table-cell table:style-name="Table11.A1" office:value-type="string">
            <text:p text:style-name="P13"><text:span text:style-name="T18">Positive</text:span></text:p>
          </table:table-cell>
          <table:table-cell table:style-name="Table11.A1" office:value-type="string">
            <text:p text:style-name="P13"><text:span text:style-name="T18">- You bleed an enemy</text:span></text:p>
            <text:p text:style-name="P13"><text:span text:style-name="T18">&lt;/br&gt;&lt;/br&gt;- You gain a &lt;b&gt;Stamina Token&lt;/b&gt;</text:span></text:p>
          </table:table-cell>
        </table:table-row>
        <table:table-row table:style-name="Table11.1">
          <table:table-cell table:style-name="Table11.A1" office:value-type="string">
            <text:p text:style-name="P13"><text:span text:style-name="T18">Positive</text:span></text:p>
          </table:table-cell>
          <table:table-cell table:style-name="Table11.A1" office:value-type="string">
            <text:p text:style-name="P13"><text:span text:style-name="T18">- You bleed an enemy</text:span></text:p>
            <text:p text:style-name="P13"><text:span text:style-name="T18">&lt;/br&gt;&lt;/br&gt;- Reduce your &lt;b&gt;Stress&lt;/b&gt;</text:span></text:p>
          </table:table-cell>
        </table:table-row>
        <text:soft-page-break/>
        <table:table-row table:style-name="Table11.1">
          <table:table-cell table:style-name="Table11.A1" office:value-type="string">
            <text:p text:style-name="P13"><text:span text:style-name="T18">Positive</text:span></text:p>
          </table:table-cell>
          <table:table-cell table:style-name="Table11.A1" office:value-type="string">
            <text:p text:style-name="P13"><text:span text:style-name="T18">- An enemies will falters (Resolve check, difficulty 2)</text:span></text:p>
            <text:p text:style-name="P13"><text:span text:style-name="T18">&lt;/br&gt;&lt;/br&gt;- You gain a &lt;b&gt;Stamina Token&lt;/b&gt;</text:span></text:p>
          </table:table-cell>
        </table:table-row>
        <table:table-row table:style-name="Table11.1">
          <table:table-cell table:style-name="Table11.A1" office:value-type="string">
            <text:p text:style-name="P13"><text:span text:style-name="T18">Positive</text:span></text:p>
          </table:table-cell>
          <table:table-cell table:style-name="Table11.A1" office:value-type="string">
            <text:p text:style-name="P13"><text:span text:style-name="T18">- An enemies will falters (Resolve check, difficulty 2)</text:span></text:p>
            <text:p text:style-name="P13"><text:span text:style-name="T18">&lt;/br&gt;&lt;/br&gt;- Reduce your &lt;b&gt;Stress&lt;/b&gt;</text:span></text:p>
          </table:table-cell>
        </table:table-row>
        <table:table-row table:style-name="Table11.1">
          <table:table-cell table:style-name="Table11.A1" office:value-type="string">
            <text:p text:style-name="P13"><text:span text:style-name="T18">Positive</text:span></text:p>
          </table:table-cell>
          <table:table-cell table:style-name="Table11.A1" office:value-type="string">
            <text:p text:style-name="P13"><text:span text:style-name="T18">- You gain a &lt;b&gt;Stamina Token&lt;/b&gt;</text:span></text:p>
            <text:p text:style-name="P13"><text:span text:style-name="T18">&lt;/br&gt;&lt;/br&gt;- Reduce your &lt;b&gt;Stress&lt;/b&gt;</text:span></text:p>
          </table:table-cell>
        </table:table-row>
      </table:table>
      <text:p text:style-name="P143"><text:span text:style-name="T1">Spell List</text:span></text:p>
      <text:p text:style-name="P122"><text:bookmark text:name="_rnuqftlores8"/><text:span text:style-name="T3">Combat Spells</text:span></text:p>
      <text:p text:style-name="P20"><text:span text:style-name="T6">Level 3 – Needle Hex<text:line-break/></text:span> Roll a D6. On a 4+, Wound one enemy.<text:line-break/> <text:span text:style-name="T5">Failure:</text:span> You are Wounded.</text:p>
      <text:p text:style-name="P20"><text:span text:style-name="T6">Level 5 – Crimson Spray<text:line-break/></text:span> Roll once per enemy. On a 4+, they Bleed.<text:line-break/> <text:span text:style-name="T5">Failure:</text:span> You bleed.</text:p>
      <text:p text:style-name="P20"><text:span text:style-name="T6">Level 7 – Surge of Fury</text:span> <text:span text:style-name="T5">(Costs 1 Stamina)<text:line-break/></text:span> An ally doubles their Power Dice this round.<text:line-break/> <text:span text:style-name="T5">Failure:</text:span> You gain 1 Stress.</text:p>
      <text:p text:style-name="P20"><text:span text:style-name="T6">Level 8 – Cull the Weak</text:span> <text:span text:style-name="T5">(Costs 1 Blood)<text:line-break/></text:span> All enemies rolling 3 or fewer Power Dice are instantly slain.<text:line-break/> <text:span text:style-name="T5">Failure:</text:span> You are Stunned.</text:p>
      <text:p text:style-name="P20"><text:span text:style-name="T6">Level 9 – Burden of Power<text:line-break/></text:span> You gain 1 Stress. All enemies rolling 4+ Power Dice are Wounded.<text:line-break/> <text:span text:style-name="T5">Failure:</text:span> You are Wounded.</text:p>
      <text:p text:style-name="P20"><text:span text:style-name="T6">Level 10 – Gilded Pain</text:span> <text:span text:style-name="T5">(Costs 5 Gold)<text:line-break/></text:span> On a 2+, Stun, Wound, and Bleed one enemy.<text:line-break/> <text:span text:style-name="T5">Failure:</text:span> You die.</text:p>
      <text:p text:style-name="P20"><text:span text:style-name="T6">Level 11 – Lifesteal</text:span> <text:span text:style-name="T5">(Costs 2 Blood)<text:line-break/></text:span> Up to three allies gain 1 Blood Token. All enemies lose 1 Blood Token.<text:line-break/> <text:span text:style-name="T5">Failure:</text:span> You die.</text:p>
      <text:p text:style-name="P20"><text:span text:style-name="T6">Level 12 – Crimson Overdrive<text:line-break/></text:span>Up to 3 allies lose 1 Blood Token and roll double their Power Dice this round.<text:line-break/> <text:span text:style-name="T5">Failure:</text:span> You die.</text:p>
      <text:p text:style-name="P20"><text:span text:style-name="T6">Level 13 – Show Stopper<text:line-break/></text:span> Your heart stops. All allies restore their Stamina Tokens. All enemies are Stunned.<text:line-break/> <text:span text:style-name="T5">Failure:</text:span> You become Comatose.</text:p>
      <text:p text:style-name="P20"><text:span text:style-name="T6">Level 14 – Final Offering<text:line-break/></text:span> You die. Distribute 10 Blood loss among enemies however you choose.<text:line-break/> <text:span text:style-name="T5">Failure:</text:span> A random ally dies.<text:line-break/><text:line-break/></text:p>
      <text:p text:style-name="P22"/>
      <text:p text:style-name="P22"/>
      <text:p text:style-name="P20"><text:span text:style-name="T3">Ritual Spells</text:span><text:span text:style-name="T6"><text:line-break/>Intent (What it does)<text:line-break/></text:span> Roll or choose one:</text:p>
      <text:list xml:id="list4076940843" text:style-name="WWNum26">
        <text:list-item>
          <text:p text:style-name="P35">Summon — Call forth something that shouldn’t come.</text:p>
        </text:list-item>
        <text:list-item>
          <text:p text:style-name="P49">Bind — Trap, compel, or restrain a target.</text:p>
        </text:list-item>
        <text:list-item>
          <text:p text:style-name="P49">Reveal — Expose truth, memory, or hidden things.</text:p>
        </text:list-item>
        <text:list-item>
          <text:p text:style-name="P49">Transform — Change the nature or shape of something.</text:p>
        </text:list-item>
        <text:list-item>
          <text:p text:style-name="P49">Protect — Shield, preserve, or delay destruction.</text:p>
        </text:list-item>
        <text:list-item>
          <text:p text:style-name="P63">Destroy — Unmake, banish, or erase.<text:line-break/></text:p>
        </text:list-item>
      </text:list>
      <text:p text:style-name="P20">Quick GM Ritual Table (d6):</text:p>
      <text:p text:style-name="P20"><text:soft-page-break/><text:span text:style-name="T6">Offering (What it costs)<text:line-break/></text:span> Roll or choose one:</text:p>
      <text:list xml:id="list2955722202" text:style-name="WWNum13">
        <text:list-item>
          <text:p text:style-name="P36">Blood — Yours or another’s.</text:p>
        </text:list-item>
        <text:list-item>
          <text:p text:style-name="P50">Flesh — Scars, limbs, or organs.</text:p>
        </text:list-item>
        <text:list-item>
          <text:p text:style-name="P50">Memory — Forget something you love.</text:p>
        </text:list-item>
        <text:list-item>
          <text:p text:style-name="P50">Emotion — Give up fear, joy, or empathy.</text:p>
        </text:list-item>
        <text:list-item>
          <text:p text:style-name="P50">Time — Age forward, lose hours, or forfeit years.</text:p>
        </text:list-item>
        <text:list-item>
          <text:p text:style-name="P64">A Precious Object — An heirloom, promise, or possession that mattered.<text:line-break/></text:p>
        </text:list-item>
      </text:list>
      <text:p text:style-name="P20"><text:span text:style-name="T6">Interference (How it misbehaves)<text:line-break/></text:span> Roll or choose one:</text:p>
      <text:list xml:id="list3743442786" text:style-name="WWNum4">
        <text:list-item>
          <text:p text:style-name="P37">Works, but maybe <text:span text:style-name="T5">too well</text:span>.</text:p>
        </text:list-item>
        <text:list-item>
          <text:p text:style-name="P51">Something inside you <text:span text:style-name="T5">twists</text:span>.</text:p>
        </text:list-item>
        <text:list-item>
          <text:p text:style-name="P51">Only works under <text:span text:style-name="T5">specific conditions</text:span>.</text:p>
        </text:list-item>
        <text:list-item>
          <text:p text:style-name="P51">The <text:span text:style-name="T5">cost increases</text:span> with each use.</text:p>
        </text:list-item>
        <text:list-item>
          <text:p text:style-name="P51">Leaves an <text:span text:style-name="T5">evidence trail</text:span> leading to you.</text:p>
        </text:list-item>
        <text:list-item>
          <text:p text:style-name="P65">Creates an <text:span text:style-name="T5">unstable magical residue</text:span>.<text:bookmark text:name="_7uc9uamph6jg"/></text:p>
        </text:list-item>
      </text:list>
      <text:p text:style-name="P144"><text:span text:style-name="T1">Example Combat</text:span></text:p>
      <text:p text:style-name="P103"><text:span text:style-name="T11">Example Combat</text:span></text:p>
      <text:p text:style-name="P4"/>
      <text:p text:style-name="Standard"><text:span text:style-name="T13">The GM decides the players will have to win 2 rounds of combat for the fight to conclude. They then inform the players of what they are up against, being as vague as they wish.</text:span></text:p>
      <text:p text:style-name="P6"/>
      <text:p text:style-name="Standard"><text:span text:style-name="T13">Round 1:<text:line-break/>The GM states that the round is Ranged Only. Players roll their Ranged Power Dice and count their successes (Every 4+ counts as a success). The GM rolls Power Dice for the monsters. The players have more successes and have won the Round (The GM keeps a tally of how many rounds they have won). The players each draw 2 cards from the combat deck. If there is a Positive card, they apply its effects, otherwise they apply either negative cards effect. The players decide to keep fighting.<text:line-break/><text:line-break/>Round 2:<text:line-break/>The GM states that the round is Freeform as the monsters close the gap (Ranged or Melee Power Dice). Players roll their Melee or Ranged Power Dice (whichever is greater) and count their successes. The GM rolls Power Dice for the monsters. The players have fewer successes and have lost the round. The players each draw 2 cards from the combat deck. They choose any negative card and apply its effect. If there is no negative card, they apply one of the positive cards’ effects. The players decide to continue fighting.</text:span></text:p>
      <text:p text:style-name="P6"/>
      <text:p text:style-name="Standard"><text:span text:style-name="T13">Round 3:</text:span></text:p>
      <text:p text:style-name="Standard"><text:span text:style-name="T13">The GM states that only one player may use Ranged Power Dice (It’s close quarters fighting now). All but one of the players roll Melee Power Dice and count their successes. The GM rolls Power Dice for the monsters. The players have more successes and win the round. The GM declares they have won the battle and asks the players if they want to take prisoners, kill stragglers, or let the monsters go.</text:span><text:bookmark text:name="_js2i90wl33d3"/></text:p>
      <text:p text:style-name="P145"><text:span text:style-name="T1">Archetypes</text:span></text:p>
      <text:p text:style-name="P104"><text:span text:style-name="T11">Archetypes</text:span></text:p>
      <text:p text:style-name="P2"/>
      <text:p text:style-name="Standard">Sometimes, you just want to play somebody who smashes faces or has an insatiable love for the dead. Rather than taking milestone rewards, you might bargain with your employer to receive a group of abilities that work together.<text:bookmark text:name="_tq9vcm7e166w"/></text:p>
      <text:p text:style-name="P146"><text:span text:style-name="T1">Necromancer</text:span></text:p>
      <text:p text:style-name="P105"><text:span text:style-name="T11">Necromancer</text:span></text:p>
      <text:p text:style-name="Standard"/>
      <text:p text:style-name="Standard">Flesh economy. You don’t waste resources; you re-use them. Convert body parts into resources &amp; minions.<text:line-break/>Turn your own severed limbs into extensions of yourself. Replace your own body parts with better ones you find. You can be Frankenstein and the monster.<text:line-break/><text:line-break/><text:span text:style-name="T5">Handyperson</text:span></text:p>
      <text:p text:style-name="Standard">You may dismember your hand to gain a small agent that can move around and do as you wish. It can see objects (but not colors) within 5 meters of itself. It can wear rings and gloves; is capable of cutting and sewing. And can carry small objects. You may only have one such agent at a time. Should you create a new one, the old one simply becomes a dismembered hand.</text:p>
      <text:p text:style-name="Standard"/>
      <text:p text:style-name="Standard"><text:span text:style-name="T5">I’m All Ears</text:span></text:p>
      <text:p text:style-name="Standard">You can hear with every part of your body. Even if it is severed from the whole. This lasts up to 24 hours, or as long as the part is “animated”.</text:p>
      <text:p text:style-name="Standard"/>
      <text:p text:style-name="Standard"><text:span text:style-name="T5">Send Friend Demand</text:span></text:p>
      <text:p text:style-name="Standard">You can turn a humanoid corpse (or an ensemble of parts) into a dumb but loyal servant. It has roughly the intelligence of a dog and all of its stats are degraded. It’s incapable of using tools beyond hitting things with them. At the start of each day, you get one stress for every “friend” you’ve created. If you don’t feed your “friend” 2kg of meat every day, they become your enemy. When you draw from the Combat deck, draw an additional card for each participating “friend” but only apply one more of them. If you have no “friends” ignore this.</text:p>
      <text:p text:style-name="Standard"/>
      <text:p text:style-name="Standard"><text:span text:style-name="T5">It Looks Better On Me</text:span></text:p>
      <text:p text:style-name="Standard">You may take dismembered arms, legs, eyes, &amp; ears from your enemies and attach them to yourself. If the arm or leg belonged to somebody mightier than you, you gain 1 might. If the ear or eye belonged to somebody with more awareness, you gain 1 awareness. You must remove your own limb before attaching the new one and it takes an hour to sew on and attach. Should you lose that limb, you cannot regrow it with Lizard Lotion.</text:p>
      <text:p text:style-name="Standard"/>
      <text:p text:style-name="Standard"><text:span text:style-name="T5">Seamstress</text:span></text:p>
      <text:p text:style-name="Standard">Every time you gain stress, roll a D6. On a 1, you lose a stitched limb (you choose the limb).<text:bookmark text:name="_dy80lj5ago9q"/></text:p>
      <text:p text:style-name="P147"><text:span text:style-name="T1">Spy</text:span></text:p>
      <text:p text:style-name="P106"><text:span text:style-name="T11">Spy</text:span></text:p>
      <text:p text:style-name="P6"/>
      <text:p text:style-name="Standard"><text:span text:style-name="T13">You are a double agent working for your true master to steal power from your false master. You can fake your death to turn “corrupted” gifts from your false master into “pure” gifts from your true master. You then return to the party as a new recruit with a new face. As a spy, you are a master in disguises, illusions, traps, and poisons. You’re adept at winning the first round of combat, scouting, pickpocketing, picking locks, and appraising items.</text:span></text:p>
      <text:p text:style-name="P6"/>
      <text:p text:style-name="Standard"><text:span text:style-name="T15">Ambusher</text:span></text:p>
      <text:p text:style-name="Standard"><text:span text:style-name="T13">Gain 3 power dice in the first round of combat if you weren’t seen or heard.</text:span></text:p>
      <text:p text:style-name="P6"/>
      <text:p text:style-name="Standard"><text:span text:style-name="T15">Slippery</text:span></text:p>
      <text:p text:style-name="Standard"><text:span text:style-name="T13">Once per sleep, negate a wound, stun, or bleed.</text:span></text:p>
      <text:p text:style-name="P6"/>
      <text:p text:style-name="Standard"><text:span text:style-name="T15">Light Footed</text:span></text:p>
      <text:p text:style-name="Standard"><text:span text:style-name="T13">You make no sound if you aren’t wearing heavy armor.</text:span></text:p>
      <text:p text:style-name="P6"/>
      <text:p text:style-name="Standard"><text:span text:style-name="T15">Shadowplay<text:line-break/></text:span><text:span text:style-name="T13">Once per sleep, if you are the target of an ability, you may instead have that ability target an illusion of yourself. You had the illusion ready to go somehow…</text:span></text:p>
      <text:p text:style-name="P6"/>
      <text:p text:style-name="Standard"><text:span text:style-name="T15">Twist the Knife</text:span></text:p>
      <text:p text:style-name="Standard"><text:span text:style-name="T13">When rolling Power dice, for every two 6’s you roll, you automatically deal Bleeding.</text:span></text:p>
      <text:p text:style-name="P6"/>
      <text:p text:style-name="Standard"><text:span text:style-name="T15">From the Shadows</text:span></text:p>
      <text:p text:style-name="Standard"><text:span text:style-name="T13">If you are heavily obscured by darkness or cover, roll an extra ranged power dice.</text:span></text:p>
      <text:p text:style-name="P6"/>
      <text:p text:style-name="Standard"><text:soft-page-break/><text:span text:style-name="T15">Cloak and Dagger</text:span></text:p>
      <text:p text:style-name="Standard"><text:span text:style-name="T13">If you won the previous round, you can’t be bled or wounded.</text:span></text:p>
      <text:p text:style-name="P6"/>
      <text:p text:style-name="Standard"><text:span text:style-name="T15">Tricks of the Trade</text:span></text:p>
      <text:p text:style-name="Standard"><text:span text:style-name="T13">Advantage against traps. Advantage when setting traps. Advantage when lock picking. Advantage when pickpocketing. Advantage against poisons. Advantage with poisons.</text:span></text:p>
      <text:p text:style-name="P8"/>
      <text:p text:style-name="Standard"><text:span text:style-name="T15">Sucker Punch</text:span></text:p>
      <text:p text:style-name="Standard"><text:span text:style-name="T13">Once per combat, you may stun an enemy.</text:span></text:p>
      <text:p text:style-name="P6"/>
      <text:p text:style-name="Standard"><text:span text:style-name="T15">Must Have Been My Imagination</text:span></text:p>
      <text:p text:style-name="Standard"><text:span text:style-name="T13">Once per sleep, if you failed a stealth check, you may succeed instead.</text:span></text:p>
      <text:p text:style-name="Standard"><text:line-break/><text:span text:style-name="T15">Uninvited Guest</text:span></text:p>
      <text:p text:style-name="Standard"><text:span text:style-name="T13">Doors are never locked for you. Whether it’s sleight of hand, dumb luck, or divine mischief… you always find a way in. In addition, you intuitively know the layout of the first floor you enter—even if you've never been there before.<text:line-break/><text:line-break/></text:span><text:span text:style-name="T15">You Need This Less Than I Do</text:span></text:p>
      <text:p text:style-name="Standard"><text:span text:style-name="T13">When you leave a place you weren’t invited into, the owners forget about one small item you’ve taken—so long as it’s not obviously valuable. A half-eaten pastry, a spare key, a folded map, a few coins, a letter on a desk… gone, and nobody notices it’s missing. </text:span><text:span text:style-name="T15">Some say it’s sleight of hand. Others say it’s some kind of twisted charm. You say it’s just fair trade.</text:span></text:p>
      <text:p text:style-name="P8"/>
      <text:p text:style-name="Standard"><text:span text:style-name="T15">I Spy With My Third Eye</text:span></text:p>
      <text:p text:style-name="Standard"><text:span text:style-name="T13">Twice per sleep, you may ask the GM to give you the direction to the nearest treasure trove. They can answer with North, Northeast, Up, Down, etc.</text:span><text:bookmark text:name="_reastjhflox4"/></text:p>
      <text:p text:style-name="P148"><text:span text:style-name="T1">Druid</text:span></text:p>
      <text:p text:style-name="P107"><text:span text:style-name="T11">Druid</text:span></text:p>
      <text:p text:style-name="P6"/>
      <text:p text:style-name="Standard"><text:span text:style-name="T13">This is only an archetype, not an actual class. The following ideas are here to make sure I’m covering different archetypes. These abilities can be used/obtained by any character.</text:span></text:p>
      <text:p text:style-name="Standard"/>
      <text:p text:style-name="Standard">Some transformation stuff<text:line-break/>Similar to Wizard but more nature, summoning, and transformation focused<text:bookmark text:name="_ni7aivkcxatg"/></text:p>
      <text:p text:style-name="P149"><text:span text:style-name="T1">Cleric</text:span></text:p>
      <text:p text:style-name="P108"><text:span text:style-name="T11">Cleric</text:span></text:p>
      <text:p text:style-name="P6"/>
      <text:p text:style-name="Standard"><text:span text:style-name="T13">This is only an archetype, not an actual class. The following ideas are here to make sure I’m covering different archetypes. These abilities can be used/obtained by any character.</text:span></text:p>
      <text:p text:style-name="Standard"/>
      <text:p text:style-name="Standard">More healing, preventative, and protection focused than the wizard<text:bookmark text:name="_uqpnqmb4kp9d"/></text:p>
      <text:p text:style-name="P150"><text:span text:style-name="T1">TODO</text:span></text:p>
      <text:p text:style-name="P109">Write a one-paragraph “What this game is about” statement</text:p>
      <text:p text:style-name="Standard">Define a single default play experience (tone, pacing, stakes)</text:p>
      <text:p text:style-name="Standard">Add hard defaults for combat length (e.g. 2-4 rounds)</text:p>
      <text:p text:style-name="Standard">Add a difficulty ladder with named tiers and default dice values</text:p>
      <text:p text:style-name="Standard">Make difficulty inputs explicit (numbers, terrain, morale)</text:p>
      <text:p text:style-name="Standard">Move hidden difficulty to an optional/advanced rule</text:p>
      <text:p text:style-name="Standard">Convert all “GM decides” moments into listed outcomes</text:p>
      <text:p text:style-name="Standard">Add a combat setup checklist for the GM</text:p>
      <text:p text:style-name="Standard">Add a one-page GM quick-start</text:p>
      <text:p text:style-name="Standard">Add example combats with commentary</text:p>
      <text:p text:style-name="Standard">Add default interpretations for win/loss results</text:p>
      <text:p text:style-name="Standard">Separate core rules from advanced options</text:p>
      <text:p text:style-name="Standard">Add a campaign phase loop (engagement → fallout → downtime → escalation)</text:p>
      <text:p text:style-name="Standard">Add persistent pressures (stress, scars, obligations, reputation)</text:p>
      <text:p text:style-name="Standard">Add downtime actions with concrete effects</text:p>
      <text:p text:style-name="Standard">Define what character progression looks like long-term</text:p>
      <text:p text:style-name="Standard">State explicitly what the system does not support</text:p>
      <text:p text:style-name="Standard">Add genre module templates instead of genre rules</text:p>
      <text:p text:style-name="Standard">Add a first-3-sessions onboarding path</text:p>
      <text:p text:style-name="Standard">Reduce or remove rules that exist only to be flexib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0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font-size="10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Standard">
      <style:text-properties fo:font-size="12pt" fo:font-weight="bold" style:font-size-asian="12pt" style:font-weight-asian="bold" style:font-size-complex="12pt" style:font-weight-complex="bold"/>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12pt" fo:font-weight="bold" style:font-size-asian="12pt" style:font-weight-asian="bold" style:font-size-complex="12pt" style:font-weight-complex="bold"/>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4">
      <style:page-layout-properties fo:page-width="8.5in" fo:page-height="11in" style:num-format="1" style:print-orientation="portrait" fo:margin-top="0.5in" fo:margin-bottom="0.5in" fo:margin-left="0.5in" fo:margin-right="0.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4374in" fo:margin-bottom="0.5in" fo:margin-left="0.5in" fo:margin-right="0.5in" style:writing-mode="lr-tb" style:layout-grid-color="#c0c0c0" style:layout-grid-lines="2428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6">
      <style:page-layout-properties fo:page-width="8.5in" fo:page-height="11in" style:num-format="1" style:print-orientation="portrait" fo:margin-top="0.4398in" fo:margin-bottom="0.5in" fo:margin-left="0.5in" fo:margin-right="0.5in" style:writing-mode="lr-tb" style:layout-grid-color="#c0c0c0" style:layout-grid-lines="2555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7">
      <style:page-layout-properties fo:page-width="8.5in" fo:page-height="11in" style:num-format="1" style:print-orientation="portrait" fo:margin-top="0.4374in" fo:margin-bottom="0.5in" fo:margin-left="0.5in" fo:margin-right="0in" style:writing-mode="lr-tb" style:layout-grid-color="#c0c0c0" style:layout-grid-lines="2428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8">
      <style:page-layout-properties fo:page-width="8.5in" fo:page-height="11in" style:num-format="1" style:print-orientation="portrait" fo:margin-top="0.4398in" fo:margin-bottom="0.5in" fo:margin-left="0.5in" fo:margin-right="0.5in" style:writing-mode="lr-tb" style:layout-grid-color="#c0c0c0" style:layout-grid-lines="2428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2" style:next-style-name="Converted2">
      <style:header>
        <text:p text:style-name="MP1"><text:span text:style-name="MT1">Combat Tables</text:span></text:p>
        <text:p text:style-name="MP2"/>
      </style:header>
      <style:footer>
        <text:p text:style-name="Standard"/>
      </style:footer>
    </style:master-page>
    <style:master-page style:name="Converted2" style:page-layout-name="Mpm3">
      <style:footer>
        <text:p text:style-name="Standard"/>
      </style:footer>
    </style:master-page>
    <style:master-page style:name="Converted3" style:page-layout-name="Mpm2" style:next-style-name="Converted4">
      <style:header>
        <text:p text:style-name="MP3"/>
      </style:header>
      <style:footer>
        <text:p text:style-name="MP3"/>
      </style:footer>
    </style:master-page>
    <style:master-page style:name="Converted4" style:page-layout-name="Mpm4">
      <style:footer>
        <text:p text:style-name="MP3"/>
      </style:footer>
    </style:master-page>
    <style:master-page style:name="Converted5" style:page-layout-name="Mpm2" style:next-style-name="Converted6">
      <style:header>
        <text:p text:style-name="MP3"/>
      </style:header>
      <style:footer>
        <text:p text:style-name="MP3"/>
      </style:footer>
    </style:master-page>
    <style:master-page style:name="Converted6" style:page-layout-name="Mpm4">
      <style:footer>
        <text:p text:style-name="MP3"/>
      </style:footer>
    </style:master-page>
    <style:master-page style:name="Converted7" style:page-layout-name="Mpm2" style:next-style-name="Converted8">
      <style:header>
        <text:p text:style-name="MP3"/>
      </style:header>
      <style:footer>
        <text:p text:style-name="MP3"/>
      </style:footer>
    </style:master-page>
    <style:master-page style:name="Converted8" style:page-layout-name="Mpm5">
      <style:footer>
        <text:p text:style-name="MP3"/>
      </style:footer>
    </style:master-page>
    <style:master-page style:name="Converted9" style:page-layout-name="Mpm2" style:next-style-name="Converted10">
      <style:header>
        <text:p text:style-name="MP3"/>
      </style:header>
      <style:footer>
        <text:p text:style-name="MP3"/>
      </style:footer>
    </style:master-page>
    <style:master-page style:name="Converted10" style:page-layout-name="Mpm5">
      <style:footer>
        <text:p text:style-name="MP3"/>
      </style:footer>
    </style:master-page>
    <style:master-page style:name="Converted11" style:page-layout-name="Mpm2" style:next-style-name="Converted12">
      <style:header>
        <text:p text:style-name="MP3"/>
      </style:header>
      <style:footer>
        <text:p text:style-name="MP3"/>
      </style:footer>
    </style:master-page>
    <style:master-page style:name="Converted12" style:page-layout-name="Mpm4">
      <style:footer>
        <text:p text:style-name="MP3"/>
      </style:footer>
    </style:master-page>
    <style:master-page style:name="Converted13" style:page-layout-name="Mpm2" style:next-style-name="Converted14">
      <style:header>
        <text:p text:style-name="MP3"/>
      </style:header>
      <style:footer>
        <text:p text:style-name="MP3"/>
      </style:footer>
    </style:master-page>
    <style:master-page style:name="Converted14" style:page-layout-name="Mpm4">
      <style:footer>
        <text:p text:style-name="MP3"/>
      </style:footer>
    </style:master-page>
    <style:master-page style:name="Converted15" style:page-layout-name="Mpm2" style:next-style-name="Converted16">
      <style:header>
        <text:p text:style-name="MP3"/>
      </style:header>
      <style:footer>
        <text:p text:style-name="MP3"/>
      </style:footer>
    </style:master-page>
    <style:master-page style:name="Converted16" style:page-layout-name="Mpm5">
      <style:footer>
        <text:p text:style-name="MP3"/>
      </style:footer>
    </style:master-page>
    <style:master-page style:name="Converted17" style:page-layout-name="Mpm2" style:next-style-name="Converted18">
      <style:header>
        <text:p text:style-name="MP3"/>
      </style:header>
      <style:footer>
        <text:p text:style-name="MP3"/>
      </style:footer>
    </style:master-page>
    <style:master-page style:name="Converted18" style:page-layout-name="Mpm5">
      <style:footer>
        <text:p text:style-name="MP3"/>
      </style:footer>
    </style:master-page>
    <style:master-page style:name="Converted19" style:page-layout-name="Mpm2" style:next-style-name="Converted20">
      <style:header>
        <text:p text:style-name="MP3"/>
      </style:header>
      <style:footer>
        <text:p text:style-name="MP3"/>
      </style:footer>
    </style:master-page>
    <style:master-page style:name="Converted20" style:page-layout-name="Mpm4">
      <style:footer>
        <text:p text:style-name="MP3"/>
      </style:footer>
    </style:master-page>
    <style:master-page style:name="Converted21" style:page-layout-name="Mpm2" style:next-style-name="Converted22">
      <style:header>
        <text:p text:style-name="MP3"/>
      </style:header>
      <style:footer>
        <text:p text:style-name="MP3"/>
      </style:footer>
    </style:master-page>
    <style:master-page style:name="Converted22" style:page-layout-name="Mpm4">
      <style:footer>
        <text:p text:style-name="MP3"/>
      </style:footer>
    </style:master-page>
    <style:master-page style:name="Converted23" style:page-layout-name="Mpm2" style:next-style-name="Converted24">
      <style:header>
        <text:p text:style-name="MP3"/>
      </style:header>
      <style:footer>
        <text:p text:style-name="MP3"/>
      </style:footer>
    </style:master-page>
    <style:master-page style:name="Converted24" style:page-layout-name="Mpm5">
      <style:footer>
        <text:p text:style-name="MP3"/>
      </style:footer>
    </style:master-page>
    <style:master-page style:name="Converted25" style:page-layout-name="Mpm2" style:next-style-name="Converted26">
      <style:header>
        <text:p text:style-name="MP3"/>
      </style:header>
      <style:footer>
        <text:p text:style-name="MP3"/>
      </style:footer>
    </style:master-page>
    <style:master-page style:name="Converted26" style:page-layout-name="Mpm5">
      <style:footer>
        <text:p text:style-name="MP3"/>
      </style:footer>
    </style:master-page>
    <style:master-page style:name="Converted27" style:page-layout-name="Mpm2" style:next-style-name="Converted28">
      <style:header>
        <text:p text:style-name="MP3"/>
      </style:header>
      <style:footer>
        <text:p text:style-name="MP3"/>
      </style:footer>
    </style:master-page>
    <style:master-page style:name="Converted28" style:page-layout-name="Mpm4">
      <style:footer>
        <text:p text:style-name="MP3"/>
      </style:footer>
    </style:master-page>
    <style:master-page style:name="Converted29" style:page-layout-name="Mpm2" style:next-style-name="Converted30">
      <style:header>
        <text:p text:style-name="MP3"/>
      </style:header>
      <style:footer>
        <text:p text:style-name="MP3"/>
      </style:footer>
    </style:master-page>
    <style:master-page style:name="Converted30" style:page-layout-name="Mpm4">
      <style:footer>
        <text:p text:style-name="MP3"/>
      </style:footer>
    </style:master-page>
    <style:master-page style:name="Converted31" style:page-layout-name="Mpm2" style:next-style-name="Converted32">
      <style:header>
        <text:p text:style-name="MP3"/>
      </style:header>
      <style:footer>
        <text:p text:style-name="MP3"/>
      </style:footer>
    </style:master-page>
    <style:master-page style:name="Converted32" style:page-layout-name="Mpm4">
      <style:footer>
        <text:p text:style-name="MP3"/>
      </style:footer>
    </style:master-page>
    <style:master-page style:name="Converted33" style:page-layout-name="Mpm2" style:next-style-name="Converted34">
      <style:header>
        <text:p text:style-name="MP3"/>
      </style:header>
      <style:footer>
        <text:p text:style-name="MP3"/>
      </style:footer>
    </style:master-page>
    <style:master-page style:name="Converted34" style:page-layout-name="Mpm4">
      <style:footer>
        <text:p text:style-name="MP3"/>
      </style:footer>
    </style:master-page>
    <style:master-page style:name="Converted35" style:page-layout-name="Mpm2" style:next-style-name="Converted36">
      <style:header>
        <text:p text:style-name="MP3"/>
      </style:header>
      <style:footer>
        <text:p text:style-name="MP3"/>
      </style:footer>
    </style:master-page>
    <style:master-page style:name="Converted36" style:page-layout-name="Mpm5">
      <style:footer>
        <text:p text:style-name="MP3"/>
      </style:footer>
    </style:master-page>
    <style:master-page style:name="Converted37" style:page-layout-name="Mpm2" style:next-style-name="Converted38">
      <style:header>
        <text:p text:style-name="MP3"/>
      </style:header>
      <style:footer>
        <text:p text:style-name="MP3"/>
      </style:footer>
    </style:master-page>
    <style:master-page style:name="Converted38" style:page-layout-name="Mpm5">
      <style:footer>
        <text:p text:style-name="MP3"/>
      </style:footer>
    </style:master-page>
    <style:master-page style:name="Converted39" style:page-layout-name="Mpm2" style:next-style-name="Converted40">
      <style:header>
        <text:p text:style-name="MP3"/>
      </style:header>
      <style:footer>
        <text:p text:style-name="MP3"/>
      </style:footer>
    </style:master-page>
    <style:master-page style:name="Converted40" style:page-layout-name="Mpm3">
      <style:footer>
        <text:p text:style-name="MP3"/>
      </style:footer>
    </style:master-page>
    <style:master-page style:name="Converted41" style:page-layout-name="Mpm2" style:next-style-name="Converted42">
      <style:header>
        <text:p text:style-name="MP3"/>
      </style:header>
      <style:footer>
        <text:p text:style-name="MP3"/>
      </style:footer>
    </style:master-page>
    <style:master-page style:name="Converted42" style:page-layout-name="Mpm3">
      <style:footer>
        <text:p text:style-name="MP3"/>
      </style:footer>
    </style:master-page>
    <style:master-page style:name="Converted43" style:page-layout-name="Mpm2" style:next-style-name="Converted44">
      <style:header>
        <text:p text:style-name="MP3"/>
      </style:header>
      <style:footer>
        <text:p text:style-name="MP3"/>
      </style:footer>
    </style:master-page>
    <style:master-page style:name="Converted44" style:page-layout-name="Mpm5">
      <style:footer>
        <text:p text:style-name="MP3"/>
      </style:footer>
    </style:master-page>
    <style:master-page style:name="Converted45" style:page-layout-name="Mpm2" style:next-style-name="Converted46">
      <style:header>
        <text:p text:style-name="MP3"/>
      </style:header>
      <style:footer>
        <text:p text:style-name="MP3"/>
      </style:footer>
    </style:master-page>
    <style:master-page style:name="Converted46" style:page-layout-name="Mpm5">
      <style:footer>
        <text:p text:style-name="MP3"/>
      </style:footer>
    </style:master-page>
    <style:master-page style:name="Converted47" style:page-layout-name="Mpm2" style:next-style-name="Converted48">
      <style:header>
        <text:p text:style-name="MP3"/>
      </style:header>
      <style:footer>
        <text:p text:style-name="MP3"/>
      </style:footer>
    </style:master-page>
    <style:master-page style:name="Converted48" style:page-layout-name="Mpm6">
      <style:footer>
        <text:p text:style-name="MP3"/>
      </style:footer>
    </style:master-page>
    <style:master-page style:name="Converted49" style:page-layout-name="Mpm2" style:next-style-name="Converted50">
      <style:header>
        <text:p text:style-name="MP3"/>
      </style:header>
      <style:footer>
        <text:p text:style-name="MP3"/>
      </style:footer>
    </style:master-page>
    <style:master-page style:name="Converted50" style:page-layout-name="Mpm6">
      <style:footer>
        <text:p text:style-name="MP3"/>
      </style:footer>
    </style:master-page>
    <style:master-page style:name="Converted51" style:page-layout-name="Mpm2" style:next-style-name="Converted52">
      <style:header>
        <text:p text:style-name="MP3"/>
      </style:header>
      <style:footer>
        <text:p text:style-name="MP3"/>
      </style:footer>
    </style:master-page>
    <style:master-page style:name="Converted52" style:page-layout-name="Mpm5">
      <style:footer>
        <text:p text:style-name="MP3"/>
      </style:footer>
    </style:master-page>
    <style:master-page style:name="Converted53" style:page-layout-name="Mpm2" style:next-style-name="Converted54">
      <style:header>
        <text:p text:style-name="MP3"/>
      </style:header>
      <style:footer>
        <text:p text:style-name="MP3"/>
      </style:footer>
    </style:master-page>
    <style:master-page style:name="Converted54" style:page-layout-name="Mpm5">
      <style:footer>
        <text:p text:style-name="MP3"/>
      </style:footer>
    </style:master-page>
    <style:master-page style:name="Converted55" style:page-layout-name="Mpm2" style:next-style-name="Converted56">
      <style:header>
        <text:p text:style-name="MP3"/>
      </style:header>
      <style:footer>
        <text:p text:style-name="MP3"/>
      </style:footer>
    </style:master-page>
    <style:master-page style:name="Converted56" style:page-layout-name="Mpm3">
      <style:footer>
        <text:p text:style-name="MP3"/>
      </style:footer>
    </style:master-page>
    <style:master-page style:name="Converted57" style:page-layout-name="Mpm2" style:next-style-name="Converted58">
      <style:header>
        <text:p text:style-name="MP3"/>
      </style:header>
      <style:footer>
        <text:p text:style-name="MP3"/>
      </style:footer>
    </style:master-page>
    <style:master-page style:name="Converted58" style:page-layout-name="Mpm3">
      <style:footer>
        <text:p text:style-name="MP3"/>
      </style:footer>
    </style:master-page>
    <style:master-page style:name="Converted59" style:page-layout-name="Mpm2" style:next-style-name="Converted60">
      <style:header>
        <text:p text:style-name="MP3"/>
      </style:header>
      <style:footer>
        <text:p text:style-name="MP3"/>
      </style:footer>
    </style:master-page>
    <style:master-page style:name="Converted60" style:page-layout-name="Mpm7">
      <style:footer>
        <text:p text:style-name="MP3"/>
      </style:footer>
    </style:master-page>
    <style:master-page style:name="Converted61" style:page-layout-name="Mpm2" style:next-style-name="Converted62">
      <style:header>
        <text:p text:style-name="MP3"/>
      </style:header>
      <style:footer>
        <text:p text:style-name="MP3"/>
      </style:footer>
    </style:master-page>
    <style:master-page style:name="Converted62" style:page-layout-name="Mpm7">
      <style:footer>
        <text:p text:style-name="MP3"/>
      </style:footer>
    </style:master-page>
    <style:master-page style:name="Converted63" style:page-layout-name="Mpm2" style:next-style-name="Converted64">
      <style:header>
        <text:p text:style-name="MP3"/>
      </style:header>
      <style:footer>
        <text:p text:style-name="MP3"/>
      </style:footer>
    </style:master-page>
    <style:master-page style:name="Converted64" style:page-layout-name="Mpm8">
      <style:footer>
        <text:p text:style-name="MP3"/>
      </style:footer>
    </style:master-page>
    <style:master-page style:name="Converted65" style:page-layout-name="Mpm2" style:next-style-name="Converted66">
      <style:header>
        <text:p text:style-name="MP3"/>
      </style:header>
      <style:footer>
        <text:p text:style-name="MP3"/>
      </style:footer>
    </style:master-page>
    <style:master-page style:name="Converted66" style:page-layout-name="Mpm8">
      <style:footer>
        <text:p text:style-name="MP3"/>
      </style:footer>
    </style:master-page>
    <style:master-page style:name="Converted67" style:page-layout-name="Mpm2" style:next-style-name="Converted68">
      <style:header>
        <text:p text:style-name="MP3"/>
      </style:header>
      <style:footer>
        <text:p text:style-name="MP3"/>
      </style:footer>
    </style:master-page>
    <style:master-page style:name="Converted68" style:page-layout-name="Mpm8">
      <style:footer>
        <text:p text:style-name="MP3"/>
      </style:footer>
    </style:master-page>
    <style:master-page style:name="Converted69" style:page-layout-name="Mpm2" style:next-style-name="Converted70">
      <style:header>
        <text:p text:style-name="MP3"/>
      </style:header>
      <style:footer>
        <text:p text:style-name="MP3"/>
      </style:footer>
    </style:master-page>
    <style:master-page style:name="Converted70" style:page-layout-name="Mpm8">
      <style:footer>
        <text:p text:style-name="MP3"/>
      </style:footer>
    </style:master-page>
    <style:master-page style:name="Converted71" style:page-layout-name="Mpm2" style:next-style-name="Converted72">
      <style:header>
        <text:p text:style-name="MP3"/>
      </style:header>
      <style:footer>
        <text:p text:style-name="MP3"/>
      </style:footer>
    </style:master-page>
    <style:master-page style:name="Converted72" style:page-layout-name="Mpm7">
      <style:footer>
        <text:p text:style-name="MP3"/>
      </style:footer>
    </style:master-page>
    <style:master-page style:name="Converted73" style:page-layout-name="Mpm2" style:next-style-name="Converted74">
      <style:header>
        <text:p text:style-name="MP3"/>
      </style:header>
      <style:footer>
        <text:p text:style-name="MP3"/>
      </style:footer>
    </style:master-page>
    <style:master-page style:name="Converted74" style:page-layout-name="Mpm7">
      <style:footer>
        <text:p text:style-name="MP3"/>
      </style:footer>
    </style:master-page>
    <style:master-page style:name="Converted75" style:page-layout-name="Mpm2" style:next-style-name="Converted76">
      <style:header>
        <text:p text:style-name="MP3"/>
      </style:header>
      <style:footer>
        <text:p text:style-name="MP3"/>
      </style:footer>
    </style:master-page>
    <style:master-page style:name="Converted76" style:page-layout-name="Mpm5">
      <style:footer>
        <text:p text:style-name="MP3"/>
      </style:footer>
    </style:master-page>
    <style:master-page style:name="Converted77" style:page-layout-name="Mpm2" style:next-style-name="Converted78">
      <style:header>
        <text:p text:style-name="MP3"/>
      </style:header>
      <style:footer>
        <text:p text:style-name="MP3"/>
      </style:footer>
    </style:master-page>
    <style:master-page style:name="Converted78" style:page-layout-name="Mpm5">
      <style:footer>
        <text:p text:style-name="MP3"/>
      </style:footer>
    </style:master-page>
    <style:master-page style:name="Converted79" style:page-layout-name="Mpm2" style:next-style-name="Converted80">
      <style:header>
        <text:p text:style-name="MP3"/>
      </style:header>
      <style:footer>
        <text:p text:style-name="MP3"/>
      </style:footer>
    </style:master-page>
    <style:master-page style:name="Converted80" style:page-layout-name="Mpm4">
      <style:footer>
        <text:p text:style-name="MP3"/>
      </style:footer>
    </style:master-page>
    <style:master-page style:name="Converted81" style:page-layout-name="Mpm2" style:next-style-name="Converted82">
      <style:header>
        <text:p text:style-name="MP3"/>
      </style:header>
      <style:footer>
        <text:p text:style-name="MP3"/>
      </style:footer>
    </style:master-page>
    <style:master-page style:name="Converted82" style:page-layout-name="Mpm4">
      <style:footer>
        <text:p text:style-name="MP3"/>
      </style:footer>
    </style:master-page>
    <style:master-page style:name="Converted83" style:page-layout-name="Mpm2" style:next-style-name="Converted84">
      <style:header>
        <text:p text:style-name="MP3"/>
      </style:header>
      <style:footer>
        <text:p text:style-name="MP3"/>
      </style:footer>
    </style:master-page>
    <style:master-page style:name="Converted84" style:page-layout-name="Mpm5">
      <style:footer>
        <text:p text:style-name="MP3"/>
      </style:footer>
    </style:master-page>
    <style:master-page style:name="Converted85" style:page-layout-name="Mpm2" style:next-style-name="Converted86">
      <style:header>
        <text:p text:style-name="MP3"/>
      </style:header>
      <style:footer>
        <text:p text:style-name="MP3"/>
      </style:footer>
    </style:master-page>
    <style:master-page style:name="Converted86" style:page-layout-name="Mpm5">
      <style:footer>
        <text:p text:style-name="MP3"/>
      </style:footer>
    </style:master-page>
    <style:master-page style:name="Converted87" style:page-layout-name="Mpm2" style:next-style-name="Converted88">
      <style:header>
        <text:p text:style-name="MP3"/>
      </style:header>
      <style:footer>
        <text:p text:style-name="MP3"/>
      </style:footer>
    </style:master-page>
    <style:master-page style:name="Converted88" style:page-layout-name="Mpm7">
      <style:footer>
        <text:p text:style-name="MP3"/>
      </style:footer>
    </style:master-page>
    <style:master-page style:name="Converted89" style:page-layout-name="Mpm2" style:next-style-name="Converted90">
      <style:header>
        <text:p text:style-name="MP3"/>
      </style:header>
      <style:footer>
        <text:p text:style-name="MP3"/>
      </style:footer>
    </style:master-page>
    <style:master-page style:name="Converted90" style:page-layout-name="Mpm7">
      <style:footer>
        <text:p text:style-name="MP3"/>
      </style:footer>
    </style:master-page>
    <style:master-page style:name="Converted91" style:page-layout-name="Mpm2" style:next-style-name="Converted92">
      <style:header>
        <text:p text:style-name="MP3"/>
      </style:header>
      <style:footer>
        <text:p text:style-name="MP3"/>
      </style:footer>
    </style:master-page>
    <style:master-page style:name="Converted92" style:page-layout-name="Mpm7">
      <style:footer>
        <text:p text:style-name="MP3"/>
      </style:footer>
    </style:master-page>
    <style:master-page style:name="Converted93" style:page-layout-name="Mpm2" style:next-style-name="Converted94">
      <style:header>
        <text:p text:style-name="MP3"/>
      </style:header>
      <style:footer>
        <text:p text:style-name="MP3"/>
      </style:footer>
    </style:master-page>
    <style:master-page style:name="Converted94" style:page-layout-name="Mpm7">
      <style:footer>
        <text:p text:style-name="MP3"/>
      </style:footer>
    </style:master-page>
    <style:master-page style:name="Converted95" style:page-layout-name="Mpm2" style:next-style-name="Converted96">
      <style:header>
        <text:p text:style-name="MP3"/>
      </style:header>
      <style:footer>
        <text:p text:style-name="MP3"/>
      </style:footer>
    </style:master-page>
    <style:master-page style:name="Converted96" style:page-layout-name="Mpm7">
      <style:footer>
        <text:p text:style-name="MP3"/>
      </style:footer>
    </style:master-page>
    <style:master-page style:name="Converted97" style:page-layout-name="Mpm2" style:next-style-name="Converted98">
      <style:header>
        <text:p text:style-name="MP3"/>
      </style:header>
      <style:footer>
        <text:p text:style-name="MP3"/>
      </style:footer>
    </style:master-page>
    <style:master-page style:name="Converted98" style:page-layout-name="Mpm7">
      <style:footer>
        <text:p text:style-name="MP3"/>
      </style:footer>
    </style:master-page>
    <style:master-page style:name="Converted99" style:page-layout-name="Mpm2" style:next-style-name="Converted100">
      <style:header>
        <text:p text:style-name="MP3"/>
      </style:header>
      <style:footer>
        <text:p text:style-name="MP3"/>
      </style:footer>
    </style:master-page>
    <style:master-page style:name="Converted100" style:page-layout-name="Mpm7">
      <style:footer>
        <text:p text:style-name="MP3"/>
      </style:footer>
    </style:master-page>
    <style:master-page style:name="Converted101" style:page-layout-name="Mpm2" style:next-style-name="Converted102">
      <style:header>
        <text:p text:style-name="MP3"/>
      </style:header>
      <style:footer>
        <text:p text:style-name="MP3"/>
      </style:footer>
    </style:master-page>
    <style:master-page style:name="Converted102" style:page-layout-name="Mpm7">
      <style:footer>
        <text:p text:style-name="MP3"/>
      </style:footer>
    </style:master-page>
    <style:master-page style:name="Converted103" style:page-layout-name="Mpm2" style:next-style-name="Converted104">
      <style:header>
        <text:p text:style-name="MP3"/>
      </style:header>
      <style:footer>
        <text:p text:style-name="MP3"/>
      </style:footer>
    </style:master-page>
    <style:master-page style:name="Converted104" style:page-layout-name="Mpm7">
      <style:footer>
        <text:p text:style-name="MP3"/>
      </style:footer>
    </style:master-page>
    <style:master-page style:name="Converted105" style:page-layout-name="Mpm2" style:next-style-name="Converted106">
      <style:header>
        <text:p text:style-name="MP3"/>
      </style:header>
      <style:footer>
        <text:p text:style-name="MP3"/>
      </style:footer>
    </style:master-page>
    <style:master-page style:name="Converted106" style:page-layout-name="Mpm7">
      <style:footer>
        <text:p text:style-name="MP3"/>
      </style:footer>
    </style:master-page>
    <style:master-page style:name="Converted107" style:page-layout-name="Mpm2" style:next-style-name="Converted108">
      <style:header>
        <text:p text:style-name="MP3"/>
      </style:header>
      <style:footer>
        <text:p text:style-name="MP3"/>
      </style:footer>
    </style:master-page>
    <style:master-page style:name="Converted108" style:page-layout-name="Mpm3">
      <style:footer>
        <text:p text:style-name="MP3"/>
      </style:footer>
    </style:master-page>
    <style:master-page style:name="Converted109" style:page-layout-name="Mpm2" style:next-style-name="Converted110">
      <style:header>
        <text:p text:style-name="MP3"/>
      </style:header>
      <style:footer>
        <text:p text:style-name="MP3"/>
      </style:footer>
    </style:master-page>
    <style:master-page style:name="Converted110" style:page-layout-name="Mpm3">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0" meta:object-count="0" meta:page-count="121" meta:paragraph-count="856" meta:word-count="7737" meta:character-count="43728" meta:non-whitespace-character-count="36895"/>
    <meta:generator>LibreOfficeDev/6.0.5.2$Linux_X86_64 LibreOffice_project/</meta:generator>
  </office:meta>
</office:document-meta>
</file>